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ndale Sans UI" svg:font-family="Andale Sans U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WenQuanYi Micro Hei" svg:font-family="WenQuanYi Micro Hei" style:font-family-generic="system" style:font-pitch="variable"/>
    <style:font-face style:name="monospace" svg:font-family="monospace" style:font-family-generic="roman" style:font-pitch="variable"/>
    <style:font-face style:name="DejaVu Sans" svg:font-family="DejaVu Sans" style:font-family-generic="swiss"/>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inherit" svg:font-family="inherit"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OpenSymbol"/>
      </text:list-level-style-bullet>
      <text:list-level-style-bullet text:level="2" text:style-name="WW_CharLFO16LVL2"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OpenSymbol"/>
      </text:list-level-style-bullet>
      <text:list-level-style-bullet text:level="3" text:style-name="WW_CharLFO16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OpenSymbol"/>
      </text:list-level-style-bullet>
      <text:list-level-style-bullet text:level="4" text:style-name="WW_CharLFO16LVL4"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OpenSymbol"/>
      </text:list-level-style-bullet>
      <text:list-level-style-bullet text:level="5" text:style-name="WW_CharLFO16LVL5"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OpenSymbol"/>
      </text:list-level-style-bullet>
      <text:list-level-style-bullet text:level="6" text:style-name="WW_CharLFO16LVL6"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OpenSymbol"/>
      </text:list-level-style-bullet>
      <text:list-level-style-bullet text:level="7" text:style-name="WW_CharLFO16LVL7"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OpenSymbol"/>
      </text:list-level-style-bullet>
      <text:list-level-style-bullet text:level="8" text:style-name="WW_CharLFO16LVL8"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OpenSymbol"/>
      </text:list-level-style-bullet>
      <text:list-level-style-bullet text:level="9" text:style-name="WW_CharLFO16LVL9"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5881in" text:min-label-width="0.25in" text:list-level-position-and-space-mode="label-alignment">
          <style:list-level-label-alignment text:label-followed-by="listtab" fo:margin-left="0.8381in" fo:text-indent="-0.25in"/>
        </style:list-level-properties>
        <style:text-properties style:font-name="OpenSymbol"/>
      </text:list-level-style-bullet>
      <text:list-level-style-bullet text:level="2" text:style-name="WW_CharLFO17LVL2" text:bullet-char="◦">
        <style:list-level-properties text:space-before="0.8381in" text:min-label-width="0.25in" text:list-level-position-and-space-mode="label-alignment">
          <style:list-level-label-alignment text:label-followed-by="listtab" fo:margin-left="1.0881in" fo:text-indent="-0.25in"/>
        </style:list-level-properties>
        <style:text-properties style:font-name="OpenSymbol"/>
      </text:list-level-style-bullet>
      <text:list-level-style-bullet text:level="3" text:style-name="WW_CharLFO17LVL3" text:bullet-char="▪">
        <style:list-level-properties text:space-before="1.0881in" text:min-label-width="0.25in" text:list-level-position-and-space-mode="label-alignment">
          <style:list-level-label-alignment text:label-followed-by="listtab" fo:margin-left="1.3381in" fo:text-indent="-0.25in"/>
        </style:list-level-properties>
        <style:text-properties style:font-name="OpenSymbol"/>
      </text:list-level-style-bullet>
      <text:list-level-style-bullet text:level="4" text:style-name="WW_CharLFO17LVL4" text:bullet-char="•">
        <style:list-level-properties text:space-before="1.3381in" text:min-label-width="0.25in" text:list-level-position-and-space-mode="label-alignment">
          <style:list-level-label-alignment text:label-followed-by="listtab" fo:margin-left="1.5881in" fo:text-indent="-0.25in"/>
        </style:list-level-properties>
        <style:text-properties style:font-name="OpenSymbol"/>
      </text:list-level-style-bullet>
      <text:list-level-style-bullet text:level="5" text:style-name="WW_CharLFO17LVL5" text:bullet-char="◦">
        <style:list-level-properties text:space-before="1.5881in" text:min-label-width="0.25in" text:list-level-position-and-space-mode="label-alignment">
          <style:list-level-label-alignment text:label-followed-by="listtab" fo:margin-left="1.8381in" fo:text-indent="-0.25in"/>
        </style:list-level-properties>
        <style:text-properties style:font-name="OpenSymbol"/>
      </text:list-level-style-bullet>
      <text:list-level-style-bullet text:level="6" text:style-name="WW_CharLFO17LVL6" text:bullet-char="▪">
        <style:list-level-properties text:space-before="1.8381in" text:min-label-width="0.25in" text:list-level-position-and-space-mode="label-alignment">
          <style:list-level-label-alignment text:label-followed-by="listtab" fo:margin-left="2.0881in" fo:text-indent="-0.25in"/>
        </style:list-level-properties>
        <style:text-properties style:font-name="OpenSymbol"/>
      </text:list-level-style-bullet>
      <text:list-level-style-bullet text:level="7" text:style-name="WW_CharLFO17LVL7" text:bullet-char="•">
        <style:list-level-properties text:space-before="2.0881in" text:min-label-width="0.25in" text:list-level-position-and-space-mode="label-alignment">
          <style:list-level-label-alignment text:label-followed-by="listtab" fo:margin-left="2.3381in" fo:text-indent="-0.25in"/>
        </style:list-level-properties>
        <style:text-properties style:font-name="OpenSymbol"/>
      </text:list-level-style-bullet>
      <text:list-level-style-bullet text:level="8" text:style-name="WW_CharLFO17LVL8" text:bullet-char="◦">
        <style:list-level-properties text:space-before="2.3381in" text:min-label-width="0.25in" text:list-level-position-and-space-mode="label-alignment">
          <style:list-level-label-alignment text:label-followed-by="listtab" fo:margin-left="2.5881in" fo:text-indent="-0.25in"/>
        </style:list-level-properties>
        <style:text-properties style:font-name="OpenSymbol"/>
      </text:list-level-style-bullet>
      <text:list-level-style-bullet text:level="9" text:style-name="WW_CharLFO17LVL9" text:bullet-char="▪">
        <style:list-level-properties text:space-before="2.5881in" text:min-label-width="0.25in" text:list-level-position-and-space-mode="label-alignment">
          <style:list-level-label-alignment text:label-followed-by="listtab" fo:margin-left="2.8381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918in"/>
        </style:tab-stops>
      </style:paragraph-properties>
    </style:style>
    <style:style style:name="P2"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3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3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3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3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3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3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0"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4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2"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4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4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6"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4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4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4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50" style:parent-style-name="Hyperlink" style:family="text">
      <style:text-properties style:font-name="WenQuanYi Micro Hei" style:font-name-asian="WenQuanYi Micro Hei"/>
    </style:style>
    <style:style style:name="P5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5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5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5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5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5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6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6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6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5"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6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6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6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7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7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7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5"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7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7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79"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8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8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7"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8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8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9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9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9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5"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9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9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99"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0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0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0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0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1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1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1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15"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1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17" style:parent-style-name="Hyperlink" style:family="text">
      <style:text-properties style:font-name="Liberation Mono" style:font-name-asian="Liberation Mono" style:font-name-complex="Liberation Mono"/>
    </style:style>
    <style:style style:name="P118"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1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2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2"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2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6"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2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2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2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0"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3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2"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3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4"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3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3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3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3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4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2"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4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4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46"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4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48" style:parent-style-name="Hyperlink" style:family="text">
      <style:text-properties style:font-name="DengXian" style:font-name-asian="DengXian" style:language-asian="zh" style:country-asian="CN"/>
    </style:style>
    <style:style style:name="P14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5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1"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15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5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5"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5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7"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15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59"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6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6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3"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6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5"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6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6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69"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7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7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7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5"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7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7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79"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8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81"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18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83" style:parent-style-name="Hyperlink" style:family="text">
      <style:text-properties style:font-name="Liberation Mono" style:font-name-asian="Liberation Mono" style:font-name-complex="Liberation Mono"/>
    </style:style>
    <style:style style:name="P184"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8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86" style:parent-style-name="Hyperlink" style:family="text">
      <style:text-properties style:font-name="Liberation Mono" style:font-name-asian="Liberation Mono" style:font-name-complex="Liberation Mono"/>
    </style:style>
    <style:style style:name="P187"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8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89" style:parent-style-name="Hyperlink" style:family="text">
      <style:text-properties style:font-name="Liberation Mono" style:font-name-asian="Liberation Mono" style:font-name-complex="Liberation Mono"/>
    </style:style>
    <style:style style:name="T190" style:parent-style-name="Hyperlink" style:family="text">
      <style:text-properties style:font-name="Liberation Mono" style:font-name-asian="Liberation Mono" style:font-name-complex="Liberation Mono"/>
    </style:style>
    <style:style style:name="P19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19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3"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19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195"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19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197" style:parent-style-name="Hyperlink" style:family="text">
      <style:text-properties style:font-name="Liberation Mono" style:font-name-asian="Liberation Mono" style:font-name-complex="Liberation Mono"/>
    </style:style>
    <style:style style:name="P198"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19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0"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01"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2"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03"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04" style:parent-style-name="Hyperlink" style:family="text">
      <style:text-properties style:font-name="Liberation Mono" style:font-name-asian="Liberation Mono" style:font-name-complex="Liberation Mono"/>
    </style:style>
    <style:style style:name="T205" style:parent-style-name="Hyperlink" style:family="text">
      <style:text-properties style:font-name="Liberation Mono" style:font-name-asian="Liberation Mono" style:font-name-complex="Liberation Mono"/>
    </style:style>
    <style:style style:name="P206"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07"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08"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09"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10" style:parent-style-name="Hyperlink" style:family="text">
      <style:text-properties style:font-name="monospace" style:font-name-asian="Liberation Mono" style:font-name-complex="Liberation Mono"/>
    </style:style>
    <style:style style:name="P211"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1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3" style:parent-style-name="TOC3" style:family="paragraph">
      <style:paragraph-properties>
        <style:tab-stops>
          <style:tab-stop style:type="right" style:leader-style="dotted" style:leader-text="." style:position="0.5833in"/>
          <style:tab-stop style:type="right" style:leader-style="dotted" style:leader-text="." style:position="6.5847in"/>
        </style:tab-stops>
      </style:paragraph-properties>
    </style:style>
    <style:style style:name="T214"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5"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16"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7" style:parent-style-name="TOC2" style:family="paragraph">
      <style:paragraph-properties>
        <style:tab-stops>
          <style:tab-stop style:type="right" style:leader-style="dotted" style:leader-text="." style:position="0.4444in"/>
          <style:tab-stop style:type="right" style:leader-style="dotted" style:leader-text="." style:position="6.7513in"/>
        </style:tab-stops>
      </style:paragraph-properties>
    </style:style>
    <style:style style:name="T21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19" style:parent-style-name="TOC1" style:family="paragraph">
      <style:paragraph-properties>
        <style:tab-stops>
          <style:tab-stop style:type="right" style:leader-style="dotted" style:leader-text="." style:position="0.3333in"/>
          <style:tab-stop style:type="right" style:leader-style="dotted" style:leader-text="." style:position="6.918in"/>
        </style:tab-stops>
      </style:paragraph-properties>
    </style:style>
    <style:style style:name="T220"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P221"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22"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23" style:parent-style-name="Hyperlink" style:family="text">
      <style:text-properties style:font-name="Liberation Mono" style:font-name-asian="Liberation Mono" style:font-name-complex="Liberation Mono"/>
    </style:style>
    <style:style style:name="P224"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25"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26" style:parent-style-name="Hyperlink" style:family="text">
      <style:text-properties style:font-name="Liberation Mono" style:font-name-asian="Liberation Mono" style:font-name-complex="Liberation Mono"/>
    </style:style>
    <style:style style:name="P227" style:parent-style-name="TOC2" style:family="paragraph">
      <style:paragraph-properties>
        <style:tab-stops>
          <style:tab-stop style:type="right" style:leader-style="dotted" style:leader-text="." style:position="0.5972in"/>
          <style:tab-stop style:type="right" style:leader-style="dotted" style:leader-text="." style:position="6.7513in"/>
        </style:tab-stops>
      </style:paragraph-properties>
    </style:style>
    <style:style style:name="T228" style:parent-style-name="DefaultParagraphFont" style:family="text">
      <style:text-properties style:font-name="Calibri" style:font-name-asian="DengXian" style:font-name-complex="Times New Roman" style:letter-kerning="false" fo:font-size="11pt" style:font-size-asian="11pt" style:font-size-complex="11pt" style:language-asian="zh" style:country-asian="CN" style:language-complex="ar" style:country-complex="SA"/>
    </style:style>
    <style:style style:name="T229" style:parent-style-name="Hyperlink" style:family="text">
      <style:text-properties style:font-name="Liberation Mono" style:font-name-asian="Liberation Mono" style:font-name-complex="Liberation Mono"/>
    </style:style>
    <style:style style:name="T230" style:parent-style-name="Hyperlink" style:family="text">
      <style:text-properties style:font-name="Liberation Mono" style:font-name-asian="Liberation Mono" style:font-name-complex="Liberation Mono"/>
    </style:style>
    <style:style style:name="P231" style:parent-style-name="Normal" style:family="paragraph">
      <style:text-properties style:font-name="Arial" style:font-name-asian="Andale Sans UI" fo:font-weight="bold" style:font-weight-asian="bold" style:font-weight-complex="bold" fo:font-size="14pt" style:font-size-asian="14pt" style:font-size-complex="14pt" fo:hyphenate="true"/>
    </style:style>
    <style:style style:name="P232" style:parent-style-name="Normal" style:family="paragraph">
      <style:paragraph-properties fo:break-before="page"/>
      <style:text-properties fo:hyphenate="true"/>
    </style:style>
    <style:style style:name="P233" style:parent-style-name="Heading1" style:family="paragraph">
      <style:paragraph-properties fo:margin-left="0.3in">
        <style:tab-stops/>
      </style:paragraph-properties>
    </style:style>
    <style:style style:name="T234" style:parent-style-name="SourceText" style:family="text">
      <style:text-properties style:font-name="monospace" fo:color="#000000" fo:background-color="#FFFFFF"/>
    </style:style>
    <style:style style:name="T235" style:parent-style-name="SourceText" style:family="text">
      <style:text-properties style:font-name="monospace"/>
    </style:style>
    <style:style style:name="T236" style:parent-style-name="SourceText" style:family="text">
      <style:text-properties style:font-name="monospace"/>
    </style:style>
    <style:style style:name="T237" style:parent-style-name="SourceText" style:family="text">
      <style:text-properties style:font-name="monospace"/>
    </style:style>
    <style:style style:name="P238" style:parent-style-name="PreformattedText" style:family="paragraph">
      <style:paragraph-properties fo:margin-bottom="0.1965in"/>
    </style:style>
    <style:style style:name="T239" style:parent-style-name="DefaultParagraphFont" style:family="text">
      <style:text-properties style:font-name="monospace" fo:color="#000000" fo:background-color="#FFFFFF"/>
    </style:style>
    <style:style style:name="T240" style:parent-style-name="DefaultParagraphFont" style:family="text">
      <style:text-properties style:font-name="monospace"/>
    </style:style>
    <style:style style:name="T241" style:parent-style-name="DefaultParagraphFont" style:family="text">
      <style:text-properties style:font-name="monospace"/>
    </style:style>
    <style:style style:name="T242" style:parent-style-name="DefaultParagraphFont" style:family="text">
      <style:text-properties style:font-name="monospace"/>
    </style:style>
    <style:style style:name="T243" style:parent-style-name="DefaultParagraphFont" style:family="text">
      <style:text-properties style:font-name="monospace"/>
    </style:style>
    <style:style style:name="P244" style:parent-style-name="Textbody" style:family="paragraph">
      <style:text-properties style:font-name="monospace"/>
    </style:style>
    <style:style style:name="P245" style:parent-style-name="Textbody" style:family="paragraph">
      <style:text-properties style:font-name="monospace"/>
    </style:style>
    <style:style style:name="P246" style:parent-style-name="Textbody" style:family="paragraph">
      <style:text-properties style:font-name="monospace" fo:color="#000000" fo:background-color="#FFFFFF"/>
    </style:style>
    <style:style style:name="P247" style:parent-style-name="Textbody" style:family="paragraph">
      <style:text-properties style:font-name="monospace" fo:color="#000000" fo:background-color="#FFFFFF"/>
    </style:style>
    <style:style style:name="P248" style:parent-style-name="Textbody" style:family="paragraph">
      <style:text-properties style:font-name="monospace"/>
    </style:style>
    <style:style style:name="P249" style:parent-style-name="Textbody" style:family="paragraph">
      <style:text-properties style:font-name="monospace"/>
    </style:style>
    <style:style style:name="T250" style:parent-style-name="DefaultParagraphFont" style:family="text">
      <style:text-properties style:font-name="monospace" fo:color="#000000" fo:background-color="#FFFFFF"/>
    </style:style>
    <style:style style:name="T251" style:parent-style-name="DefaultParagraphFont" style:family="text">
      <style:text-properties style:font-name="monospace"/>
    </style:style>
    <style:style style:name="T252" style:parent-style-name="DefaultParagraphFont" style:family="text">
      <style:text-properties style:font-name="monospace"/>
    </style:style>
    <style:style style:name="T253" style:parent-style-name="DefaultParagraphFont" style:family="text">
      <style:text-properties style:font-name="monospace"/>
    </style:style>
    <style:style style:name="T254" style:parent-style-name="DefaultParagraphFont" style:family="text">
      <style:text-properties style:font-name="monospace"/>
    </style:style>
    <style:style style:name="P255" style:parent-style-name="Textbody" style:family="paragraph">
      <style:text-properties style:font-name="monospace"/>
    </style:style>
    <style:style style:name="P256" style:parent-style-name="Textbody" style:family="paragraph">
      <style:text-properties style:font-name="monospace"/>
    </style:style>
    <style:style style:name="TableColumn258" style:family="table-column">
      <style:table-column-properties style:column-width="4.9423in" style:use-optimal-column-width="false"/>
    </style:style>
    <style:style style:name="TableColumn259" style:family="table-column">
      <style:table-column-properties style:column-width="0.5784in" style:use-optimal-column-width="false"/>
    </style:style>
    <style:style style:name="Table257" style:family="table">
      <style:table-properties style:width="5.5208in" fo:margin-left="0in" table:align="left"/>
    </style:style>
    <style:style style:name="TableRow260" style:family="table-row">
      <style:table-row-properties style:use-optimal-row-height="false"/>
    </style:style>
    <style:style style:name="TableCell26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262" style:family="table-cell">
      <style:table-cell-properties fo:border="0.0034in solid #000000" style:writing-mode="lr-tb" style:vertical-align="middle" fo:padding-top="0.0381in" fo:padding-left="0.0381in" fo:padding-bottom="0.0381in" fo:padding-right="0.0381in"/>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6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6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75" style:parent-style-name="Textbody" style:family="paragraph">
      <style:paragraph-properties fo:text-indent="0.1666in"/>
    </style:style>
    <style:style style:name="P276" style:parent-style-name="Textbody" style:family="paragraph">
      <style:paragraph-properties fo:text-indent="0.1666in"/>
    </style:style>
    <style:style style:name="P277" style:parent-style-name="Textbody" style:family="paragraph">
      <style:paragraph-properties fo:text-indent="0.1666in"/>
    </style:style>
    <style:style style:name="P278" style:parent-style-name="Textbody" style:family="paragraph">
      <style:paragraph-properties fo:text-indent="0.1666in"/>
    </style:style>
    <style:style style:name="P279" style:parent-style-name="Textbody" style:family="paragraph">
      <style:paragraph-properties fo:text-indent="0.1666in"/>
    </style:style>
    <style:style style:name="P280" style:parent-style-name="Textbody" style:family="paragraph">
      <style:paragraph-properties fo:text-indent="0.1666in"/>
    </style:style>
    <style:style style:name="P281" style:parent-style-name="Textbody" style:family="paragraph">
      <style:paragraph-properties fo:text-indent="0.1666in"/>
    </style:style>
    <style:style style:name="P282" style:parent-style-name="Textbody" style:family="paragraph">
      <style:text-properties style:font-name="WenQuanYi Micro Hei" style:font-name-asian="WenQuanYi Micro Hei"/>
    </style:style>
    <style:style style:name="T283" style:parent-style-name="DefaultParagraphFont" style:family="text">
      <style:text-properties style:font-name="monospace" fo:color="#000000" fo:font-size="10pt" style:font-size-asian="10pt" fo:background-color="#E8F2FE"/>
    </style:style>
    <style:style style:name="T284" style:parent-style-name="DefaultParagraphFont" style:family="text">
      <style:text-properties style:font-name="monospace" fo:color="#000000" fo:font-size="10pt" style:font-size-asian="10pt" fo:background-color="#E8F2FE"/>
    </style:style>
    <style:style style:name="T285" style:parent-style-name="DefaultParagraphFont" style:family="text">
      <style:text-properties style:font-name="monospace" fo:color="#000000" fo:font-size="10pt" style:font-size-asian="10pt" fo:background-color="#E8F2FE"/>
    </style:style>
    <style:style style:name="P286" style:parent-style-name="Textbody" style:family="paragraph">
      <style:text-properties style:font-name="WenQuanYi Micro Hei" style:font-name-asian="WenQuanYi Micro Hei"/>
    </style:style>
    <style:style style:name="T287" style:parent-style-name="DefaultParagraphFont" style:family="text">
      <style:text-properties style:font-name="WenQuanYi Micro Hei" style:font-name-asian="WenQuanYi Micro Hei"/>
    </style:style>
    <style:style style:name="T288" style:parent-style-name="DefaultParagraphFont" style:family="text">
      <style:text-properties style:font-name="DejaVu Sans" style:font-name-asian="Andale Sans UI"/>
    </style:style>
    <style:style style:name="T289" style:parent-style-name="DefaultParagraphFont" style:family="text">
      <style:text-properties style:font-name="monospace" fo:font-weight="bold" style:font-weight-asian="bold" fo:color="#7F0055" fo:font-size="10pt" style:font-size-asian="10pt"/>
    </style:style>
    <style:style style:name="T290" style:parent-style-name="DefaultParagraphFont" style:family="text">
      <style:text-properties style:font-name="monospace" fo:color="#000000" fo:font-size="10pt" style:font-size-asian="10pt"/>
    </style:style>
    <style:style style:name="T291" style:parent-style-name="DefaultParagraphFont" style:family="text">
      <style:text-properties style:font-name="monospace" fo:color="#2A00FF" fo:font-size="10pt" style:font-size-asian="10pt"/>
    </style:style>
    <style:style style:name="T292" style:parent-style-name="DefaultParagraphFont" style:family="text">
      <style:text-properties style:font-name="monospace" fo:font-weight="bold" style:font-weight-asian="bold" fo:color="#7F0055" fo:font-size="10pt" style:font-size-asian="10pt"/>
    </style:style>
    <style:style style:name="T293" style:parent-style-name="DefaultParagraphFont" style:family="text">
      <style:text-properties style:font-name="monospace" fo:color="#000000" fo:font-size="10pt" style:font-size-asian="10pt"/>
    </style:style>
    <style:style style:name="T294" style:parent-style-name="DefaultParagraphFont" style:family="text">
      <style:text-properties style:font-name="monospace" fo:font-weight="bold" style:font-weight-asian="bold" fo:color="#7F0055" fo:font-size="10pt" style:font-size-asian="10pt"/>
    </style:style>
    <style:style style:name="T295" style:parent-style-name="DefaultParagraphFont" style:family="text">
      <style:text-properties style:font-name="monospace" fo:color="#000000" fo:font-size="10pt" style:font-size-asian="10pt"/>
    </style:style>
    <style:style style:name="P296" style:parent-style-name="Standard" style:family="paragraph">
      <style:text-properties style:font-name="monospace" fo:font-size="10pt" style:font-size-asian="10pt"/>
    </style:style>
    <style:style style:name="T297" style:parent-style-name="DefaultParagraphFont" style:family="text">
      <style:text-properties style:font-name="monospace" fo:font-weight="bold" style:font-weight-asian="bold" fo:color="#7F0055" fo:font-size="10pt" style:font-size-asian="10pt"/>
    </style:style>
    <style:style style:name="T298" style:parent-style-name="DefaultParagraphFont" style:family="text">
      <style:text-properties style:font-name="monospace" fo:color="#000000" fo:font-size="10pt" style:font-size-asian="10pt"/>
    </style:style>
    <style:style style:name="T299" style:parent-style-name="DefaultParagraphFont" style:family="text">
      <style:text-properties style:font-name="monospace" fo:font-weight="bold" style:font-weight-asian="bold" fo:color="#000000" fo:font-size="10pt" style:font-size-asian="10pt"/>
    </style:style>
    <style:style style:name="T300" style:parent-style-name="DefaultParagraphFont" style:family="text">
      <style:text-properties style:font-name="monospace" fo:color="#000000" fo:font-size="10pt" style:font-size-asian="10pt"/>
    </style:style>
    <style:style style:name="P301" style:parent-style-name="Standard" style:family="paragraph">
      <style:text-properties style:font-name="monospace" fo:font-size="10pt" style:font-size-asian="10pt"/>
    </style:style>
    <style:style style:name="T302" style:parent-style-name="DefaultParagraphFont" style:family="text">
      <style:text-properties style:font-name="monospace" fo:color="#000000" fo:font-size="10pt" style:font-size-asian="10pt"/>
    </style:style>
    <style:style style:name="T303" style:parent-style-name="DefaultParagraphFont" style:family="text">
      <style:text-properties style:font-name="monospace" fo:font-weight="bold" style:font-weight-asian="bold" fo:color="#7F0055" fo:font-size="10pt" style:font-size-asian="10pt"/>
    </style:style>
    <style:style style:name="T304" style:parent-style-name="DefaultParagraphFont" style:family="text">
      <style:text-properties style:font-name="monospace" fo:color="#000000" fo:font-size="10pt" style:font-size-asian="10pt"/>
    </style:style>
    <style:style style:name="T305" style:parent-style-name="DefaultParagraphFont" style:family="text">
      <style:text-properties style:font-name="monospace" fo:color="#000000" fo:font-size="10pt" style:font-size-asian="10pt"/>
    </style:style>
    <style:style style:name="T306" style:parent-style-name="DefaultParagraphFont" style:family="text">
      <style:text-properties style:font-name="monospace" fo:font-weight="bold" style:font-weight-asian="bold" fo:color="#7F0055" fo:font-size="10pt" style:font-size-asian="10pt"/>
    </style:style>
    <style:style style:name="T307" style:parent-style-name="DefaultParagraphFont" style:family="text">
      <style:text-properties style:font-name="monospace" fo:color="#000000" fo:font-size="10pt" style:font-size-asian="10pt"/>
    </style:style>
    <style:style style:name="T308" style:parent-style-name="DefaultParagraphFont" style:family="text">
      <style:text-properties style:font-name="monospace" fo:font-weight="bold" style:font-weight-asian="bold" fo:color="#7F0055" fo:font-size="10pt" style:font-size-asian="10pt"/>
    </style:style>
    <style:style style:name="T309" style:parent-style-name="DefaultParagraphFont" style:family="text">
      <style:text-properties style:font-name="monospace" fo:color="#000000" fo:font-size="10pt" style:font-size-asian="10pt"/>
    </style:style>
    <style:style style:name="P310" style:parent-style-name="Standard" style:family="paragraph">
      <style:text-properties style:font-name="monospace" fo:font-size="10pt" style:font-size-asian="10pt"/>
    </style:style>
    <style:style style:name="T311" style:parent-style-name="DefaultParagraphFont" style:family="text">
      <style:text-properties style:font-name="monospace" fo:color="#000000" fo:font-size="10pt" style:font-size-asian="10pt"/>
    </style:style>
    <style:style style:name="T312" style:parent-style-name="DefaultParagraphFont" style:family="text">
      <style:text-properties style:font-name="monospace" fo:font-weight="bold" style:font-weight-asian="bold" fo:color="#7F0055" fo:font-size="10pt" style:font-size-asian="10pt"/>
    </style:style>
    <style:style style:name="T313" style:parent-style-name="DefaultParagraphFont" style:family="text">
      <style:text-properties style:font-name="monospace" fo:color="#000000" fo:font-size="10pt" style:font-size-asian="10pt"/>
    </style:style>
    <style:style style:name="T314" style:parent-style-name="DefaultParagraphFont" style:family="text">
      <style:text-properties style:font-name="monospace" fo:color="#000000" fo:font-size="10pt" style:font-size-asian="10pt"/>
    </style:style>
    <style:style style:name="T315" style:parent-style-name="DefaultParagraphFont" style:family="text">
      <style:text-properties style:font-name="monospace" fo:font-weight="bold" style:font-weight-asian="bold" fo:color="#7F0055" fo:font-size="10pt" style:font-size-asian="10pt"/>
    </style:style>
    <style:style style:name="T316" style:parent-style-name="DefaultParagraphFont" style:family="text">
      <style:text-properties style:font-name="monospace" fo:color="#000000" fo:font-size="10pt" style:font-size-asian="10pt"/>
    </style:style>
    <style:style style:name="T317" style:parent-style-name="DefaultParagraphFont" style:family="text">
      <style:text-properties style:font-name="monospace" fo:color="#000000" fo:font-size="10pt" style:font-size-asian="10pt"/>
    </style:style>
    <style:style style:name="P318" style:parent-style-name="Standard" style:family="paragraph">
      <style:text-properties style:font-name="monospace" fo:font-size="10pt" style:font-size-asian="10pt"/>
    </style:style>
    <style:style style:name="P319" style:parent-style-name="Standard" style:family="paragraph">
      <style:text-properties style:font-name="monospace" fo:color="#000000" fo:font-size="10pt" style:font-size-asian="10pt"/>
    </style:style>
    <style:style style:name="P320" style:parent-style-name="Standard" style:family="paragraph">
      <style:text-properties style:font-name="monospace" fo:color="#000000" fo:font-size="10pt" style:font-size-asian="10pt"/>
    </style:style>
    <style:style style:name="P321" style:parent-style-name="Standard" style:family="paragraph">
      <style:text-properties style:font-name="monospace" fo:font-size="10pt" style:font-size-asian="10pt"/>
    </style:style>
    <style:style style:name="T322" style:parent-style-name="DefaultParagraphFont" style:family="text">
      <style:text-properties style:font-name="monospace" fo:color="#000000" fo:font-size="10pt" style:font-size-asian="10pt"/>
    </style:style>
    <style:style style:name="T323" style:parent-style-name="DefaultParagraphFont" style:family="text">
      <style:text-properties style:font-name="monospace" fo:color="#2A00FF" fo:font-size="10pt" style:font-size-asian="10pt"/>
    </style:style>
    <style:style style:name="T324" style:parent-style-name="DefaultParagraphFont" style:family="text">
      <style:text-properties style:font-name="monospace" fo:color="#000000" fo:font-size="10pt" style:font-size-asian="10pt"/>
    </style:style>
    <style:style style:name="T325" style:parent-style-name="DefaultParagraphFont" style:family="text">
      <style:text-properties style:font-name="monospace" fo:font-weight="bold" style:font-weight-asian="bold" fo:color="#642880" fo:font-size="10pt" style:font-size-asian="10pt"/>
    </style:style>
    <style:style style:name="T326" style:parent-style-name="DefaultParagraphFont" style:family="text">
      <style:text-properties style:font-name="monospace" fo:color="#000000" fo:font-size="10pt" style:font-size-asian="10pt"/>
    </style:style>
    <style:style style:name="T327" style:parent-style-name="DefaultParagraphFont" style:family="text">
      <style:text-properties style:font-name="monospace" fo:color="#000000" fo:font-size="10pt" style:font-size-asian="10pt"/>
    </style:style>
    <style:style style:name="T328" style:parent-style-name="DefaultParagraphFont" style:family="text">
      <style:text-properties style:font-name="monospace" fo:color="#2A00FF" fo:font-size="10pt" style:font-size-asian="10pt"/>
    </style:style>
    <style:style style:name="T329" style:parent-style-name="DefaultParagraphFont" style:family="text">
      <style:text-properties style:font-name="monospace" fo:color="#000000" fo:font-size="10pt" style:font-size-asian="10pt"/>
    </style:style>
    <style:style style:name="T330" style:parent-style-name="DefaultParagraphFont" style:family="text">
      <style:text-properties style:font-name="monospace" fo:font-weight="bold" style:font-weight-asian="bold" fo:color="#642880" fo:font-size="10pt" style:font-size-asian="10pt"/>
    </style:style>
    <style:style style:name="T331" style:parent-style-name="DefaultParagraphFont" style:family="text">
      <style:text-properties style:font-name="monospace" fo:color="#000000" fo:font-size="10pt" style:font-size-asian="10pt"/>
    </style:style>
    <style:style style:name="P332" style:parent-style-name="Standard" style:family="paragraph">
      <style:text-properties style:font-name="monospace" fo:font-size="10pt" style:font-size-asian="10pt"/>
    </style:style>
    <style:style style:name="T333" style:parent-style-name="DefaultParagraphFont" style:family="text">
      <style:text-properties style:font-name="monospace" fo:color="#000000" fo:font-size="10pt" style:font-size-asian="10pt"/>
    </style:style>
    <style:style style:name="T334" style:parent-style-name="DefaultParagraphFont" style:family="text">
      <style:text-properties style:font-name="monospace" fo:color="#2A00FF" fo:font-size="10pt" style:font-size-asian="10pt"/>
    </style:style>
    <style:style style:name="T335" style:parent-style-name="DefaultParagraphFont" style:family="text">
      <style:text-properties style:font-name="monospace" fo:color="#000000" fo:font-size="10pt" style:font-size-asian="10pt"/>
    </style:style>
    <style:style style:name="T336" style:parent-style-name="DefaultParagraphFont" style:family="text">
      <style:text-properties style:font-name="monospace" fo:font-weight="bold" style:font-weight-asian="bold" fo:color="#642880" fo:font-size="10pt" style:font-size-asian="10pt"/>
    </style:style>
    <style:style style:name="T337" style:parent-style-name="DefaultParagraphFont" style:family="text">
      <style:text-properties style:font-name="monospace" fo:color="#000000" fo:font-size="10pt" style:font-size-asian="10pt"/>
    </style:style>
    <style:style style:name="T338" style:parent-style-name="DefaultParagraphFont" style:family="text">
      <style:text-properties style:font-name="monospace" fo:color="#000000" fo:font-size="10pt" style:font-size-asian="10pt"/>
    </style:style>
    <style:style style:name="T339" style:parent-style-name="DefaultParagraphFont" style:family="text">
      <style:text-properties style:font-name="monospace" fo:color="#2A00FF" fo:font-size="10pt" style:font-size-asian="10pt"/>
    </style:style>
    <style:style style:name="T340" style:parent-style-name="DefaultParagraphFont" style:family="text">
      <style:text-properties style:font-name="monospace" fo:color="#000000" fo:font-size="10pt" style:font-size-asian="10pt"/>
    </style:style>
    <style:style style:name="T341" style:parent-style-name="DefaultParagraphFont" style:family="text">
      <style:text-properties style:font-name="monospace" fo:font-weight="bold" style:font-weight-asian="bold" fo:color="#642880" fo:font-size="10pt" style:font-size-asian="10pt"/>
    </style:style>
    <style:style style:name="T342" style:parent-style-name="DefaultParagraphFont" style:family="text">
      <style:text-properties style:font-name="monospace" fo:color="#000000" fo:font-size="10pt" style:font-size-asian="10pt"/>
    </style:style>
    <style:style style:name="P343" style:parent-style-name="Standard" style:family="paragraph">
      <style:text-properties style:font-name="monospace" fo:font-size="10pt" style:font-size-asian="10pt"/>
    </style:style>
    <style:style style:name="T344" style:parent-style-name="DefaultParagraphFont" style:family="text">
      <style:text-properties style:font-name="monospace" fo:color="#000000" fo:font-size="10pt" style:font-size-asian="10pt"/>
    </style:style>
    <style:style style:name="T345" style:parent-style-name="DefaultParagraphFont" style:family="text">
      <style:text-properties style:font-name="monospace" fo:font-weight="bold" style:font-weight-asian="bold" fo:color="#7F0055" fo:font-size="10pt" style:font-size-asian="10pt"/>
    </style:style>
    <style:style style:name="T346" style:parent-style-name="DefaultParagraphFont" style:family="text">
      <style:text-properties style:font-name="monospace" fo:color="#000000" fo:font-size="10pt" style:font-size-asian="10pt"/>
    </style:style>
    <style:style style:name="P347" style:parent-style-name="Standard" style:family="paragraph">
      <style:text-properties style:font-name="monospace" fo:color="#000000" fo:font-size="10pt" style:font-size-asian="10pt"/>
    </style:style>
    <style:style style:name="P348" style:parent-style-name="Standard" style:family="paragraph">
      <style:text-properties style:font-name="monospace" fo:color="#000000" fo:font-size="10pt" style:font-size-asian="10pt"/>
    </style:style>
    <style:style style:name="P349" style:parent-style-name="Standard" style:family="paragraph">
      <style:text-properties style:font-name="monospace" fo:color="#000000" fo:font-size="10pt" style:font-size-asian="10pt"/>
    </style:style>
    <style:style style:name="P350" style:parent-style-name="Standard" style:family="paragraph">
      <style:text-properties style:font-name="monospace" fo:color="#000000" fo:font-size="10pt" style:font-size-asian="10pt"/>
    </style:style>
    <style:style style:name="P351" style:parent-style-name="Standard" style:family="paragraph">
      <style:text-properties style:font-name="monospace" fo:color="#000000" fo:font-size="10pt" style:font-size-asian="10pt"/>
    </style:style>
    <style:style style:name="P352" style:parent-style-name="Standard" style:family="paragraph">
      <style:text-properties style:font-name="monospace" fo:color="#000000" fo:font-size="10pt" style:font-size-asian="10pt"/>
    </style:style>
    <style:style style:name="P353" style:parent-style-name="Standard" style:family="paragraph">
      <style:text-properties style:font-name="monospace" fo:color="#000000" fo:font-size="10pt" style:font-size-asian="10pt"/>
    </style:style>
    <style:style style:name="P354" style:parent-style-name="Standard" style:family="paragraph">
      <style:text-properties style:font-name="monospace" fo:color="#000000" fo:font-size="10pt" style:font-size-asian="10pt"/>
    </style:style>
    <style:style style:name="P355" style:parent-style-name="Standard" style:family="paragraph">
      <style:text-properties style:font-name="monospace" fo:color="#000000" fo:font-size="10pt" style:font-size-asian="10pt"/>
    </style:style>
    <style:style style:name="P356" style:parent-style-name="Standard" style:family="paragraph">
      <style:text-properties style:font-name="monospace" fo:color="#000000" fo:font-size="10pt" style:font-size-asian="10pt"/>
    </style:style>
    <style:style style:name="P357" style:parent-style-name="Standard" style:family="paragraph">
      <style:text-properties style:font-name="monospace" fo:color="#000000" fo:font-size="10pt" style:font-size-asian="10pt"/>
    </style:style>
    <style:style style:name="P358" style:parent-style-name="Standard" style:family="paragraph">
      <style:text-properties style:font-name="monospace" fo:color="#000000" fo:font-size="10pt" style:font-size-asian="10pt"/>
    </style:style>
    <style:style style:name="P359" style:parent-style-name="Standard" style:family="paragraph">
      <style:text-properties style:font-name="monospace" fo:color="#000000" fo:font-size="10pt" style:font-size-asian="10pt"/>
    </style:style>
    <style:style style:name="T360" style:parent-style-name="DefaultParagraphFont" style:family="text">
      <style:text-properties style:font-name="monospace" fo:color="#000000" fo:font-size="10pt" style:font-size-asian="10pt"/>
    </style:style>
    <style:style style:name="T361" style:parent-style-name="DefaultParagraphFont" style:family="text">
      <style:text-properties style:font-name="monospace" fo:color="#000000" fo:font-size="10pt" style:font-size-asian="10pt"/>
    </style:style>
    <style:style style:name="T362" style:parent-style-name="DefaultParagraphFont" style:family="text">
      <style:text-properties style:font-name="monospace" fo:color="#000000" fo:font-size="10pt" style:font-size-asian="10pt"/>
    </style:style>
    <style:style style:name="P363" style:parent-style-name="Standard" style:family="paragraph">
      <style:text-properties style:font-name="monospace" fo:color="#000000" fo:font-size="10pt" style:font-size-asian="10pt"/>
    </style:style>
    <style:style style:name="P364" style:parent-style-name="Textbody" style:family="paragraph">
      <style:paragraph-properties fo:text-indent="0.1666in"/>
    </style:style>
    <style:style style:name="P365" style:parent-style-name="Textbody" style:family="paragraph">
      <style:paragraph-properties fo:text-indent="0.1666in"/>
    </style:style>
    <style:style style:name="P366" style:parent-style-name="Textbody" style:family="paragraph">
      <style:paragraph-properties fo:text-indent="0.1666in"/>
    </style:style>
    <style:style style:name="P367" style:parent-style-name="Textbody" style:family="paragraph">
      <style:paragraph-properties fo:text-indent="0.1666in"/>
    </style:style>
    <style:style style:name="P368" style:parent-style-name="Textbody" style:family="paragraph">
      <style:paragraph-properties fo:text-indent="0.1666in"/>
    </style:style>
    <style:style style:name="P369" style:parent-style-name="Textbody" style:family="paragraph">
      <style:paragraph-properties fo:text-indent="0.1666in"/>
    </style:style>
    <style:style style:name="P370" style:parent-style-name="Textbody" style:family="paragraph">
      <style:paragraph-properties fo:text-indent="0.1666in"/>
    </style:style>
    <style:style style:name="P371" style:parent-style-name="Textbody" style:family="paragraph">
      <style:paragraph-properties fo:text-indent="0.1666in"/>
    </style:style>
    <style:style style:name="P372" style:parent-style-name="Textbody" style:family="paragraph">
      <style:paragraph-properties fo:text-indent="0.1666in"/>
    </style:style>
    <style:style style:name="P373" style:parent-style-name="Textbody" style:family="paragraph">
      <style:paragraph-properties fo:text-indent="0.1666in"/>
    </style:style>
    <style:style style:name="P374" style:parent-style-name="Textbody" style:family="paragraph">
      <style:paragraph-properties fo:text-indent="0.1666in"/>
    </style:style>
    <style:style style:name="P375" style:parent-style-name="Textbody" style:family="paragraph">
      <style:paragraph-properties fo:text-indent="0.1666in"/>
    </style:style>
    <style:style style:name="P376" style:parent-style-name="Textbody" style:family="paragraph">
      <style:paragraph-properties fo:text-indent="0.1666in"/>
    </style:style>
    <style:style style:name="P377" style:parent-style-name="Textbody" style:family="paragraph">
      <style:paragraph-properties fo:text-indent="0.1666in"/>
    </style:style>
    <style:style style:name="P378" style:parent-style-name="Textbody" style:family="paragraph">
      <style:paragraph-properties fo:text-indent="0.1666in"/>
    </style:style>
    <style:style style:name="P379" style:parent-style-name="Textbody" style:family="paragraph">
      <style:paragraph-properties fo:text-indent="0.1666in"/>
    </style:style>
    <style:style style:name="P380" style:parent-style-name="Textbody" style:family="paragraph">
      <style:paragraph-properties fo:text-indent="0.1666in"/>
    </style:style>
    <style:style style:name="P381" style:parent-style-name="Textbody" style:family="paragraph">
      <style:paragraph-properties fo:text-indent="0.1666in"/>
    </style:style>
    <style:style style:name="P382" style:parent-style-name="Textbody" style:family="paragraph">
      <style:paragraph-properties fo:text-indent="0.1666in"/>
    </style:style>
    <style:style style:name="P383" style:parent-style-name="Textbody" style:family="paragraph">
      <style:paragraph-properties fo:text-indent="0.1666in"/>
    </style:style>
    <style:style style:name="P384" style:parent-style-name="Textbody" style:family="paragraph">
      <style:paragraph-properties fo:text-indent="0.1666in"/>
    </style:style>
    <style:style style:name="P385" style:parent-style-name="Textbody" style:family="paragraph">
      <style:paragraph-properties fo:text-indent="0.1666in"/>
    </style:style>
    <style:style style:name="P386" style:parent-style-name="Textbody" style:family="paragraph">
      <style:paragraph-properties fo:text-indent="0.1666in"/>
    </style:style>
    <style:style style:name="P387" style:parent-style-name="Textbody" style:family="paragraph">
      <style:paragraph-properties fo:text-indent="0.1666in"/>
    </style:style>
    <style:style style:name="P388" style:parent-style-name="Textbody" style:family="paragraph">
      <style:paragraph-properties fo:text-indent="0.1666in"/>
    </style:style>
    <style:style style:name="P389" style:parent-style-name="Textbody" style:family="paragraph">
      <style:paragraph-properties fo:text-indent="0.1666in"/>
    </style:style>
    <style:style style:name="P390" style:parent-style-name="Textbody" style:family="paragraph">
      <style:paragraph-properties fo:text-indent="0.1666in"/>
    </style:style>
    <style:style style:name="P391" style:parent-style-name="Textbody" style:family="paragraph">
      <style:paragraph-properties fo:text-indent="0.1666in"/>
    </style:style>
    <style:style style:name="P392" style:parent-style-name="Textbody" style:family="paragraph">
      <style:paragraph-properties fo:text-indent="0.1666in"/>
    </style:style>
    <style:style style:name="P393" style:parent-style-name="Textbody" style:family="paragraph">
      <style:paragraph-properties fo:text-indent="0.1666in"/>
    </style:style>
    <style:style style:name="P394" style:parent-style-name="Standard" style:family="paragraph">
      <style:text-properties style:font-name="monospace" fo:color="#000000" fo:font-size="10pt" style:font-size-asian="10pt"/>
    </style:style>
    <style:style style:name="T395" style:parent-style-name="HTMLCode" style:family="text">
      <style:text-properties style:font-name="Arial" style:font-name-asian="Andale Sans UI" style:font-name-complex="Tahoma" fo:font-size="14pt" style:font-size-asian="14pt" style:font-size-complex="14pt"/>
    </style:style>
    <style:style style:name="T396" style:parent-style-name="Emphasis" style:family="text">
      <style:text-properties fo:font-style="normal" style:font-style-asian="normal" style:font-style-complex="normal"/>
    </style:style>
    <style:style style:name="T397" style:parent-style-name="DefaultParagraphFont" style:family="text">
      <style:text-properties style:font-name="Segoe UI" style:font-name-complex="Segoe UI" fo:color="#000000" fo:font-size="10.5pt" style:font-size-asian="10.5pt" style:font-size-complex="10.5pt" fo:background-color="#FFFFFF"/>
    </style:style>
    <style:style style:name="T398" style:parent-style-name="HTMLCode" style:family="text">
      <style:text-properties style:font-name="Consolas" style:font-name-asian="SimSun" fo:color="#000000" fo:font-size="10.5pt" style:font-size-asian="10.5pt" style:font-size-complex="10.5pt" fo:background-color="#FFFFFF"/>
    </style:style>
    <style:style style:name="T399" style:parent-style-name="DefaultParagraphFont" style:family="text">
      <style:text-properties style:font-name="Segoe UI" style:font-name-complex="Segoe UI" fo:color="#000000" fo:font-size="10.5pt" style:font-size-asian="10.5pt" style:font-size-complex="10.5pt" fo:background-color="#FFFFFF"/>
    </style:style>
    <style:style style:name="T400" style:parent-style-name="Emphasis" style:family="text">
      <style:text-properties style:font-name="Segoe UI" style:font-name-complex="Segoe UI" fo:color="#000000" fo:font-size="10.5pt" style:font-size-asian="10.5pt" style:font-size-complex="10.5pt" fo:background-color="#FFFFFF"/>
    </style:style>
    <style:style style:name="T401" style:parent-style-name="DefaultParagraphFont" style:family="text">
      <style:text-properties style:font-name="Segoe UI" style:font-name-complex="Segoe UI" fo:color="#000000" fo:font-size="10.5pt" style:font-size-asian="10.5pt" style:font-size-complex="10.5pt" fo:background-color="#FFFFFF"/>
    </style:style>
    <style:style style:name="T402" style:parent-style-name="Emphasis" style:family="text">
      <style:text-properties style:font-name="Segoe UI" style:font-name-complex="Segoe UI" fo:color="#000000" fo:font-size="10.5pt" style:font-size-asian="10.5pt" style:font-size-complex="10.5pt" fo:background-color="#FFFFFF"/>
    </style:style>
    <style:style style:name="T403" style:parent-style-name="DefaultParagraphFont" style:family="text">
      <style:text-properties style:font-name="Segoe UI" style:font-name-complex="Segoe UI" fo:color="#000000" fo:font-size="10.5pt" style:font-size-asian="10.5pt" style:font-size-complex="10.5pt" fo:background-color="#FFFFFF"/>
    </style:style>
    <style:style style:name="T404" style:parent-style-name="Emphasis" style:family="text">
      <style:text-properties style:font-name="Segoe UI" style:font-name-complex="Segoe UI" fo:color="#000000" fo:font-size="10.5pt" style:font-size-asian="10.5pt" style:font-size-complex="10.5pt" fo:background-color="#FFFFFF"/>
    </style:style>
    <style:style style:name="T405" style:parent-style-name="DefaultParagraphFont" style:family="text">
      <style:text-properties style:font-name="Segoe UI" style:font-name-complex="Segoe UI" fo:color="#000000" fo:font-size="10.5pt" style:font-size-asian="10.5pt" style:font-size-complex="10.5pt" fo:background-color="#FFFFFF"/>
    </style:style>
    <style:style style:name="T406" style:parent-style-name="Emphasis" style:family="text">
      <style:text-properties style:font-name="Segoe UI" style:font-name-complex="Segoe UI" fo:color="#000000" fo:font-size="10.5pt" style:font-size-asian="10.5pt" style:font-size-complex="10.5pt" fo:background-color="#FFFFFF"/>
    </style:style>
    <style:style style:name="T407" style:parent-style-name="DefaultParagraphFont" style:family="text">
      <style:text-properties style:font-name="Segoe UI" style:font-name-complex="Segoe UI" fo:color="#000000" fo:font-size="10.5pt" style:font-size-asian="10.5pt" style:font-size-complex="10.5pt" fo:background-color="#FFFFFF"/>
    </style:style>
    <style:style style:name="T408" style:parent-style-name="Emphasis" style:family="text">
      <style:text-properties style:font-name="Segoe UI" style:font-name-complex="Segoe UI" fo:color="#000000" fo:font-size="10.5pt" style:font-size-asian="10.5pt" style:font-size-complex="10.5pt" fo:background-color="#FFFFFF"/>
    </style:style>
    <style:style style:name="T409" style:parent-style-name="DefaultParagraphFont" style:family="text">
      <style:text-properties style:font-name="Segoe UI" style:font-name-complex="Segoe UI" fo:color="#000000" fo:font-size="10.5pt" style:font-size-asian="10.5pt" style:font-size-complex="10.5pt" fo:background-color="#FFFFFF"/>
    </style:style>
    <style:style style:name="T410" style:parent-style-name="Emphasis" style:family="text">
      <style:text-properties style:font-name="Segoe UI" style:font-name-complex="Segoe UI" fo:color="#000000" fo:font-size="10.5pt" style:font-size-asian="10.5pt" style:font-size-complex="10.5pt" fo:background-color="#FFFFFF"/>
    </style:style>
    <style:style style:name="T411" style:parent-style-name="DefaultParagraphFont" style:family="text">
      <style:text-properties style:font-name="Segoe UI" style:font-name-complex="Segoe UI" fo:color="#000000" fo:font-size="10.5pt" style:font-size-asian="10.5pt" style:font-size-complex="10.5pt" fo:background-color="#FFFFFF"/>
    </style:style>
    <style:style style:name="T412" style:parent-style-name="Emphasis" style:family="text">
      <style:text-properties style:font-name="Segoe UI" style:font-name-complex="Segoe UI" fo:color="#000000" fo:font-size="10.5pt" style:font-size-asian="10.5pt" style:font-size-complex="10.5pt" fo:background-color="#FFFFFF"/>
    </style:style>
    <style:style style:name="T413" style:parent-style-name="DefaultParagraphFont" style:family="text">
      <style:text-properties style:font-name="Segoe UI" style:font-name-complex="Segoe UI" fo:color="#000000" fo:font-size="10.5pt" style:font-size-asian="10.5pt" style:font-size-complex="10.5pt" fo:background-color="#FFFFFF"/>
    </style:style>
    <style:style style:name="T414" style:parent-style-name="Emphasis" style:family="text">
      <style:text-properties style:font-name="Segoe UI" style:font-name-complex="Segoe UI" fo:color="#000000" fo:font-size="10.5pt" style:font-size-asian="10.5pt" style:font-size-complex="10.5pt" fo:background-color="#FFFFFF"/>
    </style:style>
    <style:style style:name="T415" style:parent-style-name="DefaultParagraphFont" style:family="text">
      <style:text-properties style:font-name="Segoe UI" style:font-name-complex="Segoe UI" fo:color="#000000" fo:font-size="10.5pt" style:font-size-asian="10.5pt" style:font-size-complex="10.5pt" fo:background-color="#FFFFFF"/>
    </style:style>
    <style:style style:name="T416" style:parent-style-name="Emphasis" style:family="text">
      <style:text-properties style:font-name="Segoe UI" style:font-name-complex="Segoe UI" fo:color="#000000" fo:font-size="10.5pt" style:font-size-asian="10.5pt" style:font-size-complex="10.5pt" fo:background-color="#FFFFFF"/>
    </style:style>
    <style:style style:name="T417" style:parent-style-name="DefaultParagraphFont" style:family="text">
      <style:text-properties style:font-name="Segoe UI" style:font-name-complex="Segoe UI" fo:color="#000000" fo:font-size="10.5pt" style:font-size-asian="10.5pt" style:font-size-complex="10.5pt" fo:background-color="#FFFFFF"/>
    </style:style>
    <style:style style:name="T418" style:parent-style-name="DefaultParagraphFont" style:family="text">
      <style:text-properties fo:font-weight="bold" style:font-weight-asian="bold"/>
    </style:style>
    <style:style style:name="T419" style:parent-style-name="DefaultParagraphFont" style:family="text">
      <style:text-properties fo:font-weight="bold" style:font-weight-asian="bold"/>
    </style:style>
    <style:style style:name="T420" style:parent-style-name="DefaultParagraphFont" style:family="text">
      <style:text-properties fo:font-weight="bold" style:font-weight-asian="bold"/>
    </style:style>
    <style:style style:name="T421" style:parent-style-name="DefaultParagraphFont" style:family="text">
      <style:text-properties fo:font-weight="bold" style:font-weight-asian="bold"/>
    </style:style>
    <style:style style:name="T422" style:parent-style-name="DefaultParagraphFont" style:family="text">
      <style:text-properties style:font-name="WenQuanYi Micro Hei" style:font-name-asian="WenQuanYi Micro Hei"/>
    </style:style>
    <style:style style:name="T423" style:parent-style-name="DefaultParagraphFont" style:family="text">
      <style:text-properties style:font-name="WenQuanYi Micro Hei" style:font-name-asian="WenQuanYi Micro Hei"/>
    </style:style>
    <style:style style:name="TableColumn425" style:family="table-column">
      <style:table-column-properties style:column-width="0.4534in" style:use-optimal-column-width="false"/>
    </style:style>
    <style:style style:name="TableColumn426" style:family="table-column">
      <style:table-column-properties style:column-width="1.9013in" style:use-optimal-column-width="false"/>
    </style:style>
    <style:style style:name="TableColumn427" style:family="table-column">
      <style:table-column-properties style:column-width="1.5159in" style:use-optimal-column-width="false"/>
    </style:style>
    <style:style style:name="TableColumn428" style:family="table-column">
      <style:table-column-properties style:column-width="2.1222in" style:use-optimal-column-width="false"/>
    </style:style>
    <style:style style:name="TableColumn429" style:family="table-column">
      <style:table-column-properties style:column-width="0.9319in" style:use-optimal-column-width="false"/>
    </style:style>
    <style:style style:name="Table424" style:family="table">
      <style:table-properties style:width="6.925in" fo:margin-left="0in" table:align="left"/>
    </style:style>
    <style:style style:name="TableRow430" style:family="table-row">
      <style:table-row-properties style:use-optimal-row-height="false"/>
    </style:style>
    <style:style style:name="TableCell43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43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43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43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435" style:family="table-cell">
      <style:table-cell-properties fo:border="0.0034in solid #000000" style:writing-mode="lr-tb" style:vertical-align="middle" fo:padding-top="0.0381in" fo:padding-left="0.0381in" fo:padding-bottom="0.0381in" fo:padding-right="0.0381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4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454" style:family="table-row">
      <style:table-row-properties style:use-optimal-row-height="false"/>
    </style:style>
    <style:style style:name="TableCell4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6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63" style:family="table-row">
      <style:table-row-properties style:use-optimal-row-height="false"/>
    </style:style>
    <style:style style:name="TableCell4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469" style:family="table-row">
      <style:table-row-properties style:use-optimal-row-height="false"/>
    </style:style>
    <style:style style:name="TableCell4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475" style:family="table-row">
      <style:table-row-properties style:use-optimal-row-height="false"/>
    </style:style>
    <style:style style:name="TableCell4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478" style:family="table-row">
      <style:table-row-properties style:use-optimal-row-height="false"/>
    </style:style>
    <style:style style:name="TableCell4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480" style:parent-style-name="SourceText" style:family="text">
      <style:text-properties fo:font-style="italic" style:font-style-asian="italic"/>
    </style:style>
    <style:style style:name="TableCell4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9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494" style:family="table-row">
      <style:table-row-properties style:use-optimal-row-height="false"/>
    </style:style>
    <style:style style:name="TableCell4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49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0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1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1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518" style:family="table-row">
      <style:table-row-properties style:use-optimal-row-height="false"/>
    </style:style>
    <style:style style:name="TableCell5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2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2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3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542" style:family="table-row">
      <style:table-row-properties style:use-optimal-row-height="false"/>
    </style:style>
    <style:style style:name="TableCell5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4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5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554" style:family="table-row">
      <style:table-row-properties style:use-optimal-row-height="false"/>
    </style:style>
    <style:style style:name="TableCell5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557" style:family="table-row">
      <style:table-row-properties style:use-optimal-row-height="false"/>
    </style:style>
    <style:style style:name="TableCell5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56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563" style:parent-style-name="DefaultParagraphFont" style:family="text">
      <style:text-properties style:font-name="WenQuanYi Micro Hei" style:font-name-asian="WenQuanYi Micro Hei"/>
    </style:style>
    <style:style style:name="T564" style:parent-style-name="DefaultParagraphFont" style:family="text">
      <style:text-properties style:font-name="WenQuanYi Micro Hei" style:font-name-asian="WenQuanYi Micro Hei"/>
    </style:style>
    <style:style style:name="P565" style:parent-style-name="Textbody" style:family="paragraph">
      <style:text-properties style:font-name="WenQuanYi Micro Hei" style:font-name-asian="WenQuanYi Micro Hei"/>
    </style:style>
    <style:style style:name="P566" style:parent-style-name="Textbody" style:family="paragraph">
      <style:text-properties style:font-name="WenQuanYi Micro Hei" style:font-name-asian="WenQuanYi Micro Hei"/>
    </style:style>
    <style:style style:name="P567" style:parent-style-name="Textbody" style:family="paragraph">
      <style:text-properties style:font-name="WenQuanYi Micro Hei" style:font-name-asian="WenQuanYi Micro Hei"/>
    </style:style>
    <style:style style:name="T568" style:parent-style-name="DefaultParagraphFont" style:family="text">
      <style:text-properties style:font-name="WenQuanYi Micro Hei" style:font-name-asian="WenQuanYi Micro Hei"/>
    </style:style>
    <style:style style:name="T569" style:parent-style-name="DefaultParagraphFont" style:family="text">
      <style:text-properties style:font-name="WenQuanYi Micro Hei" style:font-name-asian="WenQuanYi Micro Hei"/>
    </style:style>
    <style:style style:name="T570" style:parent-style-name="DefaultParagraphFont" style:family="text">
      <style:text-properties style:font-name="monospace" fo:font-weight="bold" style:font-weight-asian="bold" fo:color="#7F0055" fo:font-size="10pt" style:font-size-asian="10pt"/>
    </style:style>
    <style:style style:name="T571" style:parent-style-name="DefaultParagraphFont" style:family="text">
      <style:text-properties style:font-name="monospace" fo:color="#000000" fo:font-size="10pt" style:font-size-asian="10pt"/>
    </style:style>
    <style:style style:name="T572" style:parent-style-name="DefaultParagraphFont" style:family="text">
      <style:text-properties style:font-name="monospace" fo:font-weight="bold" style:font-weight-asian="bold" fo:color="#000000" fo:font-size="10pt" style:font-size-asian="10pt"/>
    </style:style>
    <style:style style:name="T573" style:parent-style-name="DefaultParagraphFont" style:family="text">
      <style:text-properties style:font-name="monospace" fo:color="#000000" fo:font-size="10pt" style:font-size-asian="10pt"/>
    </style:style>
    <style:style style:name="T574" style:parent-style-name="DefaultParagraphFont" style:family="text">
      <style:text-properties style:font-name="monospace" fo:color="#000000" fo:font-size="10pt" style:font-size-asian="10pt"/>
    </style:style>
    <style:style style:name="T575" style:parent-style-name="DefaultParagraphFont" style:family="text">
      <style:text-properties style:font-name="monospace" fo:color="#2A00FF" fo:font-size="10pt" style:font-size-asian="10pt"/>
    </style:style>
    <style:style style:name="T576" style:parent-style-name="DefaultParagraphFont" style:family="text">
      <style:text-properties style:font-name="monospace" fo:color="#2A00FF" fo:font-size="10pt" style:font-size-asian="10pt" style:text-underline-type="single" style:text-underline-style="solid" style:text-underline-width="auto" style:text-underline-mode="continuous"/>
    </style:style>
    <style:style style:name="T577" style:parent-style-name="DefaultParagraphFont" style:family="text">
      <style:text-properties style:font-name="monospace" fo:color="#2A00FF" fo:font-size="10pt" style:font-size-asian="10pt"/>
    </style:style>
    <style:style style:name="T578" style:parent-style-name="DefaultParagraphFont" style:family="text">
      <style:text-properties style:font-name="monospace" fo:color="#000000" fo:font-size="10pt" style:font-size-asian="10pt"/>
    </style:style>
    <style:style style:name="T579" style:parent-style-name="DefaultParagraphFont" style:family="text">
      <style:text-properties style:font-name="monospace" fo:font-weight="bold" style:font-weight-asian="bold" fo:color="#642880" fo:font-size="10pt" style:font-size-asian="10pt"/>
    </style:style>
    <style:style style:name="T580" style:parent-style-name="DefaultParagraphFont" style:family="text">
      <style:text-properties style:font-name="monospace" fo:color="#000000" fo:font-size="10pt" style:font-size-asian="10pt"/>
    </style:style>
    <style:style style:name="P581" style:parent-style-name="Standard" style:family="paragraph">
      <style:text-properties style:font-name="monospace" fo:color="#000000" fo:font-size="10pt" style:font-size-asian="10pt"/>
    </style:style>
    <style:style style:name="T582" style:parent-style-name="DefaultParagraphFont" style:family="text">
      <style:text-properties style:font-name="monospace" fo:font-weight="bold" style:font-weight-asian="bold" fo:color="#7F0055" fo:font-size="10pt" style:font-size-asian="10pt"/>
    </style:style>
    <style:style style:name="T583" style:parent-style-name="DefaultParagraphFont" style:family="text">
      <style:text-properties style:font-name="monospace" fo:color="#000000" fo:font-size="10pt" style:font-size-asian="10pt"/>
    </style:style>
    <style:style style:name="T584" style:parent-style-name="DefaultParagraphFont" style:family="text">
      <style:text-properties style:font-name="monospace" fo:font-weight="bold" style:font-weight-asian="bold" fo:color="#000000" fo:font-size="10pt" style:font-size-asian="10pt"/>
    </style:style>
    <style:style style:name="T585" style:parent-style-name="DefaultParagraphFont" style:family="text">
      <style:text-properties style:font-name="monospace" fo:color="#000000" fo:font-size="10pt" style:font-size-asian="10pt"/>
    </style:style>
    <style:style style:name="T586" style:parent-style-name="DefaultParagraphFont" style:family="text">
      <style:text-properties style:font-name="monospace" fo:color="#005032" fo:font-size="10pt" style:font-size-asian="10pt"/>
    </style:style>
    <style:style style:name="T587" style:parent-style-name="DefaultParagraphFont" style:family="text">
      <style:text-properties style:font-name="monospace" fo:color="#000000" fo:font-size="10pt" style:font-size-asian="10pt"/>
    </style:style>
    <style:style style:name="T588" style:parent-style-name="DefaultParagraphFont" style:family="text">
      <style:text-properties style:font-name="monospace" fo:color="#000000" fo:font-size="10pt" style:font-size-asian="10pt"/>
    </style:style>
    <style:style style:name="T589" style:parent-style-name="DefaultParagraphFont" style:family="text">
      <style:text-properties style:font-name="monospace" fo:color="#2A00FF" fo:font-size="10pt" style:font-size-asian="10pt"/>
    </style:style>
    <style:style style:name="T590" style:parent-style-name="DefaultParagraphFont" style:family="text">
      <style:text-properties style:font-name="monospace" fo:color="#2A00FF" fo:font-size="10pt" style:font-size-asian="10pt" style:text-underline-type="single" style:text-underline-style="solid" style:text-underline-width="auto" style:text-underline-mode="continuous"/>
    </style:style>
    <style:style style:name="T591" style:parent-style-name="DefaultParagraphFont" style:family="text">
      <style:text-properties style:font-name="monospace" fo:color="#2A00FF" fo:font-size="10pt" style:font-size-asian="10pt"/>
    </style:style>
    <style:style style:name="T592" style:parent-style-name="DefaultParagraphFont" style:family="text">
      <style:text-properties style:font-name="monospace" fo:color="#000000" fo:font-size="10pt" style:font-size-asian="10pt"/>
    </style:style>
    <style:style style:name="T593" style:parent-style-name="DefaultParagraphFont" style:family="text">
      <style:text-properties style:font-name="monospace" fo:font-weight="bold" style:font-weight-asian="bold" fo:color="#642880" fo:font-size="10pt" style:font-size-asian="10pt"/>
    </style:style>
    <style:style style:name="T594" style:parent-style-name="DefaultParagraphFont" style:family="text">
      <style:text-properties style:font-name="monospace" fo:color="#000000" fo:font-size="10pt" style:font-size-asian="10pt"/>
    </style:style>
    <style:style style:name="P595" style:parent-style-name="Standard" style:family="paragraph">
      <style:text-properties style:font-name="monospace" fo:color="#000000" fo:font-size="10pt" style:font-size-asian="10pt"/>
    </style:style>
    <style:style style:name="P596" style:parent-style-name="Heading2" style:family="paragraph">
      <style:text-properties style:language-asian="zh" style:country-asian="CN"/>
    </style:style>
    <style:style style:name="P597" style:parent-style-name="Textbody" style:family="paragraph">
      <style:text-properties style:language-asian="zh" style:country-asian="CN"/>
    </style:style>
    <style:style style:name="T598" style:parent-style-name="Hyperlink" style:family="text">
      <style:text-properties style:language-asian="zh" style:country-asian="CN"/>
    </style:style>
    <style:style style:name="P599" style:parent-style-name="Textbody" style:family="paragraph">
      <style:text-properties style:language-asian="zh" style:country-asian="CN"/>
    </style:style>
    <style:style style:name="P600" style:parent-style-name="Textbody" style:family="paragraph"/>
    <style:style style:name="T601" style:parent-style-name="DefaultParagraphFont" style:family="text">
      <style:text-properties style:font-name="monospace" fo:font-weight="bold" style:font-weight-asian="bold" fo:color="#7F0055" fo:font-size="10pt" style:font-size-asian="10pt" fo:background-color="#E8F2FE"/>
    </style:style>
    <style:style style:name="T602" style:parent-style-name="DefaultParagraphFont" style:family="text">
      <style:text-properties style:font-name="monospace" fo:color="#000000" fo:font-size="10pt" style:font-size-asian="10pt" fo:background-color="#E8F2FE"/>
    </style:style>
    <style:style style:name="T603" style:parent-style-name="DefaultParagraphFont" style:family="text">
      <style:text-properties style:font-name="monospace" fo:font-weight="bold" style:font-weight-asian="bold" fo:color="#7F0055" fo:font-size="10pt" style:font-size-asian="10pt" fo:background-color="#E8F2FE"/>
    </style:style>
    <style:style style:name="T604" style:parent-style-name="DefaultParagraphFont" style:family="text">
      <style:text-properties style:font-name="monospace" fo:color="#000000" fo:font-size="10pt" style:font-size-asian="10pt" fo:background-color="#E8F2FE"/>
    </style:style>
    <style:style style:name="T605" style:parent-style-name="DefaultParagraphFont" style:family="text">
      <style:text-properties style:font-name="monospace" fo:font-weight="bold" style:font-weight-asian="bold" fo:color="#7F0055" fo:font-size="10pt" style:font-size-asian="10pt" fo:background-color="#E8F2FE"/>
    </style:style>
    <style:style style:name="T606" style:parent-style-name="DefaultParagraphFont" style:family="text">
      <style:text-properties style:font-name="monospace" fo:color="#000000" fo:font-size="10pt" style:font-size-asian="10pt" fo:background-color="#E8F2FE"/>
    </style:style>
    <style:style style:name="P607" style:parent-style-name="Textbody" style:family="paragraph"/>
    <style:style style:name="T608" style:parent-style-name="DefaultParagraphFont" style:family="text">
      <style:text-properties style:font-name="monospace" fo:color="#000000" fo:font-size="10pt" style:font-size-asian="10pt"/>
    </style:style>
    <style:style style:name="T609" style:parent-style-name="DefaultParagraphFont" style:family="text">
      <style:text-properties style:font-name="monospace" fo:font-weight="bold" style:font-weight-asian="bold" fo:color="#7F0055" fo:font-size="10pt" style:font-size-asian="10pt"/>
    </style:style>
    <style:style style:name="T610" style:parent-style-name="DefaultParagraphFont" style:family="text">
      <style:text-properties style:font-name="monospace" fo:color="#000000" fo:font-size="10pt" style:font-size-asian="10pt"/>
    </style:style>
    <style:style style:name="T611" style:parent-style-name="DefaultParagraphFont" style:family="text">
      <style:text-properties style:font-name="monospace" fo:color="#000000" fo:font-size="10pt" style:font-size-asian="10pt"/>
    </style:style>
    <style:style style:name="T612" style:parent-style-name="DefaultParagraphFont" style:family="text">
      <style:text-properties style:font-name="monospace" fo:font-weight="bold" style:font-weight-asian="bold" fo:color="#7F0055" fo:font-size="10pt" style:font-size-asian="10pt"/>
    </style:style>
    <style:style style:name="T613" style:parent-style-name="DefaultParagraphFont" style:family="text">
      <style:text-properties style:font-name="monospace" fo:color="#000000" fo:font-size="10pt" style:font-size-asian="10pt"/>
    </style:style>
    <style:style style:name="P614" style:parent-style-name="Standard" style:family="paragraph">
      <style:text-properties style:font-name="monospace" fo:color="#000000" fo:font-size="10pt" style:font-size-asian="10pt" fo:background-color="#E8F2FE"/>
    </style:style>
    <style:style style:name="T615" style:parent-style-name="DefaultParagraphFont" style:family="text">
      <style:text-properties style:font-name="monospace" fo:font-weight="bold" style:font-weight-asian="bold" fo:color="#7F0055" fo:font-size="10pt" style:font-size-asian="10pt" fo:background-color="#E8F2FE"/>
    </style:style>
    <style:style style:name="T616" style:parent-style-name="DefaultParagraphFont" style:family="text">
      <style:text-properties style:font-name="monospace" fo:color="#000000" fo:font-size="10pt" style:font-size-asian="10pt" fo:background-color="#E8F2FE"/>
    </style:style>
    <style:style style:name="T617" style:parent-style-name="DefaultParagraphFont" style:family="text">
      <style:text-properties style:font-name="monospace" fo:font-weight="bold" style:font-weight-asian="bold" fo:color="#000000" fo:font-size="10pt" style:font-size-asian="10pt" fo:background-color="#E8F2FE"/>
    </style:style>
    <style:style style:name="T618" style:parent-style-name="DefaultParagraphFont" style:family="text">
      <style:text-properties style:font-name="monospace" fo:color="#000000" fo:font-size="10pt" style:font-size-asian="10pt" fo:background-color="#E8F2FE"/>
    </style:style>
    <style:style style:name="T619" style:parent-style-name="DefaultParagraphFont" style:family="text">
      <style:text-properties style:font-name="monospace" fo:font-weight="bold" style:font-weight-asian="bold" fo:color="#7F0055" fo:font-size="10pt" style:font-size-asian="10pt" fo:background-color="#E8F2FE"/>
    </style:style>
    <style:style style:name="T620" style:parent-style-name="DefaultParagraphFont" style:family="text">
      <style:text-properties style:font-name="monospace" fo:color="#000000" fo:font-size="10pt" style:font-size-asian="10pt" fo:background-color="#E8F2FE"/>
    </style:style>
    <style:style style:name="T621" style:parent-style-name="DefaultParagraphFont" style:family="text">
      <style:text-properties style:font-name="monospace" fo:font-weight="bold" style:font-weight-asian="bold" fo:color="#7F0055" fo:font-size="10pt" style:font-size-asian="10pt" fo:background-color="#E8F2FE"/>
    </style:style>
    <style:style style:name="T622" style:parent-style-name="DefaultParagraphFont" style:family="text">
      <style:text-properties style:font-name="monospace" fo:color="#000000" fo:font-size="10pt" style:font-size-asian="10pt" fo:background-color="#E8F2FE"/>
    </style:style>
    <style:style style:name="T623" style:parent-style-name="DefaultParagraphFont" style:family="text">
      <style:text-properties style:font-name="monospace" fo:font-weight="bold" style:font-weight-asian="bold" fo:color="#7F0055" fo:font-size="10pt" style:font-size-asian="10pt" fo:background-color="#E8F2FE"/>
    </style:style>
    <style:style style:name="T624" style:parent-style-name="DefaultParagraphFont" style:family="text">
      <style:text-properties style:font-name="monospace" fo:color="#000000" fo:font-size="10pt" style:font-size-asian="10pt" fo:background-color="#E8F2FE"/>
    </style:style>
    <style:style style:name="P625" style:parent-style-name="Textbody" style:family="paragraph"/>
    <style:style style:name="P626" style:parent-style-name="Standard" style:family="paragraph">
      <style:text-properties style:font-name="monospace" fo:color="#000000" fo:font-size="10pt" style:font-size-asian="10pt"/>
    </style:style>
    <style:style style:name="T627" style:parent-style-name="DefaultParagraphFont" style:family="text">
      <style:text-properties fo:font-weight="bold" style:font-weight-asian="bold" style:font-weight-complex="bold"/>
    </style:style>
    <style:style style:name="P628" style:parent-style-name="Textbody" style:family="paragraph">
      <style:text-properties style:font-name="monospace" fo:color="#000000" fo:font-size="10pt" style:font-size-asian="10pt"/>
    </style:style>
    <style:style style:name="P629" style:parent-style-name="Textbody" style:family="paragraph"/>
    <style:style style:name="P630" style:parent-style-name="Textbody" style:family="paragraph"/>
    <style:style style:name="P631" style:parent-style-name="Textbody" style:family="paragraph"/>
    <style:style style:name="P632" style:parent-style-name="Textbody" style:family="paragraph"/>
    <style:style style:name="P633" style:parent-style-name="PreformattedText" style:family="paragraph">
      <style:paragraph-properties fo:margin-bottom="0.1965in"/>
    </style:style>
    <style:style style:name="P634" style:parent-style-name="PreformattedText" style:family="paragraph">
      <style:paragraph-properties fo:margin-bottom="0.1965in"/>
    </style:style>
    <style:style style:name="T635" style:parent-style-name="SourceText" style:family="text">
      <style:text-properties style:font-name="inherit" fo:color="#303336" fo:font-size="10.5pt" style:font-size-asian="10.5pt" fo:background-color="#EFF0F1"/>
    </style:style>
    <style:style style:name="P636" style:parent-style-name="PreformattedText" style:family="paragraph">
      <style:paragraph-properties fo:widows="2" fo:orphans="2" fo:background-color="#EFF0F1"/>
    </style:style>
    <style:style style:name="T637" style:parent-style-name="SourceText" style:family="text">
      <style:text-properties style:font-name="inherit" fo:color="#303336" fo:font-size="10.5pt" style:font-size-asian="10.5pt" fo:background-color="#EFF0F1"/>
    </style:style>
    <style:style style:name="T638" style:parent-style-name="DefaultParagraphFont" style:family="text">
      <style:text-properties style:font-name="monospace"/>
    </style:style>
    <style:style style:name="P639" style:parent-style-name="Standard" style:family="paragraph">
      <style:text-properties style:font-name="monospace"/>
    </style:style>
    <style:style style:name="P640" style:parent-style-name="Textbody" style:family="paragraph"/>
    <style:style style:name="P641" style:parent-style-name="Standard" style:family="paragraph">
      <style:text-properties style:font-name="monospace" fo:color="#000000" fo:font-size="10pt" style:font-size-asian="10pt"/>
    </style:style>
    <style:style style:name="P642" style:parent-style-name="Standard" style:family="paragraph">
      <style:text-properties style:font-name="monospace" fo:color="#000000" fo:font-size="10pt" style:font-size-asian="10pt"/>
    </style:style>
    <style:style style:name="P643" style:parent-style-name="Standard" style:family="paragraph">
      <style:text-properties style:font-name="monospace" fo:color="#000000" fo:font-size="10pt" style:font-size-asian="10pt"/>
    </style:style>
    <style:style style:name="P644" style:parent-style-name="Standard" style:family="paragraph">
      <style:text-properties style:font-name="monospace" fo:color="#000000" fo:font-size="10pt" style:font-size-asian="10pt"/>
    </style:style>
    <style:style style:name="P645" style:parent-style-name="Standard" style:family="paragraph">
      <style:text-properties style:font-name="monospace" fo:color="#000000" fo:font-size="10pt" style:font-size-asian="10pt"/>
    </style:style>
    <style:style style:name="P646" style:parent-style-name="Standard" style:family="paragraph">
      <style:text-properties style:font-name="monospace" fo:color="#000000" fo:font-size="10pt" style:font-size-asian="10pt"/>
    </style:style>
    <style:style style:name="P647" style:parent-style-name="Standard" style:family="paragraph">
      <style:text-properties style:font-name="monospace" fo:color="#000000" fo:font-size="10pt" style:font-size-asian="10pt"/>
    </style:style>
    <style:style style:name="P648" style:parent-style-name="Standard" style:family="paragraph">
      <style:text-properties style:font-name="monospace" fo:color="#000000" fo:font-size="10pt" style:font-size-asian="10pt"/>
    </style:style>
    <style:style style:name="P649" style:parent-style-name="Normal" style:family="paragraph">
      <style:paragraph-properties fo:text-indent="0.1666in"/>
    </style:style>
    <style:style style:name="P650" style:parent-style-name="PreformattedText" style:family="paragraph">
      <style:paragraph-properties fo:margin-bottom="0.1965in"/>
    </style:style>
    <style:style style:name="T651" style:parent-style-name="DefaultParagraphFont" style:family="text">
      <style:text-properties fo:background-color="#FFFF00"/>
    </style:style>
    <style:style style:name="P652" style:parent-style-name="PreformattedText" style:family="paragraph">
      <style:paragraph-properties fo:margin-bottom="0.1965in"/>
    </style:style>
    <style:style style:name="P653" style:parent-style-name="PreformattedText" style:family="paragraph">
      <style:paragraph-properties fo:margin-bottom="0.1965in"/>
    </style:style>
    <style:style style:name="P654" style:parent-style-name="PreformattedText" style:family="paragraph">
      <style:paragraph-properties fo:margin-bottom="0.1965in"/>
    </style:style>
    <style:style style:name="P655" style:parent-style-name="PreformattedText" style:family="paragraph">
      <style:paragraph-properties fo:margin-bottom="0.1965in"/>
    </style:style>
    <style:style style:name="P656" style:parent-style-name="PreformattedText" style:family="paragraph">
      <style:paragraph-properties fo:margin-bottom="0.1965in"/>
    </style:style>
    <style:style style:name="P657" style:parent-style-name="PreformattedText" style:family="paragraph">
      <style:paragraph-properties fo:margin-bottom="0.1965in"/>
    </style:style>
    <style:style style:name="P658" style:parent-style-name="PreformattedText" style:family="paragraph">
      <style:paragraph-properties fo:margin-bottom="0.1965in"/>
    </style:style>
    <style:style style:name="P659" style:parent-style-name="PreformattedText" style:family="paragraph">
      <style:paragraph-properties fo:margin-bottom="0.1965in"/>
    </style:style>
    <style:style style:name="P660" style:parent-style-name="PreformattedText" style:family="paragraph">
      <style:paragraph-properties fo:margin-bottom="0.1965in"/>
    </style:style>
    <style:style style:name="P661" style:parent-style-name="PreformattedText" style:family="paragraph">
      <style:paragraph-properties fo:margin-bottom="0.1965in"/>
    </style:style>
    <style:style style:name="P662" style:parent-style-name="PreformattedText" style:family="paragraph">
      <style:paragraph-properties fo:margin-bottom="0.1965in"/>
    </style:style>
    <style:style style:name="P663" style:parent-style-name="PreformattedText" style:family="paragraph">
      <style:paragraph-properties fo:margin-bottom="0.1965in"/>
    </style:style>
    <style:style style:name="P664" style:parent-style-name="PreformattedText" style:family="paragraph">
      <style:paragraph-properties fo:margin-bottom="0.1965in"/>
    </style:style>
    <style:style style:name="P665" style:parent-style-name="PreformattedText" style:family="paragraph">
      <style:paragraph-properties fo:margin-bottom="0.1965in"/>
    </style:style>
    <style:style style:name="P666" style:parent-style-name="PreformattedText" style:family="paragraph">
      <style:paragraph-properties fo:margin-bottom="0.1965in"/>
    </style:style>
    <style:style style:name="P667" style:parent-style-name="PreformattedText" style:family="paragraph">
      <style:paragraph-properties fo:margin-bottom="0.1965in"/>
    </style:style>
    <style:style style:name="P668" style:parent-style-name="PreformattedText" style:family="paragraph">
      <style:paragraph-properties fo:margin-bottom="0.1965in"/>
    </style:style>
    <style:style style:name="P669" style:parent-style-name="PreformattedText" style:family="paragraph">
      <style:paragraph-properties fo:margin-bottom="0.1965in"/>
    </style:style>
    <style:style style:name="P670" style:parent-style-name="PreformattedText" style:family="paragraph">
      <style:paragraph-properties fo:margin-bottom="0.1965in"/>
    </style:style>
    <style:style style:name="P671" style:parent-style-name="Textbody" style:family="paragraph"/>
    <style:style style:name="P672" style:parent-style-name="Textbody" style:family="paragraph"/>
    <style:style style:name="T673" style:parent-style-name="DefaultParagraphFont" style:family="text">
      <style:text-properties style:font-name="DengXian" style:font-name-asian="DengXian" style:language-asian="zh" style:country-asian="CN"/>
    </style:style>
    <style:style style:name="T674" style:parent-style-name="DefaultParagraphFont" style:family="text">
      <style:text-properties style:font-name="monospace" fo:font-weight="bold" style:font-weight-asian="bold" fo:color="#7F0055" fo:font-size="10pt" style:font-size-asian="10pt"/>
    </style:style>
    <style:style style:name="T675" style:parent-style-name="DefaultParagraphFont" style:family="text">
      <style:text-properties style:font-name="monospace" fo:color="#000000" fo:font-size="10pt" style:font-size-asian="10pt"/>
    </style:style>
    <style:style style:name="T676" style:parent-style-name="DefaultParagraphFont" style:family="text">
      <style:text-properties style:font-name="monospace" fo:color="#005032" fo:font-size="10pt" style:font-size-asian="10pt"/>
    </style:style>
    <style:style style:name="T677" style:parent-style-name="DefaultParagraphFont" style:family="text">
      <style:text-properties style:font-name="monospace" fo:color="#000000" fo:font-size="10pt" style:font-size-asian="10pt"/>
    </style:style>
    <style:style style:name="T678" style:parent-style-name="DefaultParagraphFont" style:family="text">
      <style:text-properties style:font-name="monospace" fo:font-weight="bold" style:font-weight-asian="bold" fo:color="#7F0055" fo:font-size="10pt" style:font-size-asian="10pt"/>
    </style:style>
    <style:style style:name="T679" style:parent-style-name="DefaultParagraphFont" style:family="text">
      <style:text-properties style:font-name="monospace" fo:color="#000000" fo:font-size="10pt" style:font-size-asian="10pt"/>
    </style:style>
    <style:style style:name="T680" style:parent-style-name="DefaultParagraphFont" style:family="text">
      <style:text-properties style:font-name="monospace" fo:color="#000000" fo:font-size="10pt" style:font-size-asian="10pt"/>
    </style:style>
    <style:style style:name="T681" style:parent-style-name="DefaultParagraphFont" style:family="text">
      <style:text-properties style:font-name="monospace" fo:font-weight="bold" style:font-weight-asian="bold" fo:color="#7F0055" fo:font-size="10pt" style:font-size-asian="10pt"/>
    </style:style>
    <style:style style:name="T682" style:parent-style-name="DefaultParagraphFont" style:family="text">
      <style:text-properties style:font-name="monospace" fo:color="#000000" fo:font-size="10pt" style:font-size-asian="10pt"/>
    </style:style>
    <style:style style:name="T683" style:parent-style-name="DefaultParagraphFont" style:family="text">
      <style:text-properties style:font-name="monospace" fo:color="#0000C0" fo:font-size="10pt" style:font-size-asian="10pt"/>
    </style:style>
    <style:style style:name="T684" style:parent-style-name="DefaultParagraphFont" style:family="text">
      <style:text-properties style:font-name="monospace" fo:color="#000000" fo:font-size="10pt" style:font-size-asian="10pt"/>
    </style:style>
    <style:style style:name="T685" style:parent-style-name="DefaultParagraphFont" style:family="text">
      <style:text-properties style:font-name="monospace" fo:font-weight="bold" style:font-weight-asian="bold" fo:color="#7F0055" fo:font-size="10pt" style:font-size-asian="10pt"/>
    </style:style>
    <style:style style:name="T686" style:parent-style-name="DefaultParagraphFont" style:family="text">
      <style:text-properties style:font-name="monospace" fo:color="#000000" fo:font-size="10pt" style:font-size-asian="10pt"/>
    </style:style>
    <style:style style:name="T687" style:parent-style-name="DefaultParagraphFont" style:family="text">
      <style:text-properties style:font-name="monospace" fo:color="#000000" fo:font-size="10pt" style:font-size-asian="10pt"/>
    </style:style>
    <style:style style:name="T688" style:parent-style-name="DefaultParagraphFont" style:family="text">
      <style:text-properties style:font-name="monospace" fo:font-weight="bold" style:font-weight-asian="bold" fo:color="#7F0055" fo:font-size="10pt" style:font-size-asian="10pt"/>
    </style:style>
    <style:style style:name="T689" style:parent-style-name="DefaultParagraphFont" style:family="text">
      <style:text-properties style:font-name="monospace" fo:color="#000000" fo:font-size="10pt" style:font-size-asian="10pt"/>
    </style:style>
    <style:style style:name="T690" style:parent-style-name="DefaultParagraphFont" style:family="text">
      <style:text-properties style:font-name="monospace" fo:font-weight="bold" style:font-weight-asian="bold" fo:color="#000000" fo:font-size="10pt" style:font-size-asian="10pt"/>
    </style:style>
    <style:style style:name="T691" style:parent-style-name="DefaultParagraphFont" style:family="text">
      <style:text-properties style:font-name="monospace" fo:color="#000000" fo:font-size="10pt" style:font-size-asian="10pt"/>
    </style:style>
    <style:style style:name="T692" style:parent-style-name="DefaultParagraphFont" style:family="text">
      <style:text-properties style:font-name="monospace" fo:font-weight="bold" style:font-weight-asian="bold" fo:color="#7F0055" fo:font-size="10pt" style:font-size-asian="10pt"/>
    </style:style>
    <style:style style:name="T693" style:parent-style-name="DefaultParagraphFont" style:family="text">
      <style:text-properties style:font-name="monospace" fo:color="#000000" fo:font-size="10pt" style:font-size-asian="10pt"/>
    </style:style>
    <style:style style:name="T694" style:parent-style-name="DefaultParagraphFont" style:family="text">
      <style:text-properties style:font-name="monospace" fo:color="#000000" fo:font-size="10pt" style:font-size-asian="10pt"/>
    </style:style>
    <style:style style:name="T695" style:parent-style-name="DefaultParagraphFont" style:family="text">
      <style:text-properties style:font-name="monospace" fo:color="#000000" fo:font-size="10pt" style:font-size-asian="10pt"/>
    </style:style>
    <style:style style:name="T696" style:parent-style-name="DefaultParagraphFont" style:family="text">
      <style:text-properties style:font-name="monospace" fo:font-weight="bold" style:font-weight-asian="bold" fo:color="#7F0055" fo:font-size="10pt" style:font-size-asian="10pt"/>
    </style:style>
    <style:style style:name="T697" style:parent-style-name="DefaultParagraphFont" style:family="text">
      <style:text-properties style:font-name="monospace" fo:color="#000000" fo:font-size="10pt" style:font-size-asian="10pt"/>
    </style:style>
    <style:style style:name="T698" style:parent-style-name="DefaultParagraphFont" style:family="text">
      <style:text-properties style:font-name="monospace" fo:color="#0000C0" fo:font-size="10pt" style:font-size-asian="10pt"/>
    </style:style>
    <style:style style:name="T699" style:parent-style-name="DefaultParagraphFont" style:family="text">
      <style:text-properties style:font-name="monospace" fo:color="#000000" fo:font-size="10pt" style:font-size-asian="10pt"/>
    </style:style>
    <style:style style:name="P700" style:parent-style-name="Standard" style:family="paragraph">
      <style:text-properties style:font-name="monospace" fo:color="#000000" fo:font-size="10pt" style:font-size-asian="10pt"/>
    </style:style>
    <style:style style:name="T701" style:parent-style-name="DefaultParagraphFont" style:family="text">
      <style:text-properties style:font-name="monospace" fo:color="#000000" fo:font-size="10pt" style:font-size-asian="10pt"/>
    </style:style>
    <style:style style:name="T702" style:parent-style-name="DefaultParagraphFont" style:family="text">
      <style:text-properties style:font-name="monospace" fo:font-weight="bold" style:font-weight-asian="bold" fo:color="#7F0055" fo:font-size="10pt" style:font-size-asian="10pt"/>
    </style:style>
    <style:style style:name="T703" style:parent-style-name="DefaultParagraphFont" style:family="text">
      <style:text-properties style:font-name="monospace" fo:color="#000000" fo:font-size="10pt" style:font-size-asian="10pt"/>
    </style:style>
    <style:style style:name="T704" style:parent-style-name="DefaultParagraphFont" style:family="text">
      <style:text-properties style:font-name="monospace" fo:font-weight="bold" style:font-weight-asian="bold" fo:color="#000000" fo:font-size="10pt" style:font-size-asian="10pt"/>
    </style:style>
    <style:style style:name="T705" style:parent-style-name="DefaultParagraphFont" style:family="text">
      <style:text-properties style:font-name="monospace" fo:font-weight="bold" style:font-weight-asian="bold" fo:color="#000000" fo:font-size="10pt" style:font-size-asian="10pt"/>
    </style:style>
    <style:style style:name="T706" style:parent-style-name="DefaultParagraphFont" style:family="text">
      <style:text-properties style:font-name="monospace" fo:color="#000000" fo:font-size="10pt" style:font-size-asian="10pt"/>
    </style:style>
    <style:style style:name="T707" style:parent-style-name="DefaultParagraphFont" style:family="text">
      <style:text-properties style:font-name="monospace" fo:color="#000000" fo:font-size="10pt" style:font-size-asian="10pt"/>
    </style:style>
    <style:style style:name="T708" style:parent-style-name="DefaultParagraphFont" style:family="text">
      <style:text-properties style:font-name="monospace" fo:color="#000000" fo:font-size="10pt" style:font-size-asian="10pt"/>
    </style:style>
    <style:style style:name="T709" style:parent-style-name="DefaultParagraphFont" style:family="text">
      <style:text-properties style:font-name="monospace" fo:color="#0000C0" fo:font-size="10pt" style:font-size-asian="10pt"/>
    </style:style>
    <style:style style:name="T710" style:parent-style-name="DefaultParagraphFont" style:family="text">
      <style:text-properties style:font-name="monospace" fo:color="#000000" fo:font-size="10pt" style:font-size-asian="10pt"/>
    </style:style>
    <style:style style:name="T711" style:parent-style-name="DefaultParagraphFont" style:family="text">
      <style:text-properties style:font-name="monospace" fo:font-weight="bold" style:font-weight-asian="bold" fo:color="#642880" fo:font-size="10pt" style:font-size-asian="10pt"/>
    </style:style>
    <style:style style:name="T712" style:parent-style-name="DefaultParagraphFont" style:family="text">
      <style:text-properties style:font-name="monospace" fo:color="#000000" fo:font-size="10pt" style:font-size-asian="10pt"/>
    </style:style>
    <style:style style:name="P713" style:parent-style-name="Standard" style:family="paragraph">
      <style:text-properties style:font-name="monospace" fo:color="#000000" fo:font-size="10pt" style:font-size-asian="10pt"/>
    </style:style>
    <style:style style:name="P714" style:parent-style-name="Standard" style:family="paragraph">
      <style:text-properties style:font-name="monospace" fo:color="#000000" fo:font-size="10pt" style:font-size-asian="10pt"/>
    </style:style>
    <style:style style:name="T715" style:parent-style-name="DefaultParagraphFont" style:family="text">
      <style:text-properties style:font-name="monospace" fo:font-weight="bold" style:font-weight-asian="bold" fo:color="#7F0055" fo:font-size="10pt" style:font-size-asian="10pt"/>
    </style:style>
    <style:style style:name="T716" style:parent-style-name="DefaultParagraphFont" style:family="text">
      <style:text-properties style:font-name="monospace" fo:color="#000000" fo:font-size="10pt" style:font-size-asian="10pt"/>
    </style:style>
    <style:style style:name="T717" style:parent-style-name="DefaultParagraphFont" style:family="text">
      <style:text-properties style:font-name="monospace" fo:font-weight="bold" style:font-weight-asian="bold" fo:color="#000000" fo:font-size="10pt" style:font-size-asian="10pt"/>
    </style:style>
    <style:style style:name="T718" style:parent-style-name="DefaultParagraphFont" style:family="text">
      <style:text-properties style:font-name="monospace" fo:color="#000000" fo:font-size="10pt" style:font-size-asian="10pt"/>
    </style:style>
    <style:style style:name="T719" style:parent-style-name="DefaultParagraphFont" style:family="text">
      <style:text-properties style:font-name="monospace" fo:color="#000000" fo:font-size="10pt" style:font-size-asian="10pt"/>
    </style:style>
    <style:style style:name="T720" style:parent-style-name="DefaultParagraphFont" style:family="text">
      <style:text-properties style:font-name="monospace" fo:color="#005032" fo:font-size="10pt" style:font-size-asian="10pt"/>
    </style:style>
    <style:style style:name="T721" style:parent-style-name="DefaultParagraphFont" style:family="text">
      <style:text-properties style:font-name="monospace" fo:color="#000000" fo:font-size="10pt" style:font-size-asian="10pt"/>
    </style:style>
    <style:style style:name="P722" style:parent-style-name="Standard" style:family="paragraph">
      <style:text-properties style:font-name="monospace" fo:color="#000000" fo:font-size="10pt" style:font-size-asian="10pt"/>
    </style:style>
    <style:style style:name="P723" style:parent-style-name="Standard" style:family="paragraph">
      <style:text-properties style:font-name="monospace" fo:color="#000000" fo:font-size="10pt" style:font-size-asian="10pt"/>
    </style:style>
    <style:style style:name="T724" style:parent-style-name="DefaultParagraphFont" style:family="text">
      <style:text-properties style:font-name="monospace" fo:color="#000000" fo:font-size="10pt" style:font-size-asian="10pt"/>
    </style:style>
    <style:style style:name="T725" style:parent-style-name="DefaultParagraphFont" style:family="text">
      <style:text-properties style:font-name="monospace" fo:font-weight="bold" style:font-weight-asian="bold" fo:color="#7F0055" fo:font-size="10pt" style:font-size-asian="10pt"/>
    </style:style>
    <style:style style:name="T726" style:parent-style-name="DefaultParagraphFont" style:family="text">
      <style:text-properties style:font-name="monospace" fo:color="#000000" fo:font-size="10pt" style:font-size-asian="10pt"/>
    </style:style>
    <style:style style:name="P727" style:parent-style-name="Standard" style:family="paragraph">
      <style:text-properties style:font-name="monospace" fo:color="#000000" fo:font-size="10pt" style:font-size-asian="10pt"/>
    </style:style>
    <style:style style:name="T728" style:parent-style-name="DefaultParagraphFont" style:family="text">
      <style:text-properties fo:background-color="#FFFF00"/>
    </style:style>
    <style:style style:name="T729" style:parent-style-name="DefaultParagraphFont" style:family="text">
      <style:text-properties style:font-name="monospace" fo:font-weight="bold" style:font-weight-asian="bold" fo:color="#7F0055" fo:font-size="10pt" style:font-size-asian="10pt"/>
    </style:style>
    <style:style style:name="T730" style:parent-style-name="DefaultParagraphFont" style:family="text">
      <style:text-properties style:font-name="monospace" fo:color="#000000" fo:font-size="10pt" style:font-size-asian="10pt"/>
    </style:style>
    <style:style style:name="T731" style:parent-style-name="DefaultParagraphFont" style:family="text">
      <style:text-properties style:font-name="monospace" fo:font-weight="bold" style:font-weight-asian="bold" fo:color="#000000" fo:font-size="10pt" style:font-size-asian="10pt"/>
    </style:style>
    <style:style style:name="T732" style:parent-style-name="DefaultParagraphFont" style:family="text">
      <style:text-properties style:font-name="monospace" fo:color="#000000" fo:font-size="10pt" style:font-size-asian="10pt"/>
    </style:style>
    <style:style style:name="T733" style:parent-style-name="DefaultParagraphFont" style:family="text">
      <style:text-properties style:font-name="monospace" fo:color="#005032" fo:font-size="10pt" style:font-size-asian="10pt"/>
    </style:style>
    <style:style style:name="T734" style:parent-style-name="DefaultParagraphFont" style:family="text">
      <style:text-properties style:font-name="monospace" fo:color="#000000" fo:font-size="10pt" style:font-size-asian="10pt"/>
    </style:style>
    <style:style style:name="T735" style:parent-style-name="DefaultParagraphFont" style:family="text">
      <style:text-properties style:font-name="monospace" fo:color="#000000" fo:font-size="10pt" style:font-size-asian="10pt" fo:background-color="#D4D4D4"/>
    </style:style>
    <style:style style:name="T736" style:parent-style-name="DefaultParagraphFont" style:family="text">
      <style:text-properties style:font-name="monospace" fo:color="#000000" fo:font-size="10pt" style:font-size-asian="10pt"/>
    </style:style>
    <style:style style:name="T737" style:parent-style-name="DefaultParagraphFont" style:family="text">
      <style:text-properties style:font-name="monospace" fo:color="#000000" fo:font-size="10pt" style:font-size-asian="10pt"/>
    </style:style>
    <style:style style:name="T738" style:parent-style-name="DefaultParagraphFont" style:family="text">
      <style:text-properties style:font-name="monospace" fo:color="#000000" fo:font-size="10pt" style:font-size-asian="10pt" fo:background-color="#F0D8A8"/>
    </style:style>
    <style:style style:name="T739" style:parent-style-name="DefaultParagraphFont" style:family="text">
      <style:text-properties style:font-name="monospace" fo:color="#000000" fo:font-size="10pt" style:font-size-asian="10pt"/>
    </style:style>
    <style:style style:name="P740" style:parent-style-name="Standard" style:family="paragraph">
      <style:text-properties style:font-name="monospace" fo:color="#000000" fo:font-size="10pt" style:font-size-asian="10pt"/>
    </style:style>
    <style:style style:name="T741" style:parent-style-name="DefaultParagraphFont" style:family="text">
      <style:text-properties style:font-name="monospace" fo:font-weight="bold" style:font-weight-asian="bold" fo:color="#7F0055" fo:font-size="10pt" style:font-size-asian="10pt"/>
    </style:style>
    <style:style style:name="T742" style:parent-style-name="DefaultParagraphFont" style:family="text">
      <style:text-properties style:font-name="monospace" fo:color="#000000" fo:font-size="10pt" style:font-size-asian="10pt"/>
    </style:style>
    <style:style style:name="T743" style:parent-style-name="DefaultParagraphFont" style:family="text">
      <style:text-properties style:font-name="monospace" fo:font-weight="bold" style:font-weight-asian="bold" fo:color="#000000" fo:font-size="10pt" style:font-size-asian="10pt"/>
    </style:style>
    <style:style style:name="T744" style:parent-style-name="DefaultParagraphFont" style:family="text">
      <style:text-properties style:font-name="monospace" fo:color="#000000" fo:font-size="10pt" style:font-size-asian="10pt"/>
    </style:style>
    <style:style style:name="T745" style:parent-style-name="DefaultParagraphFont" style:family="text">
      <style:text-properties style:font-name="monospace" fo:color="#005032" fo:font-size="10pt" style:font-size-asian="10pt"/>
    </style:style>
    <style:style style:name="T746" style:parent-style-name="DefaultParagraphFont" style:family="text">
      <style:text-properties style:font-name="monospace" fo:color="#000000" fo:font-size="10pt" style:font-size-asian="10pt"/>
    </style:style>
    <style:style style:name="P747" style:parent-style-name="Standard" style:family="paragraph">
      <style:text-properties style:font-name="monospace" fo:color="#000000" fo:font-size="10pt" style:font-size-asian="10pt"/>
    </style:style>
    <style:style style:name="P748" style:parent-style-name="Standard" style:family="paragraph">
      <style:text-properties style:font-name="monospace" fo:color="#000000" fo:font-size="10pt" style:font-size-asian="10pt"/>
    </style:style>
    <style:style style:name="T749" style:parent-style-name="DefaultParagraphFont" style:family="text">
      <style:text-properties style:font-name="DengXian" style:font-name-asian="DengXian" style:language-asian="zh" style:country-asian="CN"/>
    </style:style>
    <style:style style:name="T750" style:parent-style-name="DefaultParagraphFont" style:family="text">
      <style:text-properties style:font-name="Arial" fo:font-weight="bold" style:font-weight-asian="bold" fo:color="#1155CC" fo:font-size="11pt" style:font-size-asian="11pt" style:text-underline-type="single" style:text-underline-style="solid" style:text-underline-width="auto" style:text-underline-mode="continuous"/>
    </style:style>
    <style:style style:name="P751" style:parent-style-name="Textbody" style:family="paragraph">
      <style:text-properties style:font-name="Arial" fo:font-weight="bold" style:font-weight-asian="bold" fo:color="#1155CC" fo:font-size="11pt" style:font-size-asian="11pt" style:text-underline-type="single" style:text-underline-style="solid" style:text-underline-width="auto" style:text-underline-mode="continuous"/>
    </style:style>
    <style:style style:name="P752" style:parent-style-name="Textbody" style:family="paragraph"/>
    <style:style style:name="P753" style:parent-style-name="Textbody" style:family="paragraph"/>
    <style:style style:name="P754" style:parent-style-name="Textbody" style:family="paragraph"/>
    <style:style style:name="T755" style:parent-style-name="DefaultParagraphFont" style:family="text">
      <style:text-properties fo:language="nl" fo:country="NL"/>
    </style:style>
    <style:style style:name="T756" style:parent-style-name="DefaultParagraphFont" style:family="text">
      <style:text-properties fo:language="nl" fo:country="NL"/>
    </style:style>
    <style:style style:name="P757" style:parent-style-name="Textbody" style:family="paragraph"/>
    <style:style style:name="P758" style:parent-style-name="Textbody" style:family="paragraph"/>
    <style:style style:name="P759" style:parent-style-name="Textbody" style:family="paragraph"/>
    <style:style style:name="T760" style:parent-style-name="DefaultParagraphFont" style:family="text">
      <style:text-properties style:font-name="monospace" fo:color="#000000" fo:font-size="10pt" style:font-size-asian="10pt"/>
    </style:style>
    <style:style style:name="T761" style:parent-style-name="DefaultParagraphFont" style:family="text">
      <style:text-properties style:font-name="monospace" fo:font-weight="bold" style:font-weight-asian="bold" fo:color="#7F0055" fo:font-size="10pt" style:font-size-asian="10pt"/>
    </style:style>
    <style:style style:name="T762" style:parent-style-name="DefaultParagraphFont" style:family="text">
      <style:text-properties style:font-name="monospace" fo:color="#000000" fo:font-size="10pt" style:font-size-asian="10pt"/>
    </style:style>
    <style:style style:name="T763" style:parent-style-name="DefaultParagraphFont" style:family="text">
      <style:text-properties style:font-name="monospace" fo:color="#0000C0" fo:font-size="10pt" style:font-size-asian="10pt"/>
    </style:style>
    <style:style style:name="T764" style:parent-style-name="DefaultParagraphFont" style:family="text">
      <style:text-properties style:font-name="monospace" fo:color="#000000" fo:font-size="10pt" style:font-size-asian="10pt"/>
    </style:style>
    <style:style style:name="T765" style:parent-style-name="DefaultParagraphFont" style:family="text">
      <style:text-properties style:font-name="monospace" fo:color="#000000" fo:font-size="10pt" style:font-size-asian="10pt"/>
    </style:style>
    <style:style style:name="T766" style:parent-style-name="DefaultParagraphFont" style:family="text">
      <style:text-properties style:font-name="monospace" fo:font-weight="bold" style:font-weight-asian="bold" fo:color="#7F0055" fo:font-size="10pt" style:font-size-asian="10pt"/>
    </style:style>
    <style:style style:name="T767" style:parent-style-name="DefaultParagraphFont" style:family="text">
      <style:text-properties style:font-name="monospace" fo:color="#000000" fo:font-size="10pt" style:font-size-asian="10pt"/>
    </style:style>
    <style:style style:name="T768" style:parent-style-name="DefaultParagraphFont" style:family="text">
      <style:text-properties style:font-name="monospace" fo:color="#0000C0" fo:font-size="10pt" style:font-size-asian="10pt"/>
    </style:style>
    <style:style style:name="T769" style:parent-style-name="DefaultParagraphFont" style:family="text">
      <style:text-properties style:font-name="monospace" fo:color="#000000" fo:font-size="10pt" style:font-size-asian="10pt"/>
    </style:style>
    <style:style style:name="T770" style:parent-style-name="DefaultParagraphFont" style:family="text">
      <style:text-properties style:font-name="monospace" fo:color="#000000" fo:font-size="10pt" style:font-size-asian="10pt"/>
    </style:style>
    <style:style style:name="T771" style:parent-style-name="DefaultParagraphFont" style:family="text">
      <style:text-properties style:font-name="monospace" fo:color="#000000" fo:font-size="10pt" style:font-size-asian="10pt"/>
    </style:style>
    <style:style style:name="T772" style:parent-style-name="DefaultParagraphFont" style:family="text">
      <style:text-properties style:font-name="monospace" fo:font-weight="bold" style:font-weight-asian="bold" fo:color="#7F0055" fo:font-size="10pt" style:font-size-asian="10pt"/>
    </style:style>
    <style:style style:name="T773" style:parent-style-name="DefaultParagraphFont" style:family="text">
      <style:text-properties style:font-name="monospace" fo:color="#000000" fo:font-size="10pt" style:font-size-asian="10pt"/>
    </style:style>
    <style:style style:name="T774" style:parent-style-name="DefaultParagraphFont" style:family="text">
      <style:text-properties style:font-name="monospace" fo:color="#0000C0" fo:font-size="10pt" style:font-size-asian="10pt"/>
    </style:style>
    <style:style style:name="T775" style:parent-style-name="DefaultParagraphFont" style:family="text">
      <style:text-properties style:font-name="monospace" fo:color="#000000" fo:font-size="10pt" style:font-size-asian="10pt"/>
    </style:style>
    <style:style style:name="T776" style:parent-style-name="DefaultParagraphFont" style:family="text">
      <style:text-properties style:font-name="monospace" fo:color="#000000" fo:font-size="10pt" style:font-size-asian="10pt"/>
    </style:style>
    <style:style style:name="T777" style:parent-style-name="DefaultParagraphFont" style:family="text">
      <style:text-properties style:font-name="monospace" fo:font-weight="bold" style:font-weight-asian="bold" fo:color="#7F0055" fo:font-size="10pt" style:font-size-asian="10pt"/>
    </style:style>
    <style:style style:name="T778" style:parent-style-name="DefaultParagraphFont" style:family="text">
      <style:text-properties style:font-name="monospace" fo:color="#000000" fo:font-size="10pt" style:font-size-asian="10pt"/>
    </style:style>
    <style:style style:name="T779" style:parent-style-name="DefaultParagraphFont" style:family="text">
      <style:text-properties style:font-name="monospace" fo:color="#0000C0" fo:font-size="10pt" style:font-size-asian="10pt"/>
    </style:style>
    <style:style style:name="T780" style:parent-style-name="DefaultParagraphFont" style:family="text">
      <style:text-properties style:font-name="monospace" fo:color="#000000" fo:font-size="10pt" style:font-size-asian="10pt"/>
    </style:style>
    <style:style style:name="T781" style:parent-style-name="DefaultParagraphFont" style:family="text">
      <style:text-properties style:font-name="monospace" fo:color="#000000" fo:font-size="10pt" style:font-size-asian="10pt"/>
    </style:style>
    <style:style style:name="T782" style:parent-style-name="DefaultParagraphFont" style:family="text">
      <style:text-properties style:font-name="monospace" fo:font-weight="bold" style:font-weight-asian="bold" fo:color="#7F0055" fo:font-size="10pt" style:font-size-asian="10pt"/>
    </style:style>
    <style:style style:name="T783" style:parent-style-name="DefaultParagraphFont" style:family="text">
      <style:text-properties style:font-name="monospace" fo:color="#000000" fo:font-size="10pt" style:font-size-asian="10pt"/>
    </style:style>
    <style:style style:name="T784" style:parent-style-name="DefaultParagraphFont" style:family="text">
      <style:text-properties style:font-name="monospace" fo:color="#0000C0" fo:font-size="10pt" style:font-size-asian="10pt"/>
    </style:style>
    <style:style style:name="T785" style:parent-style-name="DefaultParagraphFont" style:family="text">
      <style:text-properties style:font-name="monospace" fo:color="#000000" fo:font-size="10pt" style:font-size-asian="10pt"/>
    </style:style>
    <style:style style:name="T786" style:parent-style-name="DefaultParagraphFont" style:family="text">
      <style:text-properties style:font-name="monospace" fo:color="#000000" fo:font-size="10pt" style:font-size-asian="10pt"/>
    </style:style>
    <style:style style:name="T787" style:parent-style-name="DefaultParagraphFont" style:family="text">
      <style:text-properties style:font-name="monospace" fo:font-weight="bold" style:font-weight-asian="bold" fo:color="#7F0055" fo:font-size="10pt" style:font-size-asian="10pt"/>
    </style:style>
    <style:style style:name="T788" style:parent-style-name="DefaultParagraphFont" style:family="text">
      <style:text-properties style:font-name="monospace" fo:color="#000000" fo:font-size="10pt" style:font-size-asian="10pt"/>
    </style:style>
    <style:style style:name="T789" style:parent-style-name="DefaultParagraphFont" style:family="text">
      <style:text-properties style:font-name="monospace" fo:color="#0000C0" fo:font-size="10pt" style:font-size-asian="10pt"/>
    </style:style>
    <style:style style:name="T790" style:parent-style-name="DefaultParagraphFont" style:family="text">
      <style:text-properties style:font-name="monospace" fo:color="#000000" fo:font-size="10pt" style:font-size-asian="10pt"/>
    </style:style>
    <style:style style:name="T791" style:parent-style-name="DefaultParagraphFont" style:family="text">
      <style:text-properties style:font-name="monospace" fo:color="#000000" fo:font-size="10pt" style:font-size-asian="10pt"/>
    </style:style>
    <style:style style:name="T792" style:parent-style-name="DefaultParagraphFont" style:family="text">
      <style:text-properties style:font-name="monospace" fo:font-weight="bold" style:font-weight-asian="bold" fo:color="#7F0055" fo:font-size="10pt" style:font-size-asian="10pt"/>
    </style:style>
    <style:style style:name="T793" style:parent-style-name="DefaultParagraphFont" style:family="text">
      <style:text-properties style:font-name="monospace" fo:color="#000000" fo:font-size="10pt" style:font-size-asian="10pt"/>
    </style:style>
    <style:style style:name="T794" style:parent-style-name="DefaultParagraphFont" style:family="text">
      <style:text-properties style:font-name="monospace" fo:color="#0000C0" fo:font-size="10pt" style:font-size-asian="10pt"/>
    </style:style>
    <style:style style:name="T795" style:parent-style-name="DefaultParagraphFont" style:family="text">
      <style:text-properties style:font-name="monospace" fo:color="#000000" fo:font-size="10pt" style:font-size-asian="10pt"/>
    </style:style>
    <style:style style:name="T796" style:parent-style-name="DefaultParagraphFont" style:family="text">
      <style:text-properties style:font-name="monospace" fo:color="#000000" fo:font-size="10pt" style:font-size-asian="10pt"/>
    </style:style>
    <style:style style:name="T797" style:parent-style-name="DefaultParagraphFont" style:family="text">
      <style:text-properties style:font-name="monospace" fo:font-weight="bold" style:font-weight-asian="bold" fo:color="#7F0055" fo:font-size="10pt" style:font-size-asian="10pt"/>
    </style:style>
    <style:style style:name="T798" style:parent-style-name="DefaultParagraphFont" style:family="text">
      <style:text-properties style:font-name="monospace" fo:color="#000000" fo:font-size="10pt" style:font-size-asian="10pt"/>
    </style:style>
    <style:style style:name="T799" style:parent-style-name="DefaultParagraphFont" style:family="text">
      <style:text-properties style:font-name="monospace" fo:color="#0000C0" fo:font-size="10pt" style:font-size-asian="10pt"/>
    </style:style>
    <style:style style:name="T800" style:parent-style-name="DefaultParagraphFont" style:family="text">
      <style:text-properties style:font-name="monospace" fo:color="#000000" fo:font-size="10pt" style:font-size-asian="10pt"/>
    </style:style>
    <style:style style:name="T801" style:parent-style-name="DefaultParagraphFont" style:family="text">
      <style:text-properties style:font-name="monospace" fo:color="#000000" fo:font-size="10pt" style:font-size-asian="10pt"/>
    </style:style>
    <style:style style:name="T802" style:parent-style-name="DefaultParagraphFont" style:family="text">
      <style:text-properties style:font-name="monospace" fo:font-weight="bold" style:font-weight-asian="bold" fo:color="#7F0055" fo:font-size="10pt" style:font-size-asian="10pt"/>
    </style:style>
    <style:style style:name="T803" style:parent-style-name="DefaultParagraphFont" style:family="text">
      <style:text-properties style:font-name="monospace" fo:color="#000000" fo:font-size="10pt" style:font-size-asian="10pt"/>
    </style:style>
    <style:style style:name="T804" style:parent-style-name="DefaultParagraphFont" style:family="text">
      <style:text-properties style:font-name="monospace" fo:color="#0000C0" fo:font-size="10pt" style:font-size-asian="10pt"/>
    </style:style>
    <style:style style:name="T805" style:parent-style-name="DefaultParagraphFont" style:family="text">
      <style:text-properties style:font-name="monospace" fo:color="#000000" fo:font-size="10pt" style:font-size-asian="10pt"/>
    </style:style>
    <style:style style:name="T806" style:parent-style-name="DefaultParagraphFont" style:family="text">
      <style:text-properties style:font-name="monospace" fo:color="#000000" fo:font-size="10pt" style:font-size-asian="10pt" fo:background-color="#E8F2FE"/>
    </style:style>
    <style:style style:name="T807" style:parent-style-name="DefaultParagraphFont" style:family="text">
      <style:text-properties style:font-name="monospace" fo:font-weight="bold" style:font-weight-asian="bold" fo:color="#7F0055" fo:font-size="10pt" style:font-size-asian="10pt" fo:background-color="#E8F2FE"/>
    </style:style>
    <style:style style:name="T808" style:parent-style-name="DefaultParagraphFont" style:family="text">
      <style:text-properties style:font-name="monospace" fo:color="#000000" fo:font-size="10pt" style:font-size-asian="10pt" fo:background-color="#E8F2FE"/>
    </style:style>
    <style:style style:name="T809" style:parent-style-name="DefaultParagraphFont" style:family="text">
      <style:text-properties style:font-name="monospace" fo:font-weight="bold" style:font-weight-asian="bold" fo:color="#000000" fo:font-size="10pt" style:font-size-asian="10pt" fo:background-color="#E8F2FE"/>
    </style:style>
    <style:style style:name="T810" style:parent-style-name="DefaultParagraphFont" style:family="text">
      <style:text-properties style:font-name="monospace" fo:color="#000000" fo:font-size="10pt" style:font-size-asian="10pt" fo:background-color="#E8F2FE"/>
    </style:style>
    <style:style style:name="T811" style:parent-style-name="DefaultParagraphFont" style:family="text">
      <style:text-properties style:font-name="monospace" fo:font-weight="bold" style:font-weight-asian="bold" fo:color="#7F0055" fo:font-size="10pt" style:font-size-asian="10pt" fo:background-color="#E8F2FE"/>
    </style:style>
    <style:style style:name="T812" style:parent-style-name="DefaultParagraphFont" style:family="text">
      <style:text-properties style:font-name="monospace" fo:color="#000000" fo:font-size="10pt" style:font-size-asian="10pt" fo:background-color="#E8F2FE"/>
    </style:style>
    <style:style style:name="T813" style:parent-style-name="DefaultParagraphFont" style:family="text">
      <style:text-properties style:font-name="monospace" fo:color="#000000" fo:font-size="10pt" style:font-size-asian="10pt"/>
    </style:style>
    <style:style style:name="T814" style:parent-style-name="DefaultParagraphFont" style:family="text">
      <style:text-properties style:font-name="monospace" fo:color="#005032" fo:font-size="10pt" style:font-size-asian="10pt"/>
    </style:style>
    <style:style style:name="T815" style:parent-style-name="DefaultParagraphFont" style:family="text">
      <style:text-properties style:font-name="monospace" fo:color="#000000" fo:font-size="10pt" style:font-size-asian="10pt"/>
    </style:style>
    <style:style style:name="T816" style:parent-style-name="DefaultParagraphFont" style:family="text">
      <style:text-properties style:font-name="monospace" fo:font-weight="bold" style:font-weight-asian="bold" fo:color="#7F0055" fo:font-size="10pt" style:font-size-asian="10pt"/>
    </style:style>
    <style:style style:name="T817" style:parent-style-name="DefaultParagraphFont" style:family="text">
      <style:text-properties style:font-name="monospace" fo:color="#000000" fo:font-size="10pt" style:font-size-asian="10pt"/>
    </style:style>
    <style:style style:name="T818" style:parent-style-name="DefaultParagraphFont" style:family="text">
      <style:text-properties style:font-name="monospace" fo:font-weight="bold" style:font-weight-asian="bold" fo:color="#7F0055" fo:font-size="10pt" style:font-size-asian="10pt"/>
    </style:style>
    <style:style style:name="T819" style:parent-style-name="DefaultParagraphFont" style:family="text">
      <style:text-properties style:font-name="monospace" fo:color="#000000" fo:font-size="10pt" style:font-size-asian="10pt"/>
    </style:style>
    <style:style style:name="T820" style:parent-style-name="DefaultParagraphFont" style:family="text">
      <style:text-properties style:font-name="monospace" fo:font-weight="bold" style:font-weight-asian="bold" fo:color="#644632" fo:font-size="10pt" style:font-size-asian="10pt"/>
    </style:style>
    <style:style style:name="T821" style:parent-style-name="DefaultParagraphFont" style:family="text">
      <style:text-properties style:font-name="monospace" fo:color="#000000" fo:font-size="10pt" style:font-size-asian="10pt"/>
    </style:style>
    <style:style style:name="T822" style:parent-style-name="DefaultParagraphFont" style:family="text">
      <style:text-properties style:font-name="monospace" fo:font-weight="bold" style:font-weight-asian="bold" fo:color="#7F0055" fo:font-size="10pt" style:font-size-asian="10pt"/>
    </style:style>
    <style:style style:name="T823" style:parent-style-name="DefaultParagraphFont" style:family="text">
      <style:text-properties style:font-name="monospace" fo:color="#000000" fo:font-size="10pt" style:font-size-asian="10pt"/>
    </style:style>
    <style:style style:name="T824" style:parent-style-name="DefaultParagraphFont" style:family="text">
      <style:text-properties style:font-name="monospace" fo:font-weight="bold" style:font-weight-asian="bold" fo:color="#000000" fo:font-size="10pt" style:font-size-asian="10pt"/>
    </style:style>
    <style:style style:name="T825" style:parent-style-name="DefaultParagraphFont" style:family="text">
      <style:text-properties style:font-name="monospace" fo:color="#000000" fo:font-size="10pt" style:font-size-asian="10pt"/>
    </style:style>
    <style:style style:name="T826" style:parent-style-name="DefaultParagraphFont" style:family="text">
      <style:text-properties style:font-name="monospace" fo:font-weight="bold" style:font-weight-asian="bold" fo:color="#7F0055" fo:font-size="10pt" style:font-size-asian="10pt"/>
    </style:style>
    <style:style style:name="P827" style:parent-style-name="Standard" style:family="paragraph">
      <style:text-properties style:font-name="monospace" fo:color="#000000" fo:font-size="10pt" style:font-size-asian="10pt"/>
    </style:style>
    <style:style style:name="T828" style:parent-style-name="DefaultParagraphFont" style:family="text">
      <style:text-properties style:font-name="monospace" fo:color="#000000" fo:font-size="10pt" style:font-size-asian="10pt"/>
    </style:style>
    <style:style style:name="T829" style:parent-style-name="DefaultParagraphFont" style:family="text">
      <style:text-properties style:font-name="monospace" fo:color="#2A00FF" fo:font-size="10pt" style:font-size-asian="10pt"/>
    </style:style>
    <style:style style:name="T830" style:parent-style-name="DefaultParagraphFont" style:family="text">
      <style:text-properties style:font-name="monospace" fo:color="#000000" fo:font-size="10pt" style:font-size-asian="10pt"/>
    </style:style>
    <style:style style:name="T831" style:parent-style-name="DefaultParagraphFont" style:family="text">
      <style:text-properties style:font-name="monospace" fo:color="#005032" fo:font-size="10pt" style:font-size-asian="10pt"/>
    </style:style>
    <style:style style:name="T832" style:parent-style-name="DefaultParagraphFont" style:family="text">
      <style:text-properties style:font-name="monospace" fo:color="#000000" fo:font-size="10pt" style:font-size-asian="10pt"/>
    </style:style>
    <style:style style:name="T833" style:parent-style-name="DefaultParagraphFont" style:family="text">
      <style:text-properties style:font-name="monospace" fo:color="#000000" fo:font-size="10pt" style:font-size-asian="10pt"/>
    </style:style>
    <style:style style:name="T834" style:parent-style-name="DefaultParagraphFont" style:family="text">
      <style:text-properties style:font-name="monospace" fo:color="#3F7F5F" fo:font-size="10pt" style:font-size-asian="10pt"/>
    </style:style>
    <style:style style:name="T835" style:parent-style-name="DefaultParagraphFont" style:family="text">
      <style:text-properties style:font-name="monospace" fo:color="#000000" fo:font-size="10pt" style:font-size-asian="10pt"/>
    </style:style>
    <style:style style:name="T836" style:parent-style-name="DefaultParagraphFont" style:family="text">
      <style:text-properties style:font-name="monospace" fo:color="#0000C0" fo:font-size="10pt" style:font-size-asian="10pt"/>
    </style:style>
    <style:style style:name="T837" style:parent-style-name="DefaultParagraphFont" style:family="text">
      <style:text-properties style:font-name="monospace" fo:color="#000000" fo:font-size="10pt" style:font-size-asian="10pt"/>
    </style:style>
    <style:style style:name="T838" style:parent-style-name="DefaultParagraphFont" style:family="text">
      <style:text-properties style:font-name="monospace" fo:color="#2A00FF" fo:font-size="10pt" style:font-size-asian="10pt"/>
    </style:style>
    <style:style style:name="T839" style:parent-style-name="DefaultParagraphFont" style:family="text">
      <style:text-properties style:font-name="monospace" fo:color="#000000" fo:font-size="10pt" style:font-size-asian="10pt"/>
    </style:style>
    <style:style style:name="T840" style:parent-style-name="DefaultParagraphFont" style:family="text">
      <style:text-properties style:font-name="monospace" fo:color="#000000" fo:font-size="10pt" style:font-size-asian="10pt"/>
    </style:style>
    <style:style style:name="T841" style:parent-style-name="DefaultParagraphFont" style:family="text">
      <style:text-properties style:font-name="monospace" fo:color="#0000C0" fo:font-size="10pt" style:font-size-asian="10pt"/>
    </style:style>
    <style:style style:name="T842" style:parent-style-name="DefaultParagraphFont" style:family="text">
      <style:text-properties style:font-name="monospace" fo:color="#000000" fo:font-size="10pt" style:font-size-asian="10pt"/>
    </style:style>
    <style:style style:name="T843" style:parent-style-name="DefaultParagraphFont" style:family="text">
      <style:text-properties style:font-name="monospace" fo:color="#2A00FF" fo:font-size="10pt" style:font-size-asian="10pt"/>
    </style:style>
    <style:style style:name="T844" style:parent-style-name="DefaultParagraphFont" style:family="text">
      <style:text-properties style:font-name="monospace" fo:color="#000000" fo:font-size="10pt" style:font-size-asian="10pt"/>
    </style:style>
    <style:style style:name="T845" style:parent-style-name="DefaultParagraphFont" style:family="text">
      <style:text-properties style:font-name="monospace" fo:color="#000000" fo:font-size="10pt" style:font-size-asian="10pt"/>
    </style:style>
    <style:style style:name="T846" style:parent-style-name="DefaultParagraphFont" style:family="text">
      <style:text-properties style:font-name="monospace" fo:color="#0000C0" fo:font-size="10pt" style:font-size-asian="10pt"/>
    </style:style>
    <style:style style:name="T847" style:parent-style-name="DefaultParagraphFont" style:family="text">
      <style:text-properties style:font-name="monospace" fo:color="#000000" fo:font-size="10pt" style:font-size-asian="10pt"/>
    </style:style>
    <style:style style:name="T848" style:parent-style-name="DefaultParagraphFont" style:family="text">
      <style:text-properties style:font-name="monospace" fo:color="#2A00FF" fo:font-size="10pt" style:font-size-asian="10pt"/>
    </style:style>
    <style:style style:name="T849" style:parent-style-name="DefaultParagraphFont" style:family="text">
      <style:text-properties style:font-name="monospace" fo:color="#000000" fo:font-size="10pt" style:font-size-asian="10pt"/>
    </style:style>
    <style:style style:name="T850" style:parent-style-name="DefaultParagraphFont" style:family="text">
      <style:text-properties style:font-name="monospace" fo:color="#000000" fo:font-size="10pt" style:font-size-asian="10pt"/>
    </style:style>
    <style:style style:name="T851" style:parent-style-name="DefaultParagraphFont" style:family="text">
      <style:text-properties style:font-name="monospace" fo:color="#0000C0" fo:font-size="10pt" style:font-size-asian="10pt"/>
    </style:style>
    <style:style style:name="T852" style:parent-style-name="DefaultParagraphFont" style:family="text">
      <style:text-properties style:font-name="monospace" fo:color="#000000" fo:font-size="10pt" style:font-size-asian="10pt"/>
    </style:style>
    <style:style style:name="T853" style:parent-style-name="DefaultParagraphFont" style:family="text">
      <style:text-properties style:font-name="monospace" fo:color="#2A00FF" fo:font-size="10pt" style:font-size-asian="10pt"/>
    </style:style>
    <style:style style:name="T854" style:parent-style-name="DefaultParagraphFont" style:family="text">
      <style:text-properties style:font-name="monospace" fo:color="#000000" fo:font-size="10pt" style:font-size-asian="10pt"/>
    </style:style>
    <style:style style:name="T855" style:parent-style-name="DefaultParagraphFont" style:family="text">
      <style:text-properties style:font-name="monospace" fo:color="#000000" fo:font-size="10pt" style:font-size-asian="10pt"/>
    </style:style>
    <style:style style:name="T856" style:parent-style-name="DefaultParagraphFont" style:family="text">
      <style:text-properties style:font-name="monospace" fo:color="#0000C0" fo:font-size="10pt" style:font-size-asian="10pt"/>
    </style:style>
    <style:style style:name="T857" style:parent-style-name="DefaultParagraphFont" style:family="text">
      <style:text-properties style:font-name="monospace" fo:color="#000000" fo:font-size="10pt" style:font-size-asian="10pt"/>
    </style:style>
    <style:style style:name="T858" style:parent-style-name="DefaultParagraphFont" style:family="text">
      <style:text-properties style:font-name="monospace" fo:color="#2A00FF" fo:font-size="10pt" style:font-size-asian="10pt"/>
    </style:style>
    <style:style style:name="T859" style:parent-style-name="DefaultParagraphFont" style:family="text">
      <style:text-properties style:font-name="monospace" fo:color="#000000" fo:font-size="10pt" style:font-size-asian="10pt"/>
    </style:style>
    <style:style style:name="T860" style:parent-style-name="DefaultParagraphFont" style:family="text">
      <style:text-properties style:font-name="monospace" fo:color="#000000" fo:font-size="10pt" style:font-size-asian="10pt"/>
    </style:style>
    <style:style style:name="T861" style:parent-style-name="DefaultParagraphFont" style:family="text">
      <style:text-properties style:font-name="monospace" fo:color="#0000C0" fo:font-size="10pt" style:font-size-asian="10pt"/>
    </style:style>
    <style:style style:name="T862" style:parent-style-name="DefaultParagraphFont" style:family="text">
      <style:text-properties style:font-name="monospace" fo:color="#000000" fo:font-size="10pt" style:font-size-asian="10pt"/>
    </style:style>
    <style:style style:name="T863" style:parent-style-name="DefaultParagraphFont" style:family="text">
      <style:text-properties style:font-name="monospace" fo:color="#2A00FF" fo:font-size="10pt" style:font-size-asian="10pt"/>
    </style:style>
    <style:style style:name="T864" style:parent-style-name="DefaultParagraphFont" style:family="text">
      <style:text-properties style:font-name="monospace" fo:color="#000000" fo:font-size="10pt" style:font-size-asian="10pt"/>
    </style:style>
    <style:style style:name="T865" style:parent-style-name="DefaultParagraphFont" style:family="text">
      <style:text-properties style:font-name="monospace" fo:color="#000000" fo:font-size="10pt" style:font-size-asian="10pt"/>
    </style:style>
    <style:style style:name="T866" style:parent-style-name="DefaultParagraphFont" style:family="text">
      <style:text-properties style:font-name="monospace" fo:color="#000000" fo:font-size="10pt" style:font-size-asian="10pt"/>
    </style:style>
    <style:style style:name="T867" style:parent-style-name="DefaultParagraphFont" style:family="text">
      <style:text-properties style:font-name="monospace" fo:color="#000000" fo:font-size="10pt" style:font-size-asian="10pt"/>
    </style:style>
    <style:style style:name="T868" style:parent-style-name="DefaultParagraphFont" style:family="text">
      <style:text-properties style:font-name="monospace" fo:color="#000000" fo:font-size="10pt" style:font-size-asian="10pt"/>
    </style:style>
    <style:style style:name="P869" style:parent-style-name="Standard" style:family="paragraph">
      <style:text-properties style:font-name="monospace" fo:color="#000000" fo:font-size="10pt" style:font-size-asian="10pt"/>
    </style:style>
    <style:style style:name="P870" style:parent-style-name="Standard" style:family="paragraph">
      <style:text-properties style:font-name="monospace" fo:color="#000000" fo:font-size="10pt" style:font-size-asian="10pt"/>
    </style:style>
    <style:style style:name="P871" style:parent-style-name="Standard" style:family="paragraph">
      <style:text-properties style:font-name="monospace" fo:color="#000000" fo:font-size="10pt" style:font-size-asian="10pt"/>
    </style:style>
    <style:style style:name="P872" style:parent-style-name="Standard" style:family="paragraph">
      <style:text-properties style:font-name="monospace" fo:color="#000000" fo:font-size="10pt" style:font-size-asian="10pt"/>
    </style:style>
    <style:style style:name="T873" style:parent-style-name="DefaultParagraphFont" style:family="text">
      <style:text-properties style:font-name="monospace" fo:font-weight="bold" style:font-weight-asian="bold" fo:color="#000000" fo:font-size="10pt" style:font-size-asian="10pt" fo:background-color="#E8F2FE"/>
    </style:style>
    <style:style style:name="T874" style:parent-style-name="DefaultParagraphFont" style:family="text">
      <style:text-properties style:font-name="monospace" fo:color="#000000" fo:font-size="10pt" style:font-size-asian="10pt" fo:background-color="#E8F2FE"/>
    </style:style>
    <style:style style:name="P875" style:parent-style-name="Standard" style:family="paragraph">
      <style:text-properties style:font-name="monospace" fo:color="#000000" fo:font-size="10pt" style:font-size-asian="10pt" fo:background-color="#E8F2FE"/>
    </style:style>
    <style:style style:name="T876" style:parent-style-name="SourceText" style:family="text">
      <style:text-properties style:font-name="monospace" fo:color="#000000" fo:font-size="10pt" style:font-size-asian="10pt"/>
    </style:style>
    <style:style style:name="T877" style:parent-style-name="SourceText" style:family="text">
      <style:text-properties style:font-name="monospace" fo:color="#2A00FF" fo:font-size="10pt" style:font-size-asian="10pt"/>
    </style:style>
    <style:style style:name="T878" style:parent-style-name="SourceText" style:family="text">
      <style:text-properties style:font-name="monospace" fo:color="#000000" fo:font-size="10pt" style:font-size-asian="10pt"/>
    </style:style>
    <style:style style:name="T879" style:parent-style-name="SourceText" style:family="text">
      <style:text-properties style:font-name="monospace" fo:color="#005032" fo:font-size="10pt" style:font-size-asian="10pt"/>
    </style:style>
    <style:style style:name="T880" style:parent-style-name="SourceText" style:family="text">
      <style:text-properties style:font-name="monospace" fo:color="#000000" fo:font-size="10pt" style:font-size-asian="10pt"/>
    </style:style>
    <style:style style:name="T881" style:parent-style-name="SourceText" style:family="text">
      <style:text-properties style:font-name="monospace" fo:color="#000000" fo:font-size="10pt" style:font-size-asian="10pt"/>
    </style:style>
    <style:style style:name="T882" style:parent-style-name="SourceText" style:family="text">
      <style:text-properties style:font-name="monospace" fo:color="#000000" fo:font-size="10pt" style:font-size-asian="10pt"/>
    </style:style>
    <style:style style:name="T883" style:parent-style-name="SourceText" style:family="text">
      <style:text-properties style:font-name="monospace" fo:color="#000000" fo:font-size="10pt" style:font-size-asian="10pt"/>
    </style:style>
    <style:style style:name="P884" style:parent-style-name="PreformattedText" style:family="paragraph">
      <style:paragraph-properties fo:margin-bottom="0.1965in"/>
    </style:style>
    <style:style style:name="P885" style:parent-style-name="PreformattedText" style:family="paragraph">
      <style:paragraph-properties fo:margin-bottom="0.1965in"/>
    </style:style>
    <style:style style:name="P886" style:parent-style-name="PreformattedText" style:family="paragraph">
      <style:paragraph-properties fo:margin-bottom="0.1965in"/>
    </style:style>
    <style:style style:name="T887" style:parent-style-name="DefaultParagraphFont" style:family="text">
      <style:text-properties style:font-name="monospace" fo:font-weight="bold" style:font-weight-asian="bold" fo:color="#7F0055" fo:font-size="10pt" style:font-size-asian="10pt"/>
    </style:style>
    <style:style style:name="T888" style:parent-style-name="DefaultParagraphFont" style:family="text">
      <style:text-properties style:font-name="monospace" fo:color="#000000" fo:font-size="10pt" style:font-size-asian="10pt"/>
    </style:style>
    <style:style style:name="T889" style:parent-style-name="DefaultParagraphFont" style:family="text">
      <style:text-properties style:font-name="monospace" fo:font-weight="bold" style:font-weight-asian="bold" fo:color="#7F0055" fo:font-size="10pt" style:font-size-asian="10pt"/>
    </style:style>
    <style:style style:name="T890" style:parent-style-name="DefaultParagraphFont" style:family="text">
      <style:text-properties style:font-name="monospace" fo:color="#000000" fo:font-size="10pt" style:font-size-asian="10pt"/>
    </style:style>
    <style:style style:name="T891" style:parent-style-name="DefaultParagraphFont" style:family="text">
      <style:text-properties style:font-name="monospace" fo:font-weight="bold" style:font-weight-asian="bold" fo:color="#644632" fo:font-size="10pt" style:font-size-asian="10pt"/>
    </style:style>
    <style:style style:name="T892" style:parent-style-name="DefaultParagraphFont" style:family="text">
      <style:text-properties style:font-name="monospace" fo:color="#000000" fo:font-size="10pt" style:font-size-asian="10pt"/>
    </style:style>
    <style:style style:name="T893" style:parent-style-name="DefaultParagraphFont" style:family="text">
      <style:text-properties style:font-name="monospace" fo:font-weight="bold" style:font-weight-asian="bold" fo:color="#7F0055" fo:font-size="10pt" style:font-size-asian="10pt"/>
    </style:style>
    <style:style style:name="T894" style:parent-style-name="DefaultParagraphFont" style:family="text">
      <style:text-properties style:font-name="monospace" fo:color="#000000" fo:font-size="10pt" style:font-size-asian="10pt"/>
    </style:style>
    <style:style style:name="T895" style:parent-style-name="DefaultParagraphFont" style:family="text">
      <style:text-properties style:font-name="monospace" fo:color="#005032" fo:font-size="10pt" style:font-size-asian="10pt"/>
    </style:style>
    <style:style style:name="P896" style:parent-style-name="Standard" style:family="paragraph">
      <style:text-properties style:font-name="monospace" fo:color="#000000" fo:font-size="10pt" style:font-size-asian="10pt"/>
    </style:style>
    <style:style style:name="T897" style:parent-style-name="DefaultParagraphFont" style:family="text">
      <style:text-properties style:font-name="monospace" fo:font-weight="bold" style:font-weight-asian="bold" fo:color="#7F0055" fo:font-size="10pt" style:font-size-asian="10pt"/>
    </style:style>
    <style:style style:name="T898" style:parent-style-name="DefaultParagraphFont" style:family="text">
      <style:text-properties style:font-name="monospace" fo:color="#000000" fo:font-size="10pt" style:font-size-asian="10pt"/>
    </style:style>
    <style:style style:name="T899" style:parent-style-name="DefaultParagraphFont" style:family="text">
      <style:text-properties style:font-name="monospace" fo:color="#000000" fo:font-size="10pt" style:font-size-asian="10pt"/>
    </style:style>
    <style:style style:name="T900" style:parent-style-name="DefaultParagraphFont" style:family="text">
      <style:text-properties style:font-name="monospace" fo:font-weight="bold" style:font-weight-asian="bold" fo:color="#7F0055" fo:font-size="10pt" style:font-size-asian="10pt"/>
    </style:style>
    <style:style style:name="T901" style:parent-style-name="DefaultParagraphFont" style:family="text">
      <style:text-properties style:font-name="monospace" fo:color="#000000" fo:font-size="10pt" style:font-size-asian="10pt"/>
    </style:style>
    <style:style style:name="T902" style:parent-style-name="DefaultParagraphFont" style:family="text">
      <style:text-properties style:font-name="monospace" fo:font-weight="bold" style:font-weight-asian="bold" fo:color="#7F0055" fo:font-size="10pt" style:font-size-asian="10pt"/>
    </style:style>
    <style:style style:name="T903" style:parent-style-name="DefaultParagraphFont" style:family="text">
      <style:text-properties style:font-name="monospace" fo:color="#000000" fo:font-size="10pt" style:font-size-asian="10pt"/>
    </style:style>
    <style:style style:name="T904" style:parent-style-name="DefaultParagraphFont" style:family="text">
      <style:text-properties style:font-name="monospace" fo:font-weight="bold" style:font-weight-asian="bold" fo:color="#7F0055" fo:font-size="10pt" style:font-size-asian="10pt"/>
    </style:style>
    <style:style style:name="T905" style:parent-style-name="DefaultParagraphFont" style:family="text">
      <style:text-properties style:font-name="monospace" fo:color="#000000" fo:font-size="10pt" style:font-size-asian="10pt"/>
    </style:style>
    <style:style style:name="T906" style:parent-style-name="DefaultParagraphFont" style:family="text">
      <style:text-properties style:font-name="monospace" fo:font-style="italic" style:font-style-asian="italic" fo:color="#0000C0" fo:font-size="10pt" style:font-size-asian="10pt"/>
    </style:style>
    <style:style style:name="T907" style:parent-style-name="DefaultParagraphFont" style:family="text">
      <style:text-properties style:font-name="monospace" fo:color="#000000" fo:font-size="10pt" style:font-size-asian="10pt"/>
    </style:style>
    <style:style style:name="P908" style:parent-style-name="Standard" style:family="paragraph">
      <style:text-properties style:font-name="monospace" fo:color="#000000" fo:font-size="10pt" style:font-size-asian="10pt"/>
    </style:style>
    <style:style style:name="P909" style:parent-style-name="Standard" style:family="paragraph">
      <style:text-properties style:font-name="monospace" fo:font-size="10pt" style:font-size-asian="10pt"/>
    </style:style>
    <style:style style:name="P910" style:parent-style-name="Standard" style:family="paragraph">
      <style:text-properties style:font-name="monospace" fo:font-size="10pt" style:font-size-asian="10pt"/>
    </style:style>
    <style:style style:name="T911" style:parent-style-name="DefaultParagraphFont" style:family="text">
      <style:text-properties style:font-name="monospace" fo:font-weight="bold" style:font-weight-asian="bold" fo:color="#7F0055" fo:font-size="10pt" style:font-size-asian="10pt"/>
    </style:style>
    <style:style style:name="T912" style:parent-style-name="DefaultParagraphFont" style:family="text">
      <style:text-properties style:font-name="monospace" fo:color="#000000" fo:font-size="10pt" style:font-size-asian="10pt"/>
    </style:style>
    <style:style style:name="T913" style:parent-style-name="DefaultParagraphFont" style:family="text">
      <style:text-properties style:font-name="monospace" fo:font-weight="bold" style:font-weight-asian="bold" fo:color="#7F0055" fo:font-size="10pt" style:font-size-asian="10pt"/>
    </style:style>
    <style:style style:name="T914" style:parent-style-name="DefaultParagraphFont" style:family="text">
      <style:text-properties style:font-name="monospace" fo:color="#000000" fo:font-size="10pt" style:font-size-asian="10pt"/>
    </style:style>
    <style:style style:name="T915" style:parent-style-name="DefaultParagraphFont" style:family="text">
      <style:text-properties style:font-name="monospace" fo:font-weight="bold" style:font-weight-asian="bold" fo:color="#644632" fo:font-size="10pt" style:font-size-asian="10pt"/>
    </style:style>
    <style:style style:name="T916" style:parent-style-name="DefaultParagraphFont" style:family="text">
      <style:text-properties style:font-name="monospace" fo:color="#000000" fo:font-size="10pt" style:font-size-asian="10pt"/>
    </style:style>
    <style:style style:name="T917" style:parent-style-name="DefaultParagraphFont" style:family="text">
      <style:text-properties style:font-name="monospace" fo:font-weight="bold" style:font-weight-asian="bold" fo:color="#7F0055" fo:font-size="10pt" style:font-size-asian="10pt"/>
    </style:style>
    <style:style style:name="T918" style:parent-style-name="DefaultParagraphFont" style:family="text">
      <style:text-properties style:font-name="monospace" fo:color="#000000" fo:font-size="10pt" style:font-size-asian="10pt"/>
    </style:style>
    <style:style style:name="T919" style:parent-style-name="DefaultParagraphFont" style:family="text">
      <style:text-properties style:font-name="monospace" fo:font-weight="bold" style:font-weight-asian="bold" fo:color="#7F0055" fo:font-size="10pt" style:font-size-asian="10pt"/>
    </style:style>
    <style:style style:name="T920" style:parent-style-name="DefaultParagraphFont" style:family="text">
      <style:text-properties style:font-name="monospace" fo:color="#000000" fo:font-size="10pt" style:font-size-asian="10pt"/>
    </style:style>
    <style:style style:name="T921" style:parent-style-name="DefaultParagraphFont" style:family="text">
      <style:text-properties style:font-name="monospace" fo:font-style="italic" style:font-style-asian="italic" fo:color="#0000C0" fo:font-size="10pt" style:font-size-asian="10pt"/>
    </style:style>
    <style:style style:name="T922" style:parent-style-name="DefaultParagraphFont" style:family="text">
      <style:text-properties style:font-name="monospace" fo:color="#000000" fo:font-size="10pt" style:font-size-asian="10pt"/>
    </style:style>
    <style:style style:name="T923" style:parent-style-name="SourceText" style:family="text">
      <style:text-properties style:font-name="monospace" fo:font-size="10pt" style:font-size-asian="10pt"/>
    </style:style>
    <style:style style:name="T924" style:parent-style-name="SourceText" style:family="text">
      <style:text-properties style:font-name="monospace" fo:color="#000000" fo:font-size="10pt" style:font-size-asian="10pt"/>
    </style:style>
    <style:style style:name="T925" style:parent-style-name="SourceText" style:family="text">
      <style:text-properties style:font-name="monospace" fo:color="#000000" fo:font-size="10pt" style:font-size-asian="10pt"/>
    </style:style>
    <style:style style:name="T926" style:parent-style-name="SourceText" style:family="text">
      <style:text-properties style:font-name="monospace" fo:color="#000000" fo:font-size="10pt" style:font-size-asian="10pt"/>
    </style:style>
    <style:style style:name="T927" style:parent-style-name="SourceText" style:family="text">
      <style:text-properties fo:color="#000000"/>
    </style:style>
    <style:style style:name="T928" style:parent-style-name="SourceText" style:family="text">
      <style:text-properties style:font-name="monospace" fo:color="#000000" fo:font-size="10pt" style:font-size-asian="10pt"/>
    </style:style>
    <style:style style:family="graphic" style:name="a0">
      <style:graphic-properties style:vertical-pos="middle"/>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entry-template text:outline-level="6" text:style-name="TOC6">
            <text:index-entry-link-start/>
            <text:index-entry-text/>
            <text:index-entry-tab-stop style:leader-char="." style:type="right"/>
            <text:index-entry-page-number/>
            <text:index-entry-link-end/>
          </text:table-of-content-entry-template>
          <text:table-of-content-entry-template text:outline-level="7" text:style-name="TOC7">
            <text:index-entry-link-start/>
            <text:index-entry-text/>
            <text:index-entry-tab-stop style:leader-char="." style:type="right"/>
            <text:index-entry-page-number/>
            <text:index-entry-link-end/>
          </text:table-of-content-entry-template>
          <text:table-of-content-entry-template text:outline-level="8" text:style-name="TOC8">
            <text:index-entry-link-start/>
            <text:index-entry-text/>
            <text:index-entry-tab-stop style:leader-char="." style:type="right"/>
            <text:index-entry-page-number/>
            <text:index-entry-link-end/>
          </text:table-of-content-entry-template>
          <text:table-of-content-entry-template text:outline-level="9" text:style-name="TOC9">
            <text:index-entry-link-start/>
            <text:index-entry-text/>
            <text:index-entry-tab-stop style:leader-char="." style:type="right"/>
            <text:index-entry-page-number/>
            <text:index-entry-link-end/>
          </text:table-of-content-entry-template>
        </text:table-of-content-source>
        <text:index-body>
          <text:p text:style-name="P1"><text:a xlink:href="#_Toc78401337" office:target-frame-name="_top" xlink:show="replace"><text:span text:style-name="Hyperlink">1</text:span><text:tab/>5</text:a></text:p>
          <text:p text:style-name="P2"><text:a xlink:href="#_Toc78401338" office:target-frame-name="_top" xlink:show="replace"><text:span text:style-name="Hyperlink">2</text:span><text:span text:style-name="T3"><text:tab/></text:span><text:span text:style-name="Hyperlink">Compiling methods</text:span><text:tab/>5</text:a></text:p>
          <text:p text:style-name="P4"><text:a xlink:href="#_Toc78401339" office:target-frame-name="_top" xlink:show="replace"><text:span text:style-name="Hyperlink">2.1</text:span><text:span text:style-name="T5"><text:tab/></text:span><text:span text:style-name="Hyperlink">G++</text:span><text:tab/>5</text:a></text:p>
          <text:p text:style-name="P6"><text:a xlink:href="#_Toc78401340" office:target-frame-name="_top" xlink:show="replace"><text:span text:style-name="Hyperlink">2.1.1</text:span><text:span text:style-name="T7"><text:tab/></text:span><text:span text:style-name="Hyperlink">Version, Mar. 24, 2019</text:span><text:tab/>5</text:a></text:p>
          <text:p text:style-name="P8"><text:a xlink:href="#_Toc78401341" office:target-frame-name="_top" xlink:show="replace"><text:span text:style-name="Hyperlink">2.1.2</text:span><text:span text:style-name="T9"><text:tab/></text:span><text:span text:style-name="Hyperlink">Using g++ to compile, Jan. 22, 2019</text:span><text:tab/>5</text:a></text:p>
          <text:p text:style-name="P10"><text:a xlink:href="#_Toc78401342" office:target-frame-name="_top" xlink:show="replace"><text:span text:style-name="Hyperlink">2.2</text:span><text:span text:style-name="T11"><text:tab/></text:span><text:span text:style-name="Hyperlink">automatically update the source file without changing the content, May 12, 2019</text:span><text:tab/>5</text:a></text:p>
          <text:p text:style-name="P12"><text:a xlink:href="#_Toc78401343" office:target-frame-name="_top" xlink:show="replace"><text:span text:style-name="Hyperlink">3</text:span><text:span text:style-name="T13"><text:tab/></text:span><text:span text:style-name="Hyperlink">Header file</text:span><text:tab/>6</text:a></text:p>
          <text:p text:style-name="P14"><text:a xlink:href="#_Toc78401344" office:target-frame-name="_top" xlink:show="replace"><text:span text:style-name="Hyperlink">3.1</text:span><text:span text:style-name="T15"><text:tab/></text:span><text:span text:style-name="Hyperlink">Linux header files, Mar. 24, 2019</text:span><text:tab/>6</text:a></text:p>
          <text:p text:style-name="P16"><text:a xlink:href="#_Toc78401345" office:target-frame-name="_top" xlink:show="replace"><text:span text:style-name="Hyperlink">3.1.1</text:span><text:span text:style-name="T17"><text:tab/></text:span><text:span text:style-name="Hyperlink">Location</text:span><text:tab/>6</text:a></text:p>
          <text:p text:style-name="P18"><text:a xlink:href="#_Toc78401346" office:target-frame-name="_top" xlink:show="replace"><text:span text:style-name="Hyperlink">3.2</text:span><text:span text:style-name="T19"><text:tab/></text:span><text:span text:style-name="Hyperlink">Application</text:span><text:tab/>6</text:a></text:p>
          <text:p text:style-name="P20"><text:a xlink:href="#_Toc78401347" office:target-frame-name="_top" xlink:show="replace"><text:span text:style-name="Hyperlink">3.3</text:span><text:span text:style-name="T21"><text:tab/></text:span><text:span text:style-name="Hyperlink">Include guards, Mar. 21, 2019</text:span><text:tab/>6</text:a></text:p>
          <text:p text:style-name="P22"><text:a xlink:href="#_Toc78401348" office:target-frame-name="_top" xlink:show="replace"><text:span text:style-name="Hyperlink">4</text:span><text:span text:style-name="T23"><text:tab/></text:span><text:span text:style-name="Hyperlink">Datatype</text:span><text:tab/>6</text:a></text:p>
          <text:p text:style-name="P24"><text:a xlink:href="#_Toc78401349" office:target-frame-name="_top" xlink:show="replace"><text:span text:style-name="Hyperlink">4.1</text:span><text:span text:style-name="T25"><text:tab/></text:span><text:span text:style-name="Hyperlink">Size of datatype</text:span><text:tab/>6</text:a></text:p>
          <text:p text:style-name="P26"><text:a xlink:href="#_Toc78401350" office:target-frame-name="_top" xlink:show="replace"><text:span text:style-name="Hyperlink">4.2</text:span><text:span text:style-name="T27"><text:tab/></text:span><text:span text:style-name="Hyperlink">Type category</text:span><text:tab/>7</text:a></text:p>
          <text:p text:style-name="P28"><text:a xlink:href="#_Toc78401351" office:target-frame-name="_top" xlink:show="replace"><text:span text:style-name="Hyperlink">4.2.1</text:span><text:span text:style-name="T29"><text:tab/></text:span><text:span text:style-name="Hyperlink">Double</text:span><text:tab/>7</text:a></text:p>
          <text:p text:style-name="P30"><text:a xlink:href="#_Toc78401352" office:target-frame-name="_top" xlink:show="replace"><text:span text:style-name="Hyperlink">4.2.2</text:span><text:span text:style-name="T31"><text:tab/></text:span><text:span text:style-name="Hyperlink">Bool</text:span><text:tab/>7</text:a></text:p>
          <text:p text:style-name="P32"><text:a xlink:href="#_Toc78401353" office:target-frame-name="_top" xlink:show="replace"><text:span text:style-name="Hyperlink">4.2.3</text:span><text:span text:style-name="T33"><text:tab/></text:span><text:span text:style-name="Hyperlink">std::vector</text:span><text:tab/>7</text:a></text:p>
          <text:p text:style-name="P34"><text:a xlink:href="#_Toc78401354" office:target-frame-name="_top" xlink:show="replace"><text:span text:style-name="Hyperlink">4.2.4</text:span><text:span text:style-name="T35"><text:tab/></text:span><text:span text:style-name="Hyperlink">typedef, June 6, 2019</text:span><text:tab/>7</text:a></text:p>
          <text:p text:style-name="P36"><text:a xlink:href="#_Toc78401355" office:target-frame-name="_top" xlink:show="replace"><text:span text:style-name="Hyperlink">4.3</text:span><text:span text:style-name="T37"><text:tab/></text:span><text:span text:style-name="Hyperlink">Tensor</text:span><text:tab/>7</text:a></text:p>
          <text:p text:style-name="P38"><text:a xlink:href="#_Toc78401356" office:target-frame-name="_top" xlink:show="replace"><text:span text:style-name="Hyperlink">4.4</text:span><text:span text:style-name="T39"><text:tab/></text:span><text:span text:style-name="Hyperlink">Point &lt;dim&gt;</text:span><text:tab/>7</text:a></text:p>
          <text:p text:style-name="P40"><text:a xlink:href="#_Toc78401357" office:target-frame-name="_top" xlink:show="replace"><text:span text:style-name="Hyperlink">4.5</text:span><text:span text:style-name="T41"><text:tab/></text:span><text:span text:style-name="Hyperlink">Global variable</text:span><text:tab/>8</text:a></text:p>
          <text:p text:style-name="P42"><text:a xlink:href="#_Toc78401358" office:target-frame-name="_top" xlink:show="replace"><text:span text:style-name="Hyperlink">4.6</text:span><text:span text:style-name="T43"><text:tab/></text:span><text:span text:style-name="Hyperlink">Array</text:span><text:tab/>8</text:a></text:p>
          <text:p text:style-name="P44"><text:a xlink:href="#_Toc78401359" office:target-frame-name="_top" xlink:show="replace"><text:span text:style-name="Hyperlink">4.6.1</text:span><text:span text:style-name="T45"><text:tab/></text:span><text:span text:style-name="Hyperlink">Create an array</text:span><text:tab/>8</text:a></text:p>
          <text:p text:style-name="P46"><text:a xlink:href="#_Toc78401360" office:target-frame-name="_top" xlink:show="replace"><text:span text:style-name="Hyperlink">5</text:span><text:span text:style-name="T47"><text:tab/></text:span><text:span text:style-name="Hyperlink">Terminology</text:span><text:tab/>8</text:a></text:p>
          <text:p text:style-name="P48"><text:a xlink:href="#_Toc78401361" office:target-frame-name="_top" xlink:show="replace"><text:span text:style-name="Hyperlink">5.1</text:span><text:span text:style-name="T49"><text:tab/></text:span><text:span text:style-name="Hyperlink">Address, <text:s/></text:span><text:span text:style-name="T50">Lecture 31</text:span><text:tab/>8</text:a></text:p>
          <text:p text:style-name="P51"><text:a xlink:href="#_Toc78401362" office:target-frame-name="_top" xlink:show="replace"><text:span text:style-name="Hyperlink">5.2</text:span><text:span text:style-name="T52"><text:tab/></text:span><text:span text:style-name="Hyperlink">Pointer</text:span><text:tab/>8</text:a></text:p>
          <text:p text:style-name="P53"><text:a xlink:href="#_Toc78401363" office:target-frame-name="_top" xlink:show="replace"><text:span text:style-name="Hyperlink">5.2.1</text:span><text:span text:style-name="T54"><text:tab/></text:span><text:span text:style-name="Hyperlink">The size of a pointer</text:span><text:tab/>9</text:a></text:p>
          <text:p text:style-name="P55"><text:a xlink:href="#_Toc78401364" office:target-frame-name="_top" xlink:show="replace"><text:span text:style-name="Hyperlink">5.2.2</text:span><text:span text:style-name="T56"><text:tab/></text:span><text:span text:style-name="Hyperlink">Pointers to chars</text:span><text:tab/>9</text:a></text:p>
          <text:p text:style-name="P57"><text:a xlink:href="#_Toc78401365" office:target-frame-name="_top" xlink:show="replace"><text:span text:style-name="Hyperlink">5.3</text:span><text:span text:style-name="T58"><text:tab/></text:span><text:span text:style-name="Hyperlink">Reference</text:span><text:tab/>10</text:a></text:p>
          <text:p text:style-name="P59"><text:a xlink:href="#_Toc78401366" office:target-frame-name="_top" xlink:show="replace"><text:span text:style-name="Hyperlink">5.3.1</text:span><text:span text:style-name="T60"><text:tab/></text:span><text:span text:style-name="Hyperlink">&amp; used in a declaration</text:span><text:tab/>10</text:a></text:p>
          <text:p text:style-name="P61"><text:a xlink:href="#_Toc78401367" office:target-frame-name="_top" xlink:show="replace"><text:span text:style-name="Hyperlink">5.</text:span><text:span text:style-name="Hyperlink">4</text:span><text:span text:style-name="T62"><text:tab/></text:span><text:span text:style-name="Hyperlink">loop</text:span><text:tab/>10</text:a></text:p>
          <text:p text:style-name="P63"><text:a xlink:href="#_Toc78401368" office:target-frame-name="_top" xlink:show="replace"><text:span text:style-name="Hyperlink">5.4.1</text:span><text:span text:style-name="T64"><text:tab/></text:span><text:span text:style-name="Hyperlink">Convert iterator to index, Jan. 7, 2019</text:span><text:tab/>10</text:a></text:p>
          <text:p text:style-name="P65"><text:a xlink:href="#_Toc78401369" office:target-frame-name="_top" xlink:show="replace"><text:span text:style-name="Hyperlink">5.5</text:span><text:span text:style-name="T66"><text:tab/></text:span><text:span text:style-name="Hyperlink">Method</text:span><text:tab/>11</text:a></text:p>
          <text:p text:style-name="P67"><text:a xlink:href="#_Toc78401370" office:target-frame-name="_top" xlink:show="replace"><text:span text:style-name="Hyperlink">5.6</text:span><text:span text:style-name="T68"><text:tab/></text:span><text:span text:style-name="Hyperlink">Const qualifier</text:span><text:tab/>11</text:a></text:p>
          <text:p text:style-name="P69"><text:a xlink:href="#_Toc78401371" office:target-frame-name="_top" xlink:show="replace"><text:span text:style-name="Hyperlink">5.6.1</text:span><text:span text:style-name="T70"><text:tab/></text:span><text:span text:style-name="Hyperlink">error: passing xxx as<text:s/></text:span><text:span text:style-name="Hyperlink">'this' argument of xxx discards qualifiers, 9-3-2018</text:span><text:tab/>11</text:a></text:p>
          <text:p text:style-name="P71"><text:a xlink:href="#_Toc78401372" office:target-frame-name="_top" xlink:show="replace"><text:span text:style-name="Hyperlink">5.7</text:span><text:span text:style-name="T72"><text:tab/></text:span><text:span text:style-name="Hyperlink">const function</text:span><text:tab/>11</text:a></text:p>
          <text:p text:style-name="P73"><text:a xlink:href="#_Toc78401373" office:target-frame-name="_top" xlink:show="replace"><text:span text:style-name="Hyperlink">5.8</text:span><text:span text:style-name="T74"><text:tab/></text:span><text:span text:style-name="Hyperlink">Memory</text:span><text:tab/>11</text:a></text:p>
          <text:p text:style-name="P75"><text:a xlink:href="#_Toc78401374" office:target-frame-name="_top" xlink:show="replace"><text:span text:style-name="Hyperlink">5.9</text:span><text:span text:style-name="T76"><text:tab/></text:span><text:span text:style-name="Hyperlink">Operators</text:span><text:tab/>11</text:a></text:p>
          <text:p text:style-name="P77"><text:a xlink:href="#_Toc78401375" office:target-frame-name="_top" xlink:show="replace"><text:span text:style-name="Hyperlink">5.9.1</text:span><text:span text:style-name="T78"><text:tab/></text:span><text:span text:style-name="Hyperlink">Description of op</text:span><text:span text:style-name="Hyperlink">erators</text:span><text:tab/>11</text:a></text:p>
          <text:p text:style-name="P79"><text:a xlink:href="#_Toc78401376" office:target-frame-name="_top" xlink:show="replace"><text:span text:style-name="Hyperlink">5.10</text:span><text:span text:style-name="T80"><text:tab/></text:span><text:span text:style-name="Hyperlink">pair</text:span><text:tab/>12</text:a></text:p>
          <text:p text:style-name="P81"><text:a xlink:href="#_Toc78401377" office:target-frame-name="_top" xlink:show="replace"><text:span text:style-name="Hyperlink">5.10.1</text:span><text:span text:style-name="T82"><text:tab/></text:span><text:span text:style-name="Hyperlink">Define and fill in pairs, Jan. 6, 2019</text:span><text:tab/>12</text:a></text:p>
          <text:p text:style-name="P83"><text:a xlink:href="#_Toc78401378" office:target-frame-name="_top" xlink:show="replace"><text:span text:style-name="Hyperlink">5.10.2</text:span><text:span text:style-name="T84"><text:tab/></text:span><text:span text:style-name="Hyperlink">print out pair elements, Jan. 6, 19</text:span><text:tab/>12</text:a></text:p>
          <text:p text:style-name="P85"><text:a xlink:href="#_Toc78401379" office:target-frame-name="_top" xlink:show="replace"><text:span text:style-name="Hyperlink">5.10.3</text:span><text:span text:style-name="T86"><text:tab/></text:span><text:span text:style-name="Hyperlink">reorder pair elements according to one set of numbers, Jan. 6, 19</text:span><text:tab/>13</text:a></text:p>
          <text:p text:style-name="P87"><text:a xlink:href="#_Toc78401380" office:target-frame-name="_top" xlink:show="replace"><text:span text:style-name="Hyperlink">6</text:span><text:span text:style-name="T88"><text:tab/></text:span><text:span text:style-name="Hyperlink">Function</text:span><text:tab/>13</text:a></text:p>
          <text:p text:style-name="P89"><text:a xlink:href="#_Toc78401381" office:target-frame-name="_top" xlink:show="replace"><text:span text:style-name="Hyperlink">6.1.1</text:span><text:span text:style-name="T90"><text:tab/></text:span><text:span text:style-name="Hyperlink">Function prototyping</text:span><text:tab/>13</text:a></text:p>
          <text:p text:style-name="P91"><text:a xlink:href="#_Toc78401382" office:target-frame-name="_top" xlink:show="replace"><text:span text:style-name="Hyperlink">6.2</text:span><text:span text:style-name="T92"><text:tab/></text:span><text:span text:style-name="Hyperlink">Function o</text:span><text:span text:style-name="Hyperlink">verloading, Lecture 52</text:span><text:tab/>13</text:a></text:p>
          <text:p text:style-name="P93"><text:a xlink:href="#_Toc78401383" office:target-frame-name="_top" xlink:show="replace"><text:span text:style-name="Hyperlink">6.3</text:span><text:span text:style-name="T94"><text:tab/></text:span><text:span text:style-name="Hyperlink">Implement a function dot that returns the dot product of two double arrays, 5-10-2017</text:span><text:tab/>14</text:a></text:p>
          <text:p text:style-name="P95"><text:a xlink:href="#_Toc78401384" office:target-frame-name="_top" xlink:show="replace"><text:span text:style-name="Hyperlink">7</text:span><text:span text:style-name="T96"><text:tab/></text:span><text:span text:style-name="Hyperlink">class</text:span><text:tab/>14</text:a></text:p>
          <text:p text:style-name="P97"><text:a xlink:href="#_Toc78401385" office:target-frame-name="_top" xlink:show="replace"><text:span text:style-name="Hyperlink">7.1</text:span><text:span text:style-name="T98"><text:tab/></text:span><text:span text:style-name="Hyperlink">access specifiers</text:span><text:tab/>14</text:a></text:p>
          <text:p text:style-name="P99"><text:a xlink:href="#_Toc78401386" office:target-frame-name="_top" xlink:show="replace"><text:span text:style-name="Hyperlink">7.2</text:span><text:span text:style-name="T100"><text:tab/></text:span><text:span text:style-name="Hyperlink">Data member initialization</text:span><text:tab/>14</text:a></text:p>
          <text:p text:style-name="P101"><text:a xlink:href="#_Toc78401387" office:target-frame-name="_top" xlink:show="replace"><text:span text:style-name="Hyperlink">7.2.1</text:span><text:span text:style-name="T102"><text:tab/></text:span><text:span text:style-name="Hyperlink">In the class declaration, Dec. 30, 2018</text:span><text:tab/>14</text:a></text:p>
          <text:p text:style-name="P103"><text:a xlink:href="#_Toc78401388" office:target-frame-name="_top" xlink:show="replace"><text:span text:style-name="Hyperlink">7.2.2</text:span><text:span text:style-name="T104"><text:tab/></text:span><text:span text:style-name="Hyperlink">Outside the class declaration, Dec. 30, 2018</text:span><text:tab/>15</text:a></text:p>
          <text:p text:style-name="P105"><text:a xlink:href="#_Toc78401389" office:target-frame-name="_top" xlink:show="replace"><text:span text:style-name="Hyperlink">7.2</text:span><text:span text:style-name="Hyperlink">.3</text:span><text:span text:style-name="T106"><text:tab/></text:span><text:span text:style-name="Hyperlink">Static variable, Oct. 17, 2018</text:span><text:tab/>15</text:a></text:p>
          <text:p text:style-name="P107"><text:a xlink:href="#_Toc78401390" office:target-frame-name="_top" xlink:show="replace"><text:span text:style-name="Hyperlink">7.3</text:span><text:span text:style-name="T108"><text:tab/></text:span><text:span text:style-name="Hyperlink">Constructor</text:span><text:tab/>15</text:a></text:p>
          <text:p text:style-name="P109"><text:a xlink:href="#_Toc78401391" office:target-frame-name="_top" xlink:show="replace"><text:span text:style-name="Hyperlink">7.3.1</text:span><text:span text:style-name="T110"><text:tab/></text:span><text:span text:style-name="Hyperlink">Ctor-initializer, Nov. 2018</text:span><text:tab/>15</text:a></text:p>
          <text:p text:style-name="P111"><text:a xlink:href="#_Toc78401392" office:target-frame-name="_top" xlink:show="replace"><text:span text:style-name="Hyperlink">7.3.2</text:span><text:span text:style-name="T112"><text:tab/></text:span><text:span text:style-name="Hyperlink">Usage of constructor parameters, Nov 5, 2018</text:span><text:tab/>15</text:a></text:p>
          <text:p text:style-name="P113"><text:a xlink:href="#_Toc78401393" office:target-frame-name="_top" xlink:show="replace"><text:span text:style-name="Hyperlink">7.3.3</text:span><text:span text:style-name="T114"><text:tab/></text:span><text:span text:style-name="Hyperlink">calling the default constructor, Nov. 2, 2018</text:span><text:tab/>15</text:a></text:p>
          <text:p text:style-name="P115"><text:a xlink:href="#_Toc78401394" office:target-frame-name="_top" xlink:show="replace"><text:span text:style-name="Hyperlink">7.3.4</text:span><text:span text:style-name="T116"><text:tab/></text:span><text:span text:style-name="T117">Move assignment operator</text:span><text:tab/>15</text:a></text:p>
          <text:p text:style-name="P118"><text:a xlink:href="#_Toc78401395" office:target-frame-name="_top" xlink:show="replace"><text:span text:style-name="Hyperlink">7.4</text:span><text:span text:style-name="T119"><text:tab/></text:span><text:span text:style-name="Hyperlink">Destructor, <text:s/>Lecture 61</text:span><text:tab/>16</text:a></text:p>
          <text:p text:style-name="P120"><text:a xlink:href="#_Toc78401396" office:target-frame-name="_top" xlink:show="replace"><text:span text:style-name="Hyperlink">7.4.1</text:span><text:span text:style-name="T121"><text:tab/></text:span><text:span text:style-name="Hyperlink">Method o</text:span><text:span text:style-name="Hyperlink">f calling a destructor, Feb. 14, 2019</text:span><text:tab/>16</text:a></text:p>
          <text:p text:style-name="P122"><text:a xlink:href="#_Toc78401397" office:target-frame-name="_top" xlink:show="replace"><text:span text:style-name="Hyperlink">7.5</text:span><text:span text:style-name="T123"><text:tab/></text:span><text:span text:style-name="Hyperlink">Built-in classes</text:span><text:tab/>16</text:a></text:p>
          <text:p text:style-name="P124"><text:a xlink:href="#_Toc78401398" office:target-frame-name="_top" xlink:show="replace"><text:span text:style-name="Hyperlink">7.5.1</text:span><text:span text:style-name="T125"><text:tab/></text:span><text:span text:style-name="Hyperlink">Map class, 11-3-2018</text:span><text:tab/>16</text:a></text:p>
          <text:p text:style-name="P126"><text:a xlink:href="#_Toc78401399" office:target-frame-name="_top" xlink:show="replace"><text:span text:style-name="Hyperlink">7.6</text:span><text:span text:style-name="T127"><text:tab/></text:span><text:span text:style-name="Hyperlink">Derived class</text:span><text:tab/>17</text:a></text:p>
          <text:p text:style-name="P128"><text:a xlink:href="#_Toc78401400" office:target-frame-name="_top" xlink:show="replace"><text:span text:style-name="Hyperlink">7.6.1</text:span><text:span text:style-name="T129"><text:tab/></text:span><text:span text:style-name="Hyperlink">Conversion</text:span><text:tab/>17</text:a></text:p>
          <text:p text:style-name="P130"><text:a xlink:href="#_Toc78401401" office:target-frame-name="_top" xlink:show="replace"><text:span text:style-name="Hyperlink">7.7</text:span><text:span text:style-name="T131"><text:tab/></text:span><text:span text:style-name="Hyperlink">object</text:span><text:tab/>17</text:a></text:p>
          <text:p text:style-name="P132"><text:a xlink:href="#_Toc78401402" office:target-frame-name="_top" xlink:show="replace"><text:span text:style-name="Hyperlink">7.7.1</text:span><text:span text:style-name="T133"><text:tab/></text:span><text:span text:style-name="Hyperlink">Use another class as a private member, 19-4-2018</text:span><text:tab/>17</text:a></text:p>
          <text:p text:style-name="P134"><text:a xlink:href="#_Toc78401403" office:target-frame-name="_top" xlink:show="replace"><text:span text:style-name="Hyperlink">7.8</text:span><text:span text:style-name="T135"><text:tab/></text:span><text:span text:style-name="Hyperlink">Public inheritance, <text:s/>Lecture 69</text:span><text:tab/>18</text:a></text:p>
          <text:p text:style-name="P136"><text:a xlink:href="#_Toc78401404" office:target-frame-name="_top" xlink:show="replace"><text:span text:style-name="Hyperlink">7.8.1</text:span><text:span text:style-name="T137"><text:tab/></text:span><text:span text:style-name="Hyperlink">Inherit from a base class with constructor parameters, Nov. 3, 2018</text:span><text:tab/>18</text:a></text:p>
          <text:p text:style-name="P138"><text:a xlink:href="#_Toc78401405" office:target-frame-name="_top" xlink:show="replace"><text:span text:style-name="Hyperlink">7.8.2</text:span><text:span text:style-name="T139"><text:tab/></text:span><text:span text:style-name="Hyperlink">constructor parameters shared by multiple classes, Nov. 3, 2018</text:span><text:tab/>19</text:a></text:p>
          <text:p text:style-name="P140"><text:a xlink:href="#_Toc78401406" office:target-frame-name="_top" xlink:show="replace"><text:span text:style-name="Hyperlink">7.8.3</text:span><text:span text:style-name="T141"><text:tab/></text:span><text:span text:style-name="Hyperlink">Ctor-init</text:span><text:span text:style-name="Hyperlink">ializor combined with class inheritance, Nov. 5, 2018</text:span><text:tab/>19</text:a></text:p>
          <text:p text:style-name="P142"><text:a xlink:href="#_Toc78401407" office:target-frame-name="_top" xlink:show="replace"><text:span text:style-name="Hyperlink">7.9</text:span><text:span text:style-name="T143"><text:tab/></text:span><text:span text:style-name="Hyperlink">'this' keyword,</text:span><text:tab/>20</text:a></text:p>
          <text:p text:style-name="P144"><text:a xlink:href="#_Toc78401408" office:target-frame-name="_top" xlink:show="replace"><text:span text:style-name="Hyperlink">7.9.1</text:span><text:span text:style-name="T145"><text:tab/></text:span><text:span text:style-name="Hyperlink">Base class template dependent, Mar. 22, 2019</text:span><text:tab/>20</text:a></text:p>
          <text:p text:style-name="P146"><text:a xlink:href="#_Toc78401409" office:target-frame-name="_top" xlink:show="replace"><text:span text:style-name="Hyperlink">7.9.2</text:span><text:span text:style-name="T147"><text:tab/></text:span><text:span text:style-name="T148">Ex</text:span><text:span text:style-name="Hyperlink">perience, Sep. 11, 20</text:span><text:span text:style-name="Hyperlink">20</text:span><text:tab/>20</text:a></text:p>
          <text:p text:style-name="P149"><text:a xlink:href="#_Toc78401410" office:target-frame-name="_top" xlink:show="replace"><text:span text:style-name="Hyperlink">7.9.3</text:span><text:span text:style-name="T150"><text:tab/></text:span><text:span text:style-name="Hyperlink">Lecture 78</text:span><text:tab/>20</text:a></text:p>
          <text:p text:style-name="P151"><text:a xlink:href="#_Toc78401411" office:target-frame-name="_top" xlink:show="replace"><text:span text:style-name="Hyperlink">7.10</text:span><text:span text:style-name="T152"><text:tab/></text:span><text:span text:style-name="Hyperlink">Calling Methods using base class type, Lecture 79</text:span><text:tab/>21</text:a></text:p>
          <text:p text:style-name="P153"><text:a xlink:href="#_Toc78401412" office:target-frame-name="_top" xlink:show="replace"><text:span text:style-name="Hyperlink">7.10.1</text:span><text:span text:style-name="T154"><text:tab/></text:span><text:span text:style-name="Hyperlink">To call a function, we need to fill it with values, rather that<text:s/></text:span><text:span text:style-name="Hyperlink">parameters. <text:s/>Nov. 2, 2018</text:span><text:tab/>21</text:a></text:p>
          <text:p text:style-name="P155"><text:a xlink:href="#_Toc78401413" office:target-frame-name="_top" xlink:show="replace"><text:span text:style-name="Hyperlink">7.11</text:span><text:span text:style-name="T156"><text:tab/></text:span><text:span text:style-name="Hyperlink">Polymorphism in C++ and Virtual Functions / Methods, Lecture 80</text:span><text:tab/>21</text:a></text:p>
          <text:p text:style-name="P157"><text:a xlink:href="#_Toc78401414" office:target-frame-name="_top" xlink:show="replace"><text:span text:style-name="Hyperlink">7.12</text:span><text:span text:style-name="T158"><text:tab/></text:span><text:span text:style-name="Hyperlink">Virtual Function | Inherited Attributes, Hierarchical Nature, Lecture 81</text:span><text:tab/>21</text:a></text:p>
          <text:p text:style-name="P159"><text:a xlink:href="#_Toc78401415" office:target-frame-name="_top" xlink:show="replace"><text:span text:style-name="Hyperlink">8</text:span><text:span text:style-name="T160"><text:tab/></text:span><text:span text:style-name="Hyperlink">Matrix</text:span><text:tab/>21</text:a></text:p>
          <text:p text:style-name="P161"><text:a xlink:href="#_Toc78401416" office:target-frame-name="_top" xlink:show="replace"><text:span text:style-name="Hyperlink">8.1</text:span><text:span text:style-name="T162"><text:tab/></text:span><text:span text:style-name="Hyperlink">Find the inverse matrix, 7-4-2018</text:span><text:tab/>21</text:a></text:p>
          <text:p text:style-name="P163"><text:a xlink:href="#_Toc78401417" office:target-frame-name="_top" xlink:show="replace"><text:span text:style-name="Hyperlink">8.2</text:span><text:span text:style-name="T164"><text:tab/></text:span><text:span text:style-name="Hyperlink">Segmentation fault, 15-4-2018</text:span><text:tab/>21</text:a></text:p>
          <text:p text:style-name="P165"><text:a xlink:href="#_Toc78401418" office:target-frame-name="_top" xlink:show="replace"><text:span text:style-name="Hyperlink">9</text:span><text:span text:style-name="T166"><text:tab/></text:span><text:span text:style-name="Hyperlink">Operation on files</text:span><text:tab/>22</text:a></text:p>
          <text:p text:style-name="P167"><text:a xlink:href="#_Toc78401419" office:target-frame-name="_top" xlink:show="replace"><text:span text:style-name="Hyperlink">9.1</text:span><text:span text:style-name="T168"><text:tab/></text:span><text:span text:style-name="Hyperlink">Std::ofstream out, file open for writing.</text:span><text:tab/>22</text:a></text:p>
          <text:p text:style-name="P169"><text:a xlink:href="#_Toc78401420" office:target-frame-name="_top" xlink:show="replace"><text:span text:style-name="Hyperlink">9.2</text:span><text:span text:style-name="T170"><text:tab/></text:span><text:span text:style-name="Hyperlink">read a text file into a variable</text:span><text:tab/>22</text:a></text:p>
          <text:p text:style-name="P171"><text:a xlink:href="#_Toc78401421" office:target-frame-name="_top" xlink:show="replace"><text:span text:style-name="Hyperlink">9.2.1</text:span><text:span text:style-name="T172"><text:tab/></text:span><text:span text:style-name="Hyperlink">Read matrix in a text file to an array in c++, 28-4-2018</text:span><text:tab/>22</text:a></text:p>
          <text:p text:style-name="P173"><text:a xlink:href="#_Toc78401422" office:target-frame-name="_top" xlink:show="replace"><text:span text:style-name="Hyperlink">9.2.2</text:span><text:span text:style-name="T174"><text:tab/></text:span><text:span text:style-name="Hyperlink">read a text file line by line and extract one of the elements</text:span><text:tab/>22</text:a></text:p>
          <text:p text:style-name="P175"><text:a xlink:href="#_Toc78401423" office:target-frame-name="_top" xlink:show="replace"><text:span text:style-name="Hyperlink">9.3</text:span><text:span text:style-name="T176"><text:tab/></text:span><text:span text:style-name="Hyperlink">add a variable number in the output file, 8-5-18</text:span><text:tab/>24</text:a></text:p>
          <text:p text:style-name="P177"><text:a xlink:href="#_Toc78401424" office:target-frame-name="_top" xlink:show="replace"><text:span text:style-name="Hyperlink">9.4</text:span><text:span text:style-name="T178"><text:tab/></text:span><text:span text:style-name="Hyperlink">read .vtk file to a .txt file,</text:span><text:tab/>24</text:a></text:p>
          <text:p text:style-name="P179"><text:a xlink:href="#_Toc78401425" office:target-frame-name="_top" xlink:show="replace"><text:span text:style-name="Hyperlink">9.4.1</text:span><text:span text:style-name="T180"><text:tab/></text:span><text:span text:style-name="Hyperlink">Rename .vtk file to .txt file, Jan. 22, 2019</text:span><text:tab/>24</text:a></text:p>
          <text:p text:style-name="P181"><text:a xlink:href="#_Toc78401426" office:target-frame-name="_top" xlink:show="replace"><text:span text:style-name="Hyperlink">9.5</text:span><text:span text:style-name="T182"><text:tab/></text:span><text:span text:style-name="T183">Save output into a file</text:span><text:tab/>24</text:a></text:p>
          <text:p text:style-name="P184"><text:a xlink:href="#_Toc78401427" office:target-frame-name="_top" xlink:show="replace"><text:span text:style-name="Hyperlink">9.5.1</text:span><text:span text:style-name="T185"><text:tab/></text:span><text:span text:style-name="T186">The structure</text:span><text:tab/>24</text:a></text:p>
          <text:p text:style-name="P187"><text:a xlink:href="#_Toc78401428" office:target-frame-name="_top" xlink:show="replace"><text:span text:style-name="Hyperlink">9.5.2</text:span><text:span text:style-name="T188"><text:tab/></text:span><text:span text:style-name="T189">append new data to</text:span><text:span text:style-name="T190"><text:s/>the old one</text:span><text:tab/>25</text:a></text:p>
          <text:p text:style-name="P191"><text:a xlink:href="#_Toc78401429" office:target-frame-name="_top" xlink:show="replace"><text:span text:style-name="Hyperlink">9.5.3</text:span><text:span text:style-name="T192"><text:tab/></text:span><text:span text:style-name="Hyperlink">remove a file, 5 Sep, 2108</text:span><text:tab/>25</text:a></text:p>
          <text:p text:style-name="P193"><text:a xlink:href="#_Toc78401430" office:target-frame-name="_top" xlink:show="replace"><text:span text:style-name="Hyperlink">10</text:span><text:span text:style-name="T194"><text:tab/></text:span><text:span text:style-name="Hyperlink">Tricky skills</text:span><text:tab/>25</text:a></text:p>
          <text:p text:style-name="P195"><text:a xlink:href="#_Toc78401431" office:target-frame-name="_top" xlink:show="replace"><text:span text:style-name="Hyperlink">10.1</text:span><text:span text:style-name="T196"><text:tab/></text:span><text:span text:style-name="T197">int main(int argc, char *argv[])</text:span><text:tab/>25</text:a></text:p>
          <text:p text:style-name="P198"><text:a xlink:href="#_Toc78401432" office:target-frame-name="_top" xlink:show="replace"><text:span text:style-name="Hyperlink">10.2</text:span><text:span text:style-name="T199"><text:tab/></text:span><text:span text:style-name="Hyperlink">assign the command line variable to the local variabal, 23 Aug, 2018</text:span><text:tab/>26</text:a></text:p>
          <text:p text:style-name="P200"><text:a xlink:href="#_Toc78401433" office:target-frame-name="_top" xlink:show="replace"><text:span text:style-name="Hyperlink">10.2.1</text:span><text:span text:style-name="T201"><text:tab/></text:span><text:span text:style-name="Hyperlink">float arguments, Nov, 4, 2018</text:span><text:tab/>26</text:a></text:p>
          <text:p text:style-name="P202"><text:a xlink:href="#_Toc78401434" office:target-frame-name="_top" xlink:show="replace"><text:span text:style-name="Hyperlink">10.3</text:span><text:span text:style-name="T203"><text:tab/></text:span><text:span text:style-name="T204">Create a variable shared by<text:s/></text:span><text:span text:style-name="T205">multiple classes, P7 bottom, step-7</text:span><text:tab/>26</text:a></text:p>
          <text:p text:style-name="P206"><text:a xlink:href="#_Toc78401435" office:target-frame-name="_top" xlink:show="replace"><text:span text:style-name="Hyperlink">10.4</text:span><text:span text:style-name="T207"><text:tab/></text:span><text:span text:style-name="Hyperlink">replicated name</text:span><text:tab/>26</text:a></text:p>
          <text:p text:style-name="P208"><text:a xlink:href="#_Toc78401436" office:target-frame-name="_top" xlink:show="replace"><text:span text:style-name="Hyperlink">10.4.1</text:span><text:span text:style-name="T209"><text:tab/></text:span><text:span text:style-name="T210">swap function has already existed in the namespace std.</text:span><text:tab/>26</text:a></text:p>
          <text:p text:style-name="P211"><text:a xlink:href="#_Toc78401437" office:target-frame-name="_top" xlink:show="replace"><text:span text:style-name="Hyperlink">10.4.2</text:span><text:span text:style-name="T212"><text:tab/></text:span><text:span text:style-name="Hyperlink">throw error of different ty</text:span><text:span text:style-name="Hyperlink">pes, 15-4-2018</text:span><text:tab/>26</text:a></text:p>
          <text:p text:style-name="P213"><text:a xlink:href="#_Toc78401438" office:target-frame-name="_top" xlink:show="replace"><text:span text:style-name="Hyperlink">10.4.3</text:span><text:span text:style-name="T214"><text:tab/></text:span><text:span text:style-name="Hyperlink">unnecessary brace pair, Feb. 21, 2019</text:span><text:tab/>27</text:a></text:p>
          <text:p text:style-name="P215"><text:a xlink:href="#_Toc78401439" office:target-frame-name="_top" xlink:show="replace"><text:span text:style-name="Hyperlink">11</text:span><text:span text:style-name="T216"><text:tab/></text:span><text:span text:style-name="Hyperlink">Using make to run c++</text:span><text:tab/>27</text:a></text:p>
          <text:p text:style-name="P217"><text:a xlink:href="#_Toc78401440" office:target-frame-name="_top" xlink:show="replace"><text:span text:style-name="Hyperlink">11.1</text:span><text:span text:style-name="T218"><text:tab/></text:span><text:span text:style-name="Hyperlink">Basics</text:span><text:tab/>27</text:a></text:p>
          <text:p text:style-name="P219"><text:a xlink:href="#_Toc78401441" office:target-frame-name="_top" xlink:show="replace"><text:span text:style-name="Hyperlink">12</text:span><text:span text:style-name="T220"><text:tab/></text:span><text:span text:style-name="Hyperlink">Traits</text:span><text:tab/>27</text:a></text:p>
          <text:p text:style-name="P221"><text:a xlink:href="#_Toc78401442" office:target-frame-name="_top" xlink:show="replace"><text:span text:style-name="Hyperlink">12.1</text:span><text:span text:style-name="T222"><text:tab/></text:span><text:span text:style-name="T223">judge the trait of the input, 15-12-2017</text:span><text:tab/>27</text:a></text:p>
          <text:p text:style-name="P224"><text:a xlink:href="#_Toc78401443" office:target-frame-name="_top" xlink:show="replace"><text:span text:style-name="Hyperlink">12.2</text:span><text:span text:style-name="T225"><text:tab/></text:span><text:span text:style-name="T226">Passing traits as traits parameters, 27-12-2017</text:span><text:tab/>27</text:a></text:p>
          <text:p text:style-name="P227"><text:a xlink:href="#_Toc78401444" office:target-frame-name="_top" xlink:show="replace"><text:span text:style-name="Hyperlink">12.3</text:span><text:span text:style-name="T228"><text:tab/></text:span><text:span text:style-name="T229">convert the enum class elements to int value,<text:s/></text:span><text:span text:style-name="T230">27-12-2017</text:span><text:tab/>28</text:a></text:p>
        </text:index-body>
      </text:table-of-content>
      <text:p text:style-name="Normal"/>
      <text:p text:style-name="P231"/>
      <text:p text:style-name="P232"/>
      <text:h text:style-name="P233" text:outline-level="1"><text:bookmark-start text:name="_Toc78401337"/><text:bookmark-end text:name="_Toc78401337"/></text:h>
      <text:h text:style-name="Heading1" text:outline-level="1"><text:bookmark-start text:name="__RefHeading___Toc3877_1075026887"/><text:bookmark-start text:name="_Toc78396264"/><text:bookmark-start text:name="_Toc78401338"/>Compiling methods<text:bookmark-end text:name="__RefHeading___Toc3877_1075026887"/><text:bookmark-end text:name="_Toc78396264"/><text:bookmark-end text:name="_Toc78401338"/></text:h>
      <text:h text:style-name="Heading2" text:outline-level="2"><text:bookmark-start text:name="__RefHeading___Toc23442_2131971246"/><text:bookmark-start text:name="_Toc78396265"/><text:bookmark-start text:name="_Toc78401339"/>G++<text:bookmark-end text:name="__RefHeading___Toc23442_2131971246"/><text:bookmark-end text:name="_Toc78396265"/><text:bookmark-end text:name="_Toc78401339"/></text:h>
      <text:h text:style-name="Heading3" text:outline-level="3"><text:bookmark-start text:name="__RefHeading___Toc23444_2131971246"/><text:bookmark-start text:name="_Toc78396266"/><text:bookmark-start text:name="_Toc78401340"/>Version, Mar. 24, 2019<text:bookmark-end text:name="__RefHeading___Toc23444_2131971246"/><text:bookmark-end text:name="_Toc78396266"/><text:bookmark-end text:name="_Toc78401340"/></text:h>
      <text:p text:style-name="Textbody"><text:span text:style-name="SourceText">g++ --version</text:span></text:p>
      <text:p text:style-name="Textbody"><text:span text:style-name="SourceText">output:</text:span></text:p>
      <text:p text:style-name="Textbody"/>
      <text:p text:style-name="Textbody"><text:span text:style-name="T234">g++ (Debian 6.3.0-18+deb9u1) 6.3.0 20170516<text:s/></text:span><text:span text:style-name="T235"><text:line-break/></text:span><text:span text:style-name="T236">Copyright (C) 2016 Free Software Foundation, Inc.</text:span><text:span text:style-name="T237"><text:line-break/></text:span></text:p>
      <text:p text:style-name="Textbody"/>
      <text:h text:style-name="Heading3" text:outline-level="3"><text:bookmark-start text:name="__RefHeading___Toc3879_1075026887"/><text:bookmark-start text:name="_Toc78396267"/><text:bookmark-start text:name="_Toc78401341"/>Using g++ to compile, Jan. 22, 2019<text:bookmark-end text:name="__RefHeading___Toc3879_1075026887"/><text:bookmark-end text:name="_Toc78396267"/><text:bookmark-end text:name="_Toc78401341"/></text:h>
      <text:p text:style-name="PreformattedText"><text:span text:style-name="SourceText">$ g++ -c file1.cpp</text:span></text:p>
      <text:p text:style-name="PreformattedText"><text:span text:style-name="SourceText">$ g++ -c<text:s/></text:span><text:span text:style-name="SourceText">file2.cpp</text:span></text:p>
      <text:p text:style-name="P238"><text:span text:style-name="SourceText">$ g++ file1.o file2.o -o my_program</text:span></text:p>
      <text:p text:style-name="Textbody"><text:a xlink:href="https://stackoverflow.com/questions/25274312/defining-c-functions-inside-header-files/25274371" office:target-frame-name="_top" xlink:show="replace"><text:span text:style-name="Hyperlink">https://stackoverflow.com/questions/25274312/defining-c-functions-inside-header-files/25274371</text:span></text:a></text:p>
      <text:p text:style-name="Textbody"/>
      <text:p text:style-name="Textbody">checked on June 5, 2019</text:p>
      <text:p text:style-name="Textbody"><text:a xlink:href="https://rupinderjeetkaur.wordpress.com/2014/06/20/run-a-cc-program-on-terminal-using-gcc-compiler/" office:target-frame-name="_top" xlink:show="replace">https://rupinderjeetkaur.wordpress.com/2014/06/20/run-a-cc-program-on-terminal-using-gcc-compiler/</text:a></text:p>
      <text:p text:style-name="Textbody"/>
      <text:p text:style-name="Textbody">The following command line allows creating an executable file, June 29, 2019</text:p>
      <text:p text:style-name="Textbody"><text:span text:style-name="T239">g++ algorithm7.cpp -o algorithm7</text:span><text:span text:style-name="T240"><text:line-break/></text:span><text:span text:style-name="T241"><text:line-break/></text:span><text:a xlink:href="https://stackoverflow.com/questions/19287273/c-how-to-create-an-executable-out-of-my-program" office:target-frame-name="_top" xlink:show="replace"><text:span text:style-name="T242">https://stackoverflow.com/questions/19287273/c-how-to-create-an-</text:span></text:a><text:a xlink:href="https://stackoverflow.com/questions/19287273/c-how-to-create-an-executable-out-of-my-program" office:target-frame-name="_top" xlink:show="replace"><text:span text:style-name="T243">executable-out-of-my-program</text:span></text:a></text:p>
      <text:p text:style-name="P244"/>
      <text:p text:style-name="P245">complile main file containing header files</text:p>
      <text:p text:style-name="P246">g++ main.cpp functions.cpp -o main</text:p>
      <text:p text:style-name="P247">where functions.cpp is source of header file</text:p>
      <text:p text:style-name="P248">Oct. 30, 2019</text:p>
      <text:p text:style-name="P249"/>
      <text:h text:style-name="Heading2" text:outline-level="2"><text:bookmark-start text:name="__RefHeading___Toc15676_138230345"/><text:bookmark-start text:name="_Toc78396268"/><text:bookmark-start text:name="_Toc78401342"/>automatically update the source file without changing the content,<text:s/><text:soft-page-break/>May 12, 2019<text:bookmark-end text:name="__RefHeading___Toc15676_138230345"/><text:bookmark-end text:name="_Toc78396268"/><text:bookmark-end text:name="_Toc78401342"/></text:h>
      <text:p text:style-name="Textbody"><text:span text:style-name="T250">touch -m -t 09082000 step-20.cc; make; ./step-20 1 1 2 1</text:span><text:span text:style-name="T251"><text:line-break/></text:span></text:p>
      <text:p text:style-name="Textbody"><text:a xlink:href="https://stackoverflow.com/questions/8095415/update-file-but-not-alter-file-modify-date-can-it-be-done" office:target-frame-name="_top" xlink:show="replace"><text:span text:style-name="T252">https://stackoverflow.com/questions/8095415/update-file-but-n</text:span><text:span text:style-name="T253">ot-</text:span></text:a><text:a xlink:href="https://stackoverflow.com/questions/8095415/update-file-but-not-alter-file-modify-date-can-it-be-done" office:target-frame-name="_top" xlink:show="replace"><text:span text:style-name="T254">alter-file-modify-date-can-it-be-done</text:span></text:a></text:p>
      <text:p text:style-name="P255"/>
      <text:p text:style-name="P256"/>
      <text:h text:style-name="Heading1" text:outline-level="1"><text:bookmark-start text:name="__RefHeading__855_2134843222"/><text:bookmark-start text:name="_Toc78396275"/><text:bookmark-start text:name="_Toc78401348"/>Datatype<text:bookmark-end text:name="__RefHeading__855_2134843222"/><text:bookmark-end text:name="_Toc78396275"/><text:bookmark-end text:name="_Toc78401348"/></text:h>
      <text:h text:style-name="Heading2" text:outline-level="2"><text:bookmark-start text:name="__RefHeading__1546_2046050055"/><text:bookmark-start text:name="_Toc78396276"/><text:bookmark-start text:name="_Toc78401349"/>Size of datatype<text:bookmark-end text:name="__RefHeading__1546_2046050055"/><text:bookmark-end text:name="_Toc78396276"/><text:bookmark-end text:name="_Toc78401349"/></text:h>
      <table:table table:style-name="Table257">
        <table:table-columns>
          <table:table-column table:style-name="TableColumn258"/>
          <table:table-column table:style-name="TableColumn259"/>
        </table:table-columns>
        <table:table-header-rows>
          <table:table-row table:style-name="TableRow260">
            <table:table-cell table:style-name="TableCell261">
              <text:p text:style-name="TableHeading">Type</text:p>
            </table:table-cell>
            <table:table-cell table:style-name="TableCell262">
              <text:p text:style-name="TableHeading">Size</text:p>
            </table:table-cell>
          </table:table-row>
        </table:table-header-rows>
        <table:table-row table:style-name="TableRow263">
          <table:table-cell table:style-name="TableCell264">
            <text:p text:style-name="TableContents"><text:span text:style-name="SourceText">bool</text:span>,<text:s/><text:span text:style-name="SourceText">char</text:span>,<text:s/><text:span text:style-name="SourceText">unsigned char</text:span>,<text:s/><text:span text:style-name="SourceText">signed char</text:span>,<text:s/><text:span text:style-name="SourceText">__int8</text:span></text:p>
          </table:table-cell>
          <table:table-cell table:style-name="TableCell265">
            <text:p text:style-name="TableContents">1 byte</text:p>
          </table:table-cell>
        </table:table-row>
        <table:table-row table:style-name="TableRow266">
          <table:table-cell table:style-name="TableCell267">
            <text:p text:style-name="TableContents"><text:span text:style-name="SourceText">__int16</text:span>,<text:s/><text:span text:style-name="SourceText">short</text:span>,<text:s/><text:span text:style-name="SourceText">unsigned short</text:span>,<text:s/><text:span text:style-name="SourceText">wchar_t</text:span>,<text:s/><text:span text:style-name="SourceText">__wchar_t</text:span></text:p>
          </table:table-cell>
          <table:table-cell table:style-name="TableCell268">
            <text:p text:style-name="TableContents">2 bytes</text:p>
          </table:table-cell>
        </table:table-row>
        <table:table-row table:style-name="TableRow269">
          <table:table-cell table:style-name="TableCell270">
            <text:p text:style-name="TableContents"><text:span text:style-name="SourceText">float</text:span>,<text:s/><text:span text:style-name="SourceText">__int32</text:span>,<text:s/><text:span text:style-name="SourceText">int</text:span>,<text:s/><text:span text:style-name="SourceText">unsigned int</text:span>,<text:s/><text:span text:style-name="SourceText">long</text:span>,<text:s/><text:span text:style-name="SourceText">unsigned long</text:span></text:p>
          </table:table-cell>
          <table:table-cell table:style-name="TableCell271">
            <text:p text:style-name="TableContents">4 bytes</text:p>
          </table:table-cell>
        </table:table-row>
        <table:table-row table:style-name="TableRow272">
          <table:table-cell table:style-name="TableCell273">
            <text:p text:style-name="TableContents"><text:span text:style-name="SourceText">double</text:span>,<text:s/><text:span text:style-name="SourceText">__int64</text:span>,<text:s/><text:span text:style-name="SourceText">long double</text:span>,<text:s/><text:span text:style-name="SourceText">long long</text:span></text:p>
          </table:table-cell>
          <table:table-cell table:style-name="TableCell274">
            <text:p text:style-name="TableContents">8 bytes</text:p>
          </table:table-cell>
        </table:table-row>
      </table:table>
      <text:p text:style-name="Textbody"><text:a xlink:href="https://msdn.microsoft.com/en-us/library/cc953fe1.aspx" office:target-frame-name="_top" xlink:show="replace">https://msdn.microsoft.com/en-us/library/cc953fe1.aspx</text:a></text:p>
      <text:p text:style-name="Textbody"/>
      <text:h text:style-name="Heading2" text:outline-level="2"><text:bookmark-start text:name="__RefHeading__1548_2046050055"/><text:bookmark-start text:name="_Toc78396277"/><text:bookmark-start text:name="_Toc78401350"/>Type category<text:bookmark-end text:name="__RefHeading__1548_2046050055"/><text:bookmark-end text:name="_Toc78396277"/><text:bookmark-end text:name="_Toc78401350"/></text:h>
      <text:h text:style-name="Heading3" text:outline-level="3"><text:bookmark-start text:name="__RefHeading__14200_2134843222"/><text:bookmark-start text:name="_Toc78396278"/><text:bookmark-start text:name="_Toc78401351"/>Double<text:bookmark-end text:name="__RefHeading__14200_2134843222"/><text:bookmark-end text:name="_Toc78396278"/><text:bookmark-end text:name="_Toc78401351"/></text:h>
      <text:h text:style-name="Heading3" text:outline-level="3"><text:bookmark-start text:name="__RefHeading__857_2134843222"/><text:bookmark-start text:name="_Toc78396279"/><text:bookmark-start text:name="_Toc78401352"/>Bool<text:bookmark-end text:name="__RefHeading__857_2134843222"/><text:bookmark-end text:name="_Toc78396279"/><text:bookmark-end text:name="_Toc78401352"/></text:h>
      <text:p text:style-name="Textbody">bool is a fundamental datatype in C++. Converting<text:s/><text:span text:style-name="SourceText">true</text:span><text:s/>to an integer type will yield 1, and converting<text:s/><text:span text:style-name="SourceText">f</text:span><text:span text:style-name="SourceText">alse</text:span><text:s/>will yield 0 .</text:p>
      <text:p text:style-name="Textbody"><text:a xlink:href="https://stackoverflow.com/questions/356726/is-bool-a-basic-datatype-in-c" office:target-frame-name="_top" xlink:show="replace">https://stackoverflow.com/questions/356726/is-bool-a-basic-datatype-in-c</text:a></text:p>
      <text:h text:style-name="Heading3" text:outline-level="3"><text:bookmark-start text:name="__RefHeading___Toc15674_138230345"/><text:bookmark-start text:name="_Toc78396280"/><text:bookmark-start text:name="_Toc78401353"/>std::vector<text:bookmark-end text:name="__RefHeading___Toc15674_138230345"/><text:bookmark-end text:name="_Toc78396280"/><text:bookmark-end text:name="_Toc78401353"/></text:h>
      <text:p text:style-name="Textbody">std::vector&lt;Vector&lt;double&gt;&gt;<text:s/>rhs_values(n_q_points, Vector&lt;double&gt;(dim)); <text:s text:c="27"/></text:p>
      <text:p text:style-name="Textbody">// don't forget the second argument, May 9, 2019</text:p>
      <text:p text:style-name="Textbody"/>
      <text:p text:style-name="Textbody"/>
      <text:h text:style-name="Heading3" text:outline-level="3"><text:bookmark-start text:name="__RefHeading___Toc4195_533666602"/><text:bookmark-start text:name="_Toc78396281"/><text:bookmark-start text:name="_Toc78401354"/>typedef, June 6, 2019<text:bookmark-end text:name="__RefHeading___Toc4195_533666602"/><text:bookmark-end text:name="_Toc78396281"/><text:bookmark-end text:name="_Toc78401354"/></text:h>
      <text:p text:style-name="Textbody">// <text:s text:c="4"/>typedef unsigned int my_int;</text:p>
      <text:p text:style-name="Textbody">// <text:s text:c="4"/>my_int exmple_my_int = 2;</text:p>
      <text:p text:style-name="Textbody">// <text:s text:c="4"/>std::cout &lt;&lt; " <text:s text:c="3"/>exmple_my_int: "<text:s/>&lt;&lt; exmple_my_int &lt;&lt; std::endl; <text:s text:c="3"/></text:p>
      <text:p text:style-name="Textbody">// <text:s text:c="2"/></text:p>
      <text:p text:style-name="Textbody">// <text:s text:c="4"/>typedef unsigned int my_boundary_id;</text:p>
      <text:soft-page-break/>
      <text:p text:style-name="Textbody">// <text:s text:c="4"/>my_boundary_id my_bnd = 2;</text:p>
      <text:p text:style-name="Textbody">// <text:s text:c="4"/>std::cout &lt;&lt; " <text:s text:c="3"/>my_bnd: " &lt;&lt; my_bnd &lt;&lt; std::endl;</text:p>
      <text:p text:style-name="Textbody"/>
      <text:h text:style-name="Heading3" text:outline-level="3">typename</text:h>
      <text:p text:style-name="Textbody"><text:s text:c="4"/>typename a = 2;</text:p>
      <text:p text:style-name="Textbody"><text:s text:c="4"/>cout &lt;&lt; "a: " &lt;&lt; a &lt;&lt; endl;</text:p>
      <text:p text:style-name="P275">source: practice</text:p>
      <text:h text:style-name="Heading3" text:outline-level="3">std::size_t</text:h>
      <text:p text:style-name="P276"/>
      <text:p text:style-name="P277"><text:s text:c="4"/>std::size_t name_size = 0;</text:p>
      <text:p text:style-name="P278"><text:s text:c="4"/></text:p>
      <text:p text:style-name="P279"><text:s text:c="4"/>printf("%zu", name_size);</text:p>
      <text:p text:style-name="P280"><text:s text:c="4"/>cout &lt;&lt; name_size &lt;&lt; endl;</text:p>
      <text:p text:style-name="P281"><text:s text:c="4"/>source: practice</text:p>
      <text:p text:style-name="P282"/>
      <text:p text:style-name="Textbody"/>
      <text:h text:style-name="Heading2" text:outline-level="2"><text:bookmark-start text:name="__RefHeading__10934_457970875"/><text:bookmark-start text:name="_Toc78396282"/><text:bookmark-start text:name="_Toc78401355"/>Tensor<text:bookmark-end text:name="__RefHeading__10934_457970875"/><text:bookmark-end text:name="_Toc78396282"/><text:bookmark-end text:name="_Toc78401355"/></text:h>
      <text:p text:style-name="Textbody">A tensor is a generalization of scalars (rank zero tensors), vectors (rank one tensors), and matrices (rank two<text:s/>tensors). P9, step 7</text:p>
      <text:p text:style-name="Standard"><text:span text:style-name="T283">std::vector&lt;Tensor&lt;1,1&gt;&gt;&amp;</text:span><text:span text:style-name="T284"><text:tab/></text:span><text:span text:style-name="T285"><text:tab/>gradients;</text:span></text:p>
      <text:p text:style-name="Standard">The vector size is unknow, which is determined by assignment.</text:p>
      <text:p text:style-name="Standard">The correct citation way is gradients[0][0], gradients[1][0], ..., gradients[n][0]</text:p>
      <text:p text:style-name="Standard">P14 Functon class template.</text:p>
      <text:h text:style-name="Heading2" text:outline-level="2"><text:bookmark-start text:name="__RefHeading__6142_58343666"/><text:bookmark-start text:name="_Toc78396283"/><text:bookmark-start text:name="_Toc78401356"/>Point &lt;dim&gt;<text:bookmark-end text:name="__RefHeading__6142_58343666"/><text:bookmark-end text:name="_Toc78396283"/><text:bookmark-end text:name="_Toc78401356"/></text:h>
      <text:p text:style-name="Standard">Tensors of rank 1 and points are almost exchangeable.</text:p>
      <text:p text:style-name="Standard">Tensor&lt;1,dim&gt;<text:s/><draw:frame draw:style-name="a0" text:anchor-type="as-char" svg:x="0in" svg:y="0in" svg:width="0.125in" svg:height="0.19167in" style:rel-width="scale" style:rel-height="scale"><draw:object xlink:href="Object 1/" xlink:type="simple" xlink:show="embed" xlink:actuate="onLoad"/></draw:frame>Point&lt;dim&gt; <text:s/>P10, step-7.</text:p>
      <text:p text:style-name="Standard"/>
      <text:p text:style-name="Standard">Note the calling method of Points</text:p>
      <text:p text:style-name="Standard">Point &lt;dim, double&gt; a;</text:p>
      <text:p text:style-name="Standard">a[0] is in type double.</text:p>
      <text:p text:style-name="Standard"/>
      <text:p text:style-name="Textbody"/>
      <text:h text:style-name="Heading2" text:outline-level="2"><text:bookmark-start text:name="__RefHeading__17175_1883312425"/><text:bookmark-start text:name="_Toc78396284"/><text:bookmark-start text:name="_Toc78401357"/>Global variable<text:bookmark-end text:name="__RefHeading__17175_1883312425"/><text:bookmark-end text:name="_Toc78396284"/><text:bookmark-end text:name="_Toc78401357"/></text:h>
      <text:p text:style-name="Textbody">In order to define a global variable, we'd better define it in<text:s/>the constructor like what we do in deal.ii step-3::step-3.</text:p>
      <text:h text:style-name="Heading2" text:outline-level="2"><text:bookmark-start text:name="__RefHeading___Toc3829_337972946"/><text:bookmark-start text:name="_Toc78396285"/><text:bookmark-start text:name="_Toc78401358"/><text:soft-page-break/>Array<text:bookmark-end text:name="__RefHeading___Toc3829_337972946"/><text:bookmark-end text:name="_Toc78396285"/><text:bookmark-end text:name="_Toc78401358"/></text:h>
      <text:h text:style-name="Heading3" text:outline-level="3"><text:bookmark-start text:name="__RefHeading___Toc28972_2070464257"/><text:bookmark-start text:name="_Toc78396286"/><text:bookmark-start text:name="_Toc78401359"/>Create an array<text:bookmark-end text:name="__RefHeading___Toc28972_2070464257"/><text:bookmark-end text:name="_Toc78396286"/><text:bookmark-end text:name="_Toc78401359"/></text:h>
      <text:p text:style-name="Contents1">std::array&lt;int, 3&gt; a = {1,2,3};</text:p>
      <text:p text:style-name="Normal"><text:a xlink:href="http://en.cppreference.com/w/cpp/container/array/" office:target-frame-name="_top" xlink:show="replace"><text:span text:style-name="Hyperlink">http://en.cppreference.com/w/cpp/container/array/</text:span></text:a></text:p>
      <text:p text:style-name="Normal"><text:a xlink:href="http://www.cplusplus.com/doc/tutorial/arrays/" office:target-frame-name="_top" xlink:show="replace"><text:span text:style-name="Hyperlink">http://www.cplusplus.com/doc/tutorial/arrays/</text:span></text:a></text:p>
      <text:p text:style-name="P286"/>
      <text:h text:style-name="Heading1" text:outline-level="1"><text:bookmark-start text:name="__RefHeading__851_2134843222"/><text:bookmark-start text:name="_Toc78396287"/><text:bookmark-start text:name="_Toc78401360"/>Terminology<text:bookmark-end text:name="__RefHeading__851_2134843222"/><text:bookmark-end text:name="_Toc78396287"/><text:bookmark-end text:name="_Toc78401360"/></text:h>
      <text:h text:style-name="Heading2" text:outline-level="2"><text:bookmark-start text:name="__RefHeading__897_1399075799"/><text:bookmark-start text:name="_Toc78396288"/><text:bookmark-start text:name="_Toc78401361"/>Address, <text:s/><text:span text:style-name="T287">Lecture 31</text:span><text:bookmark-end text:name="__RefHeading__897_1399075799"/><text:bookmark-end text:name="_Toc78396288"/><text:bookmark-end text:name="_Toc78401361"/></text:h>
      <text:p text:style-name="Textbody">Address operator (<text:span text:style-name="T288">&amp;</text:span>) is used to get the address of the memory locations.</text:p>
      <text:p text:style-name="Textbody">For example, if we set a variable</text:p>
      <text:p text:style-name="Textbody">int age;</text:p>
      <text:p text:style-name="Textbody">then the address of the<text:s/>variable 'age' is called '&amp;age'.</text:p>
      <text:h text:style-name="Heading2" text:outline-level="2"><text:bookmark-start text:name="__RefHeading__1542_2046050055"/><text:bookmark-start text:name="_Toc78396289"/><text:bookmark-start text:name="_Toc78401362"/>Pointer<text:bookmark-end text:name="__RefHeading__1542_2046050055"/><text:bookmark-end text:name="_Toc78396289"/><text:bookmark-end text:name="_Toc78401362"/></text:h>
      <text:p text:style-name="Textbody">A pointer is a variable which contains the address of memory.</text:p>
      <text:p text:style-name="Textbody">If the variable is an integer, the pointer should also be of type integer.</text:p>
      <text:p text:style-name="Textbody">For example, if we set</text:p>
      <text:p text:style-name="Textbody">int age;</text:p>
      <text:p text:style-name="Textbody">then when creating a pointer of age, we<text:s/>need to set</text:p>
      <text:p text:style-name="Textbody">int *ageptr; //here a star operator is required.</text:p>
      <text:p text:style-name="Textbody">Then we need to give the address of age (&amp;age) to this pointer.</text:p>
      <text:p text:style-name="Textbody"/>
      <text:p text:style-name="Textbody">For example:</text:p>
      <text:p text:style-name="Standard"><text:span text:style-name="T289">#include</text:span><text:span text:style-name="T290"><text:s/></text:span><text:span text:style-name="T291">&lt;iostream&gt;</text:span></text:p>
      <text:p text:style-name="Standard"><text:span text:style-name="T292">using</text:span><text:span text:style-name="T293"><text:s/></text:span><text:span text:style-name="T294">namespace</text:span><text:span text:style-name="T295"><text:s/>std;</text:span></text:p>
      <text:p text:style-name="P296"/>
      <text:p text:style-name="Standard"><text:span text:style-name="T297">int</text:span><text:span text:style-name="T298"><text:s/></text:span><text:span text:style-name="T299">main</text:span><text:span text:style-name="T300">() {</text:span></text:p>
      <text:p text:style-name="P301"/>
      <text:p text:style-name="Standard"><text:span text:style-name="T302"><text:tab/></text:span><text:span text:style-name="T303">int</text:span><text:span text:style-name="T304"><text:s/>age = 24;</text:span></text:p>
      <text:p text:style-name="Standard"><text:span text:style-name="T305"><text:tab/></text:span><text:span text:style-name="T306">bool</text:span><text:span text:style-name="T307"><text:s/>human =<text:s/></text:span><text:span text:style-name="T308">true</text:span><text:span text:style-name="T309">;</text:span></text:p>
      <text:p text:style-name="P310"/>
      <text:p text:style-name="Standard"><text:span text:style-name="T311"><text:tab/></text:span><text:span text:style-name="T312">int</text:span><text:span text:style-name="T313"><text:s/>*ageptr;</text:span></text:p>
      <text:p text:style-name="Standard"><text:span text:style-name="T314"><text:tab/></text:span><text:span text:style-name="T315">bool</text:span><text:span text:style-name="T316"><text:s/></text:span><text:span text:style-name="T317">*humanptr;</text:span></text:p>
      <text:p text:style-name="P318"/>
      <text:p text:style-name="P319"><text:tab/>ageptr = &amp;age;</text:p>
      <text:p text:style-name="P320"><text:tab/>humanptr = &amp;human;</text:p>
      <text:p text:style-name="P321"/>
      <text:p text:style-name="Standard"><text:span text:style-name="T322"><text:tab/>cout &lt;&lt; age &lt;&lt;<text:s/></text:span><text:span text:style-name="T323">" --&gt; "</text:span><text:span text:style-name="T324"><text:s/>&lt;&lt; ageptr &lt;&lt;<text:s/></text:span><text:span text:style-name="T325">endl</text:span><text:span text:style-name="T326">;</text:span></text:p>
      <text:p text:style-name="Standard"><text:span text:style-name="T327"><text:tab/>cout &lt;&lt; human &lt;&lt;<text:s/></text:span><text:span text:style-name="T328">" --&gt; "</text:span><text:span text:style-name="T329"><text:s/>&lt;&lt; humanptr &lt;&lt;<text:s/></text:span><text:span text:style-name="T330">endl</text:span><text:span text:style-name="T331">;</text:span></text:p>
      <text:p text:style-name="P332"/>
      <text:p text:style-name="Standard"><text:span text:style-name="T333"><text:tab/>cout &lt;&lt; age &lt;&lt;<text:s/></text:span><text:span text:style-name="T334">" --&gt; "</text:span><text:span text:style-name="T335"><text:s/>&lt;&lt; *ageptr &lt;&lt;<text:s/></text:span><text:span text:style-name="T336">endl</text:span><text:span text:style-name="T337">;</text:span></text:p>
      <text:p text:style-name="Standard"><text:span text:style-name="T338"><text:tab/>cout &lt;&lt; human &lt;&lt;<text:s/></text:span><text:span text:style-name="T339">" --&gt; "</text:span><text:span text:style-name="T340"><text:s/>&lt;&lt; *humanptr &lt;&lt;<text:s/></text:span><text:span text:style-name="T341">endl</text:span><text:span text:style-name="T342">;</text:span></text:p>
      <text:p text:style-name="P343"/>
      <text:p text:style-name="Standard"><text:span text:style-name="T344"><text:tab/></text:span><text:span text:style-name="T345">return</text:span><text:span text:style-name="T346"><text:s/>0;</text:span></text:p>
      <text:p text:style-name="P347">}</text:p>
      <text:p text:style-name="Standard"/>
      <text:p text:style-name="P348">The<text:s/>result is</text:p>
      <text:p text:style-name="P349"/>
      <text:p text:style-name="P350">24 --&gt; 0x7ffd8540f52c</text:p>
      <text:p text:style-name="P351">1 --&gt; 0x7ffd8540f52b</text:p>
      <text:p text:style-name="P352">24 --&gt; 24</text:p>
      <text:p text:style-name="P353">1 --&gt; 1</text:p>
      <text:p text:style-name="P354"/>
      <text:p text:style-name="P355">Source: C++ youtube video.</text:p>
      <text:p text:style-name="P356"/>
      <text:p text:style-name="P357">Note that, the pointer has an address when it is created.</text:p>
      <text:p text:style-name="P358"/>
      <text:h text:style-name="Heading3" text:outline-level="3"><text:bookmark-start text:name="__RefHeading__1544_2046050055"/><text:bookmark-start text:name="_Toc78396290"/><text:bookmark-start text:name="_Toc78401363"/>The size of a pointer<text:bookmark-end text:name="__RefHeading__1544_2046050055"/><text:bookmark-end text:name="_Toc78396290"/><text:bookmark-end text:name="_Toc78401363"/></text:h>
      <text:p text:style-name="P359">The pointer size of type 'int', 'double', 'float', 'char', 'class' are all<text:s/>8.</text:p>
      <text:p text:style-name="Standard"><text:span text:style-name="T360">source:<text:s/></text:span><text:a xlink:href="https://stackoverflow.com/questions/6751749/what-is-the-size-of-a-pointer" office:target-frame-name="_top" xlink:show="replace"><text:span text:style-name="T361">e</text:span></text:a><text:span text:style-name="T362">clipse test</text:span></text:p>
      <text:p text:style-name="P363"/>
      <text:h text:style-name="Heading3" text:outline-level="3"><text:bookmark-start text:name="_Toc78401364"/>Pointers to chars<text:bookmark-end text:name="_Toc78401364"/></text:h>
      <text:p text:style-name="P364"><text:s text:c="4"/>// To practice a vector of pointers to chars, we define a character as follows:</text:p>
      <text:p text:style-name="P365"><text:s text:c="4"/>char an_char = 'e';</text:p>
      <text:p text:style-name="Textbody"><text:s text:c="8"/>//We<text:s/>create an vector of pointers to chars as follows:</text:p>
      <text:p text:style-name="P366"><text:s text:c="4"/>char *array_char[5];</text:p>
      <text:p text:style-name="P367"><text:s text:c="4"/>//The addresses of chars are assigned as follows:</text:p>
      <text:p text:style-name="P368"><text:s text:c="4"/>array_char[0] = &amp;an_char;</text:p>
      <text:p text:style-name="P369"><text:s text:c="4"/>array_char[1] = &amp;an_char;</text:p>
      <text:p text:style-name="P370"><text:s text:c="4"/>// Then we can revoke these chars as follows:</text:p>
      <text:p text:style-name="P371"><text:s text:c="4"/>std::cout &lt;&lt; "array_char[0]: " &lt;&lt; *array_char[0] &lt;&lt; "\n";</text:p>
      <text:p text:style-name="P372"><text:s text:c="4"/>std::cout &lt;&lt; "array_char[1]: " &lt;&lt; *array_char[1] &lt;&lt; "\n";</text:p>
      <text:p text:style-name="P373"><text:s text:c="4"/></text:p>
      <text:p text:style-name="P374"><text:s text:c="4"/>std::cout &lt;&lt; array_char &lt;&lt; "\n";</text:p>
      <text:p text:style-name="P375"><text:s text:c="4"/>// This would give the address of the first character.</text:p>
      <text:p text:style-name="P376"/>
      <text:p text:style-name="P377"/>
      <text:p text:style-name="P378">// Pointer to chars can also be<text:s/>defined as follows:</text:p>
      <text:p text:style-name="P379">char name[] = {"Jie"};</text:p>
      <text:p text:style-name="P380">// all functionalities are the same with above, but<text:s/></text:p>
      <text:p text:style-name="P381">std::cout &lt;&lt; name &lt;&lt; "\n";</text:p>
      <text:p text:style-name="P382">// will print the whole string, which is confusing.</text:p>
      <text:p text:style-name="P383"/>
      <text:p text:style-name="P384">// Note that, using similar formats for the type int, for example,</text:p>
      <text:p text:style-name="P385">int array[] =<text:s/>{ 9, 7, 5, 3, 1 };</text:p>
      <text:p text:style-name="P386">// the following code<text:s/></text:p>
      <text:p text:style-name="P387">std::cout &lt;&lt; array &lt;&lt; std::endl;</text:p>
      <text:p text:style-name="P388">// will give the address of the first element</text:p>
      <text:p text:style-name="P389"/>
      <text:h text:style-name="Heading3" text:outline-level="3">Pointer to a string</text:h>
      <text:p text:style-name="Textbody"><text:s text:c="4"/>const char *variable_char = "hello";</text:p>
      <text:p text:style-name="Textbody"><text:s text:c="4"/>cout &lt;&lt; "variable_char: " &lt;&lt; variable_char &lt;&lt; endl;</text:p>
      <text:p text:style-name="Textbody"><text:s text:c="3"/>// the above<text:s/>code will print the whole string. Source: practice</text:p>
      <text:p text:style-name="P390"/>
      <text:p text:style-name="P391"/>
      <text:p text:style-name="P392"/>
      <text:p text:style-name="P393"/>
      <text:p text:style-name="P394"/>
      <text:h text:style-name="Heading2" text:outline-level="2"><text:bookmark-start text:name="_Toc78396291"/><text:bookmark-start text:name="_Toc78401365"/><text:bookmark-start text:name="__RefHeading___Toc17002_548043565"/>Reference<text:bookmark-end text:name="_Toc78396291"/><text:bookmark-end text:name="_Toc78401365"/></text:h>
      <text:h text:style-name="Heading3" text:outline-level="3"><text:bookmark-start text:name="_Toc78396292"/><text:bookmark-start text:name="_Toc78401366"/><text:span text:style-name="T395">&amp;</text:span> used in a <text:span text:style-name="T396">declaration</text:span><text:bookmark-end text:name="_Toc78396292"/><text:bookmark-end text:name="_Toc78401366"/></text:h>
      <text:p text:style-name="Textbody"><text:span text:style-name="T397">when </text:span><text:span text:style-name="T398">&amp;</text:span><text:span text:style-name="T399"> is used in a </text:span><text:span text:style-name="T400">declaration </text:span><text:span text:style-name="T401">(including </text:span><text:span text:style-name="T402">function formal parameters</text:span><text:span text:style-name="T403">), it is part of the type identifier and is used to declare a </text:span><text:span text:style-name="T404">reference variable</text:span><text:span text:style-name="T405"> (or </text:span><text:span text:style-name="T406">reference</text:span><text:span text:style-name="T407"> or </text:span><text:span text:style-name="T408">alias</text:span><text:span text:style-name="T409"> or </text:span><text:span text:style-name="T410">alternate name</text:span><text:span text:style-name="T411">). It is used to provide </text:span><text:span text:style-name="T412">another name</text:span><text:span text:style-name="T413">, or </text:span><text:span text:style-name="T414">another reference</text:span><text:span text:style-name="T415">, or </text:span><text:span text:style-name="T416">alias</text:span><text:span text:style-name="T417"> to an existing variable.</text:span></text:p>
      <text:p text:style-name="Textbody"><text:a xlink:href="https://www3.ntu.edu.sg/home/ehchua/programming/cpp/cp4_PointerReference.html" office:target-frame-name="_top" xlink:show="replace"><text:span text:style-name="Hyperlink">https://www3.ntu.edu.sg/home/ehchua/programming/cpp/cp4_PointerReference.html</text:span></text:a></text:p>
      <text:p text:style-name="Textbody"/>
      <text:h text:style-name="Heading2" text:outline-level="2"><text:bookmark-start text:name="_Toc78396293"/><text:bookmark-start text:name="_Toc78401367"/>loop<text:bookmark-end text:name="__RefHeading___Toc17002_548043565"/><text:bookmark-end text:name="_Toc78396293"/><text:bookmark-end text:name="_Toc78401367"/></text:h>
      <text:h text:style-name="Heading3" text:outline-level="3"><text:bookmark-start text:name="__RefHeading___Toc17004_548043565"/><text:bookmark-start text:name="_Toc78396294"/><text:bookmark-start text:name="_Toc78401368"/>Convert iterator to index, Jan. 7, 2019<text:bookmark-end text:name="__RefHeading___Toc17004_548043565"/><text:bookmark-end text:name="_Toc78396294"/><text:bookmark-end text:name="_Toc78401368"/></text:h>
      <text:p text:style-name="Textbody"><text:s text:c="4"/>unsigned int j=0;</text:p>
      <text:p text:style-name="Textbody"><text:s text:c="4"/>for (auto i =<text:s/>inte_xi_real_double_vector.begin(); i != inte_xi_real_double_vector.end(); ++i)</text:p>
      <text:p text:style-name="Textbody"><text:s text:c="4"/>{</text:p>
      <text:p text:style-name="Textbody"><text:s text:c="8"/>j=std::distance(inte_xi_real_double_vector.begin(),i);</text:p>
      <text:p text:style-name="Textbody"><text:s text:c="4"/>}</text:p>
      <text:p text:style-name="Textbody"/>
      <text:p text:style-name="Textbody"><text:a xlink:href="https://stackoverflow.com/questions/26995725/how-to-convert-vector-iterator-to-int-in-c" office:target-frame-name="_top" xlink:show="replace">https://stackoverflow.com/questions/26995725/how-to-convert-vector-iterator-to-int-in-c</text:a></text:p>
      <text:p text:style-name="Textbody"/>
      <text:h text:style-name="Heading2" text:outline-level="2"><text:bookmark-start text:name="__RefHeading__10418_457970875"/><text:bookmark-start text:name="_Toc78396295"/><text:bookmark-start text:name="_Toc78401369"/><text:soft-page-break/>Method<text:bookmark-end text:name="__RefHeading__10418_457970875"/><text:bookmark-end text:name="_Toc78396295"/><text:bookmark-end text:name="_Toc78401369"/></text:h>
      <text:p text:style-name="Textbody">A<text:s/><text:span text:style-name="T418">method</text:span><text:s/>is a member function of a class, but in<text:s/><text:span text:style-name="T419">C++</text:span><text:s/>they are more commonly called member functions than<text:s/><text:span text:style-name="T420">methods</text:span><text:s/>(some programmers coming from other languages like Java call them<text:s/><text:span text:style-name="T421">methods</text:span>). A function is usually meant to mean a free-function, which is not the member of a class.</text:p>
      <text:h text:style-name="Heading2" text:outline-level="2"><text:bookmark-start text:name="__RefHeading___Toc10620_406370743"/><text:bookmark-start text:name="_Toc78396296"/><text:bookmark-start text:name="_Toc78401370"/>Const qualifier<text:bookmark-end text:name="__RefHeading___Toc10620_406370743"/><text:bookmark-end text:name="_Toc78396296"/><text:bookmark-end text:name="_Toc78401370"/></text:h>
      <text:h text:style-name="Heading3" text:outline-level="3"><text:bookmark-start text:name="__RefHeading___Toc3823_337972946"/><text:a xlink:href="https://stackoverflow.com/questions/5973427/error-passing-xxx-as-this-argument-of-xxx-discards-qualifiers" office:target-frame-name="_top" xlink:show="replace"><text:bookmark-start text:name="_Toc78396297"/><text:bookmark-start text:name="_Toc78401371"/>error: passing xxx as 'this' argument of xxx discards qualifiers</text:a>, 9-3-2018<text:bookmark-end text:name="__RefHeading___Toc3823_337972946"/><text:bookmark-end text:name="_Toc78396297"/><text:bookmark-end text:name="_Toc78401371"/></text:h>
      <text:p text:style-name="Textbody">Assignment H11-heat-equation.cc</text:p>
      <text:p text:style-name="Textbody"><text:a xlink:href="https://stackoverflow.com/questions/5973427/error-passing-xxx-as-this-argument-of-xxx-discards-qualifiers" office:target-frame-name="_top" xlink:show="replace"><text:span text:style-name="T422">https://stackoverfl</text:span><text:span text:style-name="T423">ow.com/questions/5973427/error-passing-xxx-as-this-argument-of-xxx-discards-qualifiers</text:span></text:a></text:p>
      <text:h text:style-name="Heading2" text:outline-level="2"><text:bookmark-start text:name="__RefHeading___Toc10632_406370743"/><text:bookmark-start text:name="_Toc78396298"/><text:bookmark-start text:name="_Toc78401372"/>const function<text:bookmark-end text:name="__RefHeading___Toc10632_406370743"/><text:bookmark-end text:name="_Toc78396298"/><text:bookmark-end text:name="_Toc78401372"/></text:h>
      <text:p text:style-name="Textbody">A function becomes const when const keyword is used in function’s declaration. The idea of const functions is not allow them to modify the object on which<text:s/>they are called.</text:p>
      <text:p text:style-name="Textbody"><text:a xlink:href="http://www.geeksforgeeks.org/const-member-functions-c/" office:target-frame-name="_top" xlink:show="replace">www.geeksforgeeks.org/const-member-functions-c/</text:a></text:p>
      <text:h text:style-name="Heading2" text:outline-level="2"><text:bookmark-start text:name="__RefHeading___Toc10627_406370743"/><text:bookmark-start text:name="_Toc78396299"/><text:bookmark-start text:name="_Toc78401373"/>Memory<text:bookmark-end text:name="__RefHeading___Toc10627_406370743"/><text:bookmark-end text:name="_Toc78396299"/><text:bookmark-end text:name="_Toc78401373"/></text:h>
      <text:p text:style-name="Textbody">The memory of data members of class is continuous.</text:p>
      <text:p text:style-name="Textbody">Source: P266, c++ course.</text:p>
      <text:p text:style-name="Textbody"/>
      <text:p text:style-name="Textbody">The memory of array elements is continuous.</text:p>
      <text:p text:style-name="Textbody">Source: eclipse test or</text:p>
      <text:p text:style-name="Textbody"><text:a xlink:href="https://stackoverflow.com/questions/6632915/is-the-memory-in-stdarray-contiguous" office:target-frame-name="_top" xlink:show="replace">https://stackoverflow.com/questions/6632915/is-the-memory-in-stdarray-contiguous</text:a></text:p>
      <text:h text:style-name="Heading2" text:outline-level="2"><text:bookmark-start text:name="__RefHeading___Toc10622_406370743"/><text:bookmark-start text:name="_Toc78396300"/><text:bookmark-start text:name="_Toc78401374"/>Operators<text:bookmark-end text:name="__RefHeading___Toc10622_406370743"/><text:bookmark-end text:name="_Toc78396300"/><text:bookmark-end text:name="_Toc78401374"/></text:h>
      <text:h text:style-name="Heading3" text:outline-level="3"><text:bookmark-start text:name="__RefHeading__9255_1778572435"/><text:bookmark-start text:name="_Toc78396301"/><text:bookmark-start text:name="_Toc78401375"/>Description of operators<text:bookmark-end text:name="__RefHeading__9255_1778572435"/><text:bookmark-end text:name="_Toc78396301"/><text:bookmark-end text:name="_Toc78401375"/></text:h>
      <table:table table:style-name="Table424">
        <table:table-columns>
          <table:table-column table:style-name="TableColumn425"/>
          <table:table-column table:style-name="TableColumn426"/>
          <table:table-column table:style-name="TableColumn427"/>
          <table:table-column table:style-name="TableColumn428"/>
          <table:table-column table:style-name="TableColumn429"/>
        </table:table-columns>
        <table:table-row table:style-name="TableRow430">
          <table:table-cell table:style-name="TableCell431">
            <text:p text:style-name="TableHeading">Level</text:p>
          </table:table-cell>
          <table:table-cell table:style-name="TableCell432">
            <text:p text:style-name="TableHeading">Precedence group</text:p>
          </table:table-cell>
          <table:table-cell table:style-name="TableCell433">
            <text:p text:style-name="TableHeading">Operator</text:p>
          </table:table-cell>
          <table:table-cell table:style-name="TableCell434">
            <text:p text:style-name="TableHeading">Description</text:p>
          </table:table-cell>
          <table:table-cell table:style-name="TableCell435">
            <text:p text:style-name="TableHeading">Grouping</text:p>
          </table:table-cell>
        </table:table-row>
        <table:table-row table:style-name="TableRow436">
          <table:table-cell table:style-name="TableCell437">
            <text:p text:style-name="TableContents">1</text:p>
          </table:table-cell>
          <table:table-cell table:style-name="TableCell438">
            <text:p text:style-name="TableContents">Scope</text:p>
          </table:table-cell>
          <table:table-cell table:style-name="TableCell439">
            <text:p text:style-name="TableContents"><text:span text:style-name="SourceText">::</text:span></text:p>
          </table:table-cell>
          <table:table-cell table:style-name="TableCell440">
            <text:p text:style-name="TableContents">scope qualifier</text:p>
          </table:table-cell>
          <table:table-cell table:style-name="TableCell441">
            <text:p text:style-name="TableContents">Left-to-right</text:p>
          </table:table-cell>
        </table:table-row>
        <table:table-row table:style-name="TableRow442">
          <table:table-cell table:style-name="TableCell443" table:number-rows-spanned="4">
            <text:p text:style-name="TableContents">2</text:p>
          </table:table-cell>
          <table:table-cell table:style-name="TableCell444" table:number-rows-spanned="4">
            <text:p text:style-name="TableContents">Postfix (unary)</text:p>
          </table:table-cell>
          <table:table-cell table:style-name="TableCell445">
            <text:p text:style-name="TableContents"><text:span text:style-name="SourceText">++ --</text:span></text:p>
          </table:table-cell>
          <table:table-cell table:style-name="TableCell446">
            <text:p text:style-name="TableContents">postfix<text:s/>increment / decrement</text:p>
          </table:table-cell>
          <table:table-cell table:style-name="TableCell447" table:number-rows-spanned="4">
            <text:p text:style-name="TableContents">Left-to-right</text:p>
          </table:table-cell>
        </table:table-row>
        <table:table-row table:style-name="TableRow448">
          <table:covered-table-cell>
            <text:p text:style-name="Normal"/>
          </table:covered-table-cell>
          <table:covered-table-cell>
            <text:p text:style-name="Normal"/>
          </table:covered-table-cell>
          <table:table-cell table:style-name="TableCell449">
            <text:p text:style-name="TableContents"><text:span text:style-name="SourceText">()</text:span></text:p>
          </table:table-cell>
          <table:table-cell table:style-name="TableCell450">
            <text:p text:style-name="TableContents">functional forms</text:p>
          </table:table-cell>
          <table:covered-table-cell>
            <text:p text:style-name="Normal"/>
          </table:covered-table-cell>
        </table:table-row>
        <table:table-row table:style-name="TableRow451">
          <table:covered-table-cell>
            <text:p text:style-name="Normal"/>
          </table:covered-table-cell>
          <table:covered-table-cell>
            <text:p text:style-name="Normal"/>
          </table:covered-table-cell>
          <table:table-cell table:style-name="TableCell452">
            <text:p text:style-name="TableContents"><text:span text:style-name="SourceText">[]</text:span></text:p>
          </table:table-cell>
          <table:table-cell table:style-name="TableCell453">
            <text:p text:style-name="TableContents">subscript</text:p>
          </table:table-cell>
          <table:covered-table-cell>
            <text:p text:style-name="Normal"/>
          </table:covered-table-cell>
        </table:table-row>
        <table:table-row table:style-name="TableRow454">
          <table:covered-table-cell>
            <text:p text:style-name="Normal"/>
          </table:covered-table-cell>
          <table:covered-table-cell>
            <text:p text:style-name="Normal"/>
          </table:covered-table-cell>
          <table:table-cell table:style-name="TableCell455">
            <text:p text:style-name="TableContents"><text:span text:style-name="SourceText">. -&gt;</text:span></text:p>
          </table:table-cell>
          <table:table-cell table:style-name="TableCell456">
            <text:p text:style-name="TableContents">member access</text:p>
          </table:table-cell>
          <table:covered-table-cell>
            <text:p text:style-name="Normal"/>
          </table:covered-table-cell>
        </table:table-row>
        <table:table-row table:style-name="TableRow457">
          <table:table-cell table:style-name="TableCell458" table:number-rows-spanned="7">
            <text:p text:style-name="TableContents">3</text:p>
          </table:table-cell>
          <table:table-cell table:style-name="TableCell459" table:number-rows-spanned="7">
            <text:p text:style-name="TableContents">Prefix (unary)</text:p>
          </table:table-cell>
          <table:table-cell table:style-name="TableCell460">
            <text:p text:style-name="TableContents"><text:span text:style-name="SourceText">++ --</text:span></text:p>
          </table:table-cell>
          <table:table-cell table:style-name="TableCell461">
            <text:p text:style-name="TableContents">prefix increment / decrement</text:p>
          </table:table-cell>
          <table:table-cell table:style-name="TableCell462" table:number-rows-spanned="7">
            <text:p text:style-name="TableContents">Right-to-left</text:p>
          </table:table-cell>
        </table:table-row>
        <table:table-row table:style-name="TableRow463">
          <table:covered-table-cell>
            <text:p text:style-name="Normal"/>
          </table:covered-table-cell>
          <table:covered-table-cell>
            <text:p text:style-name="Normal"/>
          </table:covered-table-cell>
          <table:table-cell table:style-name="TableCell464">
            <text:p text:style-name="TableContents"><text:span text:style-name="SourceText">~ !</text:span></text:p>
          </table:table-cell>
          <table:table-cell table:style-name="TableCell465">
            <text:p text:style-name="TableContents">bitwise NOT / logical NOT</text:p>
          </table:table-cell>
          <table:covered-table-cell>
            <text:p text:style-name="Normal"/>
          </table:covered-table-cell>
        </table:table-row>
        <table:table-row table:style-name="TableRow466">
          <table:covered-table-cell>
            <text:p text:style-name="Normal"/>
          </table:covered-table-cell>
          <table:covered-table-cell>
            <text:p text:style-name="Normal"/>
          </table:covered-table-cell>
          <table:table-cell table:style-name="TableCell467">
            <text:p text:style-name="TableContents"><text:span text:style-name="SourceText">+ -</text:span></text:p>
          </table:table-cell>
          <table:table-cell table:style-name="TableCell468">
            <text:p text:style-name="TableContents">unary prefix</text:p>
          </table:table-cell>
          <table:covered-table-cell>
            <text:p text:style-name="Normal"/>
          </table:covered-table-cell>
        </table:table-row>
        <table:table-row table:style-name="TableRow469">
          <table:covered-table-cell>
            <text:p text:style-name="Normal"/>
          </table:covered-table-cell>
          <table:covered-table-cell>
            <text:p text:style-name="Normal"/>
          </table:covered-table-cell>
          <table:table-cell table:style-name="TableCell470">
            <text:p text:style-name="TableContents"><text:span text:style-name="SourceText">&amp; *</text:span></text:p>
          </table:table-cell>
          <table:table-cell table:style-name="TableCell471">
            <text:p text:style-name="TableContents">reference /<text:s/>dereference</text:p>
          </table:table-cell>
          <table:covered-table-cell>
            <text:p text:style-name="Normal"/>
          </table:covered-table-cell>
        </table:table-row>
        <table:table-row table:style-name="TableRow472">
          <table:covered-table-cell>
            <text:p text:style-name="Normal"/>
          </table:covered-table-cell>
          <table:covered-table-cell>
            <text:p text:style-name="Normal"/>
          </table:covered-table-cell>
          <table:table-cell table:style-name="TableCell473">
            <text:p text:style-name="TableContents"><text:span text:style-name="SourceText">new delete</text:span></text:p>
          </table:table-cell>
          <table:table-cell table:style-name="TableCell474">
            <text:p text:style-name="TableContents">allocation / deallocation</text:p>
          </table:table-cell>
          <table:covered-table-cell>
            <text:p text:style-name="Normal"/>
          </table:covered-table-cell>
        </table:table-row>
        <table:table-row table:style-name="TableRow475">
          <table:covered-table-cell>
            <text:p text:style-name="Normal"/>
          </table:covered-table-cell>
          <table:covered-table-cell>
            <text:p text:style-name="Normal"/>
          </table:covered-table-cell>
          <table:table-cell table:style-name="TableCell476">
            <text:p text:style-name="TableContents"><text:span text:style-name="SourceText">sizeof</text:span></text:p>
          </table:table-cell>
          <table:table-cell table:style-name="TableCell477">
            <text:p text:style-name="TableContents">parameter pack</text:p>
          </table:table-cell>
          <table:covered-table-cell>
            <text:p text:style-name="Normal"/>
          </table:covered-table-cell>
        </table:table-row>
        <table:table-row table:style-name="TableRow478">
          <table:covered-table-cell>
            <text:p text:style-name="Normal"/>
          </table:covered-table-cell>
          <table:covered-table-cell>
            <text:p text:style-name="Normal"/>
          </table:covered-table-cell>
          <table:table-cell table:style-name="TableCell479">
            <text:p text:style-name="TableContents"><text:span text:style-name="SourceText">(</text:span><text:span text:style-name="T480">type</text:span><text:span text:style-name="SourceText">)</text:span></text:p>
          </table:table-cell>
          <table:table-cell table:style-name="TableCell481">
            <text:p text:style-name="TableContents">C-style type-casting</text:p>
          </table:table-cell>
          <table:covered-table-cell>
            <text:p text:style-name="Normal"/>
          </table:covered-table-cell>
        </table:table-row>
        <table:table-row table:style-name="TableRow482">
          <table:table-cell table:style-name="TableCell483">
            <text:p text:style-name="TableContents">4</text:p>
          </table:table-cell>
          <table:table-cell table:style-name="TableCell484">
            <text:p text:style-name="TableContents">Pointer-to-member</text:p>
          </table:table-cell>
          <table:table-cell table:style-name="TableCell485">
            <text:p text:style-name="TableContents"><text:span text:style-name="SourceText">.* -&gt;*</text:span></text:p>
          </table:table-cell>
          <table:table-cell table:style-name="TableCell486">
            <text:p text:style-name="TableContents">access pointer</text:p>
          </table:table-cell>
          <table:table-cell table:style-name="TableCell487">
            <text:p text:style-name="TableContents">Left-to-right</text:p>
          </table:table-cell>
        </table:table-row>
        <table:table-row table:style-name="TableRow488">
          <table:table-cell table:style-name="TableCell489">
            <text:p text:style-name="TableContents">5</text:p>
          </table:table-cell>
          <table:table-cell table:style-name="TableCell490">
            <text:p text:style-name="TableContents">Arithmetic: scaling</text:p>
          </table:table-cell>
          <table:table-cell table:style-name="TableCell491">
            <text:p text:style-name="TableContents"><text:span text:style-name="SourceText">* / %</text:span></text:p>
          </table:table-cell>
          <table:table-cell table:style-name="TableCell492">
            <text:p text:style-name="TableContents">multiply, divide, modulo</text:p>
          </table:table-cell>
          <table:table-cell table:style-name="TableCell493">
            <text:p text:style-name="TableContents">Left-to-right</text:p>
          </table:table-cell>
        </table:table-row>
        <table:table-row table:style-name="TableRow494">
          <table:table-cell table:style-name="TableCell495">
            <text:p text:style-name="TableContents">6</text:p>
          </table:table-cell>
          <table:table-cell table:style-name="TableCell496">
            <text:p text:style-name="TableContents">Arithmetic: addition</text:p>
          </table:table-cell>
          <table:table-cell table:style-name="TableCell497">
            <text:p text:style-name="TableContents"><text:span text:style-name="SourceText">+ -</text:span></text:p>
          </table:table-cell>
          <table:table-cell table:style-name="TableCell498">
            <text:p text:style-name="TableContents">addition, subtraction</text:p>
          </table:table-cell>
          <table:table-cell table:style-name="TableCell499">
            <text:p text:style-name="TableContents">Left-to-right</text:p>
          </table:table-cell>
        </table:table-row>
        <table:table-row table:style-name="TableRow500">
          <table:table-cell table:style-name="TableCell501">
            <text:p text:style-name="TableContents">7</text:p>
          </table:table-cell>
          <table:table-cell table:style-name="TableCell502">
            <text:p text:style-name="TableContents">Bitwise shift</text:p>
          </table:table-cell>
          <table:table-cell table:style-name="TableCell503">
            <text:p text:style-name="TableContents"><text:span text:style-name="SourceText">&lt;&lt; &gt;&gt;</text:span></text:p>
          </table:table-cell>
          <table:table-cell table:style-name="TableCell504">
            <text:p text:style-name="TableContents">shift left, shift right</text:p>
          </table:table-cell>
          <table:table-cell table:style-name="TableCell505">
            <text:p text:style-name="TableContents">Left-to-right</text:p>
          </table:table-cell>
        </table:table-row>
        <table:table-row table:style-name="TableRow506">
          <table:table-cell table:style-name="TableCell507">
            <text:p text:style-name="TableContents">8</text:p>
          </table:table-cell>
          <table:table-cell table:style-name="TableCell508">
            <text:p text:style-name="TableContents">Relational</text:p>
          </table:table-cell>
          <table:table-cell table:style-name="TableCell509">
            <text:p text:style-name="TableContents"><text:span text:style-name="SourceText">&lt; &gt; &lt;= &gt;=</text:span></text:p>
          </table:table-cell>
          <table:table-cell table:style-name="TableCell510">
            <text:p text:style-name="TableContents">comparison operators</text:p>
          </table:table-cell>
          <table:table-cell table:style-name="TableCell511">
            <text:p text:style-name="TableContents">Left-to-right</text:p>
          </table:table-cell>
        </table:table-row>
        <table:table-row table:style-name="TableRow512">
          <table:table-cell table:style-name="TableCell513">
            <text:p text:style-name="TableContents">9</text:p>
          </table:table-cell>
          <table:table-cell table:style-name="TableCell514">
            <text:p text:style-name="TableContents">Equality</text:p>
          </table:table-cell>
          <table:table-cell table:style-name="TableCell515">
            <text:p text:style-name="TableContents"><text:span text:style-name="SourceText">== !=</text:span></text:p>
          </table:table-cell>
          <table:table-cell table:style-name="TableCell516">
            <text:p text:style-name="TableContents">equality / inequality</text:p>
          </table:table-cell>
          <table:table-cell table:style-name="TableCell517">
            <text:p text:style-name="TableContents">Left-to-right</text:p>
          </table:table-cell>
        </table:table-row>
        <table:table-row table:style-name="TableRow518">
          <table:table-cell table:style-name="TableCell519">
            <text:p text:style-name="TableContents">10</text:p>
          </table:table-cell>
          <table:table-cell table:style-name="TableCell520">
            <text:p text:style-name="TableContents">And</text:p>
          </table:table-cell>
          <table:table-cell table:style-name="TableCell521">
            <text:p text:style-name="TableContents"><text:span text:style-name="SourceText">&amp;</text:span></text:p>
          </table:table-cell>
          <table:table-cell table:style-name="TableCell522">
            <text:p text:style-name="TableContents">bitwise AND</text:p>
          </table:table-cell>
          <table:table-cell table:style-name="TableCell523">
            <text:p text:style-name="TableContents">Left-to-right</text:p>
          </table:table-cell>
        </table:table-row>
        <table:table-row table:style-name="TableRow524">
          <table:table-cell table:style-name="TableCell525">
            <text:p text:style-name="TableContents">11</text:p>
          </table:table-cell>
          <table:table-cell table:style-name="TableCell526">
            <text:p text:style-name="TableContents">Exclusive or</text:p>
          </table:table-cell>
          <table:table-cell table:style-name="TableCell527">
            <text:p text:style-name="TableContents"><text:span text:style-name="SourceText">^</text:span></text:p>
          </table:table-cell>
          <table:table-cell table:style-name="TableCell528">
            <text:p text:style-name="TableContents">bitwise XOR</text:p>
          </table:table-cell>
          <table:table-cell table:style-name="TableCell529">
            <text:p text:style-name="TableContents">Left-to-right</text:p>
          </table:table-cell>
        </table:table-row>
        <table:table-row table:style-name="TableRow530">
          <table:table-cell table:style-name="TableCell531">
            <text:p text:style-name="TableContents">12</text:p>
          </table:table-cell>
          <table:table-cell table:style-name="TableCell532">
            <text:p text:style-name="TableContents">Inclusive or</text:p>
          </table:table-cell>
          <table:table-cell table:style-name="TableCell533">
            <text:p text:style-name="TableContents"><text:span text:style-name="SourceText">|</text:span></text:p>
          </table:table-cell>
          <table:table-cell table:style-name="TableCell534">
            <text:p text:style-name="TableContents">bitwise OR</text:p>
          </table:table-cell>
          <table:table-cell table:style-name="TableCell535">
            <text:p text:style-name="TableContents">Left-to-right</text:p>
          </table:table-cell>
        </table:table-row>
        <table:table-row table:style-name="TableRow536">
          <table:table-cell table:style-name="TableCell537">
            <text:p text:style-name="TableContents">13</text:p>
          </table:table-cell>
          <table:table-cell table:style-name="TableCell538">
            <text:p text:style-name="TableContents">Conjunction</text:p>
          </table:table-cell>
          <table:table-cell table:style-name="TableCell539">
            <text:p text:style-name="TableContents"><text:span text:style-name="SourceText">&amp;&amp;</text:span></text:p>
          </table:table-cell>
          <table:table-cell table:style-name="TableCell540">
            <text:p text:style-name="TableContents">logical AND</text:p>
          </table:table-cell>
          <table:table-cell table:style-name="TableCell541">
            <text:p text:style-name="TableContents">Left-to-right</text:p>
          </table:table-cell>
        </table:table-row>
        <table:table-row table:style-name="TableRow542">
          <table:table-cell table:style-name="TableCell543">
            <text:p text:style-name="TableContents">14</text:p>
          </table:table-cell>
          <table:table-cell table:style-name="TableCell544">
            <text:p text:style-name="TableContents">Disjunction</text:p>
          </table:table-cell>
          <table:table-cell table:style-name="TableCell545">
            <text:p text:style-name="TableContents"><text:span text:style-name="SourceText">||</text:span></text:p>
          </table:table-cell>
          <table:table-cell table:style-name="TableCell546">
            <text:p text:style-name="TableContents">logical OR</text:p>
          </table:table-cell>
          <table:table-cell table:style-name="TableCell547">
            <text:p text:style-name="TableContents">Left-to-right</text:p>
          </table:table-cell>
        </table:table-row>
        <table:table-row table:style-name="TableRow548">
          <table:table-cell table:style-name="TableCell549" table:number-rows-spanned="2">
            <text:p text:style-name="TableContents">15</text:p>
          </table:table-cell>
          <table:table-cell table:style-name="TableCell550" table:number-rows-spanned="2">
            <text:p text:style-name="TableContents">Assignment-level expressions</text:p>
          </table:table-cell>
          <table:table-cell table:style-name="TableCell551">
            <text:p text:style-name="TableContents"><text:span text:style-name="SourceText">= *= /= %= += -=</text:span><text:span text:style-name="SourceText"><text:line-break/></text:span><text:span text:style-name="SourceText">&gt;&gt;= &lt;&lt;= &amp;= ^= |=</text:span></text:p>
          </table:table-cell>
          <table:table-cell table:style-name="TableCell552">
            <text:p text:style-name="TableContents">assignment / compound assignment</text:p>
          </table:table-cell>
          <table:table-cell table:style-name="TableCell553" table:number-rows-spanned="2">
            <text:p text:style-name="TableContents">Right-to-left</text:p>
          </table:table-cell>
        </table:table-row>
        <table:table-row table:style-name="TableRow554">
          <table:covered-table-cell>
            <text:p text:style-name="Normal"/>
          </table:covered-table-cell>
          <table:covered-table-cell>
            <text:p text:style-name="Normal"/>
          </table:covered-table-cell>
          <table:table-cell table:style-name="TableCell555">
            <text:p text:style-name="TableContents"><text:span text:style-name="SourceText">?:</text:span></text:p>
          </table:table-cell>
          <table:table-cell table:style-name="TableCell556">
            <text:p text:style-name="TableContents">conditional operator</text:p>
          </table:table-cell>
          <table:covered-table-cell>
            <text:p text:style-name="Normal"/>
          </table:covered-table-cell>
        </table:table-row>
        <table:table-row table:style-name="TableRow557">
          <table:table-cell table:style-name="TableCell558">
            <text:p text:style-name="TableContents">16</text:p>
          </table:table-cell>
          <table:table-cell table:style-name="TableCell559">
            <text:p text:style-name="TableContents">Sequencing</text:p>
          </table:table-cell>
          <table:table-cell table:style-name="TableCell560">
            <text:p text:style-name="TableContents"><text:span text:style-name="SourceText">,</text:span></text:p>
          </table:table-cell>
          <table:table-cell table:style-name="TableCell561">
            <text:p text:style-name="TableContents">comma separator</text:p>
          </table:table-cell>
          <table:table-cell table:style-name="TableCell562">
            <text:p text:style-name="TableContents">Left-to-right</text:p>
          </table:table-cell>
        </table:table-row>
      </table:table>
      <text:p text:style-name="Textbody"><text:a xlink:href="http://www.cplusplus.com/doc/tutorial/operators/" office:target-frame-name="_top" xlink:show="replace"><text:span text:style-name="T563">http://www.cplusplus.com/doc/tutorial/operators/</text:span></text:a></text:p>
      <text:p text:style-name="Textbody">The bitwise AND operator (<text:span text:style-name="StrongEmphasis">&amp;</text:span>) compares each bit of the first operand to the corresponding bit of the second operand. If both bits are 1, the corresponding result bit is set to 1. Otherwise, the corresponding result bit is set to 0.</text:p>
      <text:p text:style-name="Textbody"><text:a xlink:href="https://msdn.microsoft.com/en-us/library/z0zec0b2.aspx" office:target-frame-name="_top" xlink:show="replace"><text:span text:style-name="T564">https://msdn.microsoft.com/en-us/library/z0zec0b2.aspx</text:span></text:a></text:p>
      <text:h text:style-name="Heading2" text:outline-level="2"><text:bookmark-start text:name="__RefHeading___Toc17006_548043565"/><text:bookmark-start text:name="_Toc78396302"/><text:bookmark-start text:name="_Toc78401376"/>pair<text:bookmark-end text:name="__RefHeading___Toc17006_548043565"/><text:bookmark-end text:name="_Toc78396302"/><text:bookmark-end text:name="_Toc78401376"/></text:h>
      <text:h text:style-name="Heading3" text:outline-level="3"><text:bookmark-start text:name="__RefHeading___Toc17008_548043565"/><text:bookmark-start text:name="_Toc78396303"/><text:bookmark-start text:name="_Toc78401377"/>Define and fill in pairs, Jan. 6, 2019<text:bookmark-end text:name="__RefHeading___Toc17008_548043565"/><text:bookmark-end text:name="_Toc78396303"/><text:bookmark-end text:name="_Toc78401377"/></text:h>
      <text:p text:style-name="Textbody"><text:s text:c="4"/>std::vector&lt;std::pair &lt;double,double&gt; &gt; vector_pair;</text:p>
      <text:p text:style-name="Textbody"><text:s text:c="4"/>for(unsigned int i=0; i&lt;21; ++i)</text:p>
      <text:p text:style-name="Textbody"><text:s text:c="4"/>{</text:p>
      <text:p text:style-name="Textbody"><text:s text:c="6"/>vector_pair.push_back(std::make_pair(raw_H_double_vector[i],T1r_cellwise[i]));</text:p>
      <text:p text:style-name="Textbody"><text:s text:c="4"/>}</text:p>
      <text:p text:style-name="Textbody"><text:a xlink:href="https://stackoverflow.com/questions/13406790/filling-a-vector-of-pairs" office:target-frame-name="_top" xlink:show="replace">https://stackoverflow.com/questions/13406790/filling-a-vector-of-pairs</text:a></text:p>
      <text:p text:style-name="P565"/>
      <text:h text:style-name="Heading3" text:outline-level="3"><text:bookmark-start text:name="__RefHeading___Toc17010_548043565"/><text:bookmark-start text:name="_Toc78396304"/><text:bookmark-start text:name="_Toc78401378"/>print out pair elements, Jan. 6, 19<text:bookmark-end text:name="__RefHeading___Toc17010_548043565"/><text:bookmark-end text:name="_Toc78396304"/><text:bookmark-end text:name="_Toc78401378"/></text:h>
      <text:p text:style-name="Textbody"><text:s text:c="4"/>for (unsigned int i = 0; i&lt; vector_pair.size(); ++i)</text:p>
      <text:soft-page-break/>
      <text:p text:style-name="Textbody"><text:s text:c="4"/>{</text:p>
      <text:p text:style-name="P566"><text:tab/>std::cout &lt;&lt; " <text:s text:c="3"/>" &lt;&lt;<text:s/>vector_pair[i].first &lt;&lt; " " &lt;&lt; vector_pair[i].second &lt;&lt; std::endl;<text:tab/><text:tab/><text:tab/></text:p>
      <text:p text:style-name="P567"><text:s text:c="3"/>}</text:p>
      <text:p text:style-name="Textbody"><text:a xlink:href="https://stackoverflow.com/questions/19228994/how-to-print-a-type-vectorpairchar-int-to-screen-c" office:target-frame-name="_top" xlink:show="replace"><text:span text:style-name="T568">https://stackoverflow.com/questions/19228994/how-to-print-a-type-vec</text:span><text:span text:style-name="T569">torpairchar-int-to-screen-c</text:span></text:a></text:p>
      <text:h text:style-name="Heading3" text:outline-level="3"><text:bookmark-start text:name="__RefHeading___Toc17012_548043565"/><text:bookmark-start text:name="_Toc78396305"/><text:bookmark-start text:name="_Toc78401379"/>reorder pair elements according to one set of numbers, Jan. 6, 19<text:bookmark-end text:name="__RefHeading___Toc17012_548043565"/><text:bookmark-end text:name="_Toc78396305"/><text:bookmark-end text:name="_Toc78401379"/></text:h>
      <text:p text:style-name="Textbody"><text:s text:c="4"/>for(unsigned int k = 0; k&lt;21; ++k)</text:p>
      <text:p text:style-name="Textbody"><text:s text:c="4"/>{</text:p>
      <text:p text:style-name="Textbody"><text:s text:c="6"/>for(unsigned int i=0; i&lt;21; ++i)</text:p>
      <text:p text:style-name="Textbody"><text:s text:c="6"/>{</text:p>
      <text:p text:style-name="Textbody"><text:s text:c="8"/>if(vector_pair[i].first==raw_H_double_vector[20-k])</text:p>
      <text:p text:style-name="Textbody"><text:s text:c="8"/>{</text:p>
      <text:p text:style-name="Textbody"><text:s text:c="12"/>vector_pair_reorder.push_back(vector_pair[i]);</text:p>
      <text:p text:style-name="Textbody"><text:s text:c="12"/>break;</text:p>
      <text:p text:style-name="Textbody"><text:s text:c="8"/>}</text:p>
      <text:p text:style-name="Textbody"><text:s text:c="6"/>}</text:p>
      <text:p text:style-name="Textbody"><text:s text:c="4"/>}</text:p>
      <text:h text:style-name="Heading1" text:outline-level="1"><text:bookmark-start text:name="__RefHeading__12967_2134843222"/><text:bookmark-start text:name="_Toc78396306"/><text:bookmark-start text:name="_Toc78401380"/>Function<text:bookmark-end text:name="__RefHeading__12967_2134843222"/><text:bookmark-end text:name="_Toc78396306"/><text:bookmark-end text:name="_Toc78401380"/></text:h>
      <text:h text:style-name="Heading2" text:outline-level="2"><text:bookmark-start text:name="__RefHeading__13092_2134843222"/><text:bookmark-start text:name="_Toc78396308"/><text:bookmark-start text:name="_Toc78401382"/>Function overloading, Lecture 52<text:bookmark-end text:name="__RefHeading__13092_2134843222"/><text:bookmark-end text:name="_Toc78396308"/><text:bookmark-end text:name="_Toc78401382"/></text:h>
      <text:p text:style-name="Textbody">Writing two or more functions withe the same name,<text:s/>but with different set of parameters is called function overloading.</text:p>
      <text:p text:style-name="Textbody">When you overload the functions or write more than one with the same name, that functions must differ in the type <text:s/>or the number of arguments they take, not by the different return types.</text:p>
      <text:p text:style-name="Standard"><text:span text:style-name="T570">void</text:span><text:span text:style-name="T571"><text:s/></text:span><text:span text:style-name="T572">display</text:span><text:span text:style-name="T573">(){</text:span></text:p>
      <text:p text:style-name="Standard"><text:span text:style-name="T574"><text:tab/>cout &lt;&lt;<text:s/></text:span><text:span text:style-name="T575">"</text:span><text:span text:style-name="T576">hi</text:span><text:span text:style-name="T577"><text:s/>what's up"</text:span><text:span text:style-name="T578">&lt;&lt;<text:s/></text:span><text:span text:style-name="T579">endl</text:span><text:span text:style-name="T580">;</text:span></text:p>
      <text:p text:style-name="P581">}</text:p>
      <text:p text:style-name="Standard"><text:span text:style-name="T582">void</text:span><text:span text:style-name="T583"><text:s/></text:span><text:span text:style-name="T584">display</text:span><text:span text:style-name="T585">(</text:span><text:span text:style-name="T586">string</text:span><text:span text:style-name="T587"><text:s/>name){</text:span></text:p>
      <text:p text:style-name="Standard"><text:span text:style-name="T588"><text:tab/>cout &lt;&lt;<text:s/></text:span><text:span text:style-name="T589">"</text:span><text:span text:style-name="T590">hi</text:span><text:span text:style-name="T591"><text:s/>what's up "</text:span><text:span text:style-name="T592"><text:s/>&lt;&lt; name &lt;&lt; <text:s/></text:span><text:span text:style-name="T593">endl</text:span><text:span text:style-name="T594">;</text:span></text:p>
      <text:p text:style-name="P595">}</text:p>
      <text:h text:style-name="P596" text:outline-level="2">Inline functions</text:h>
      <text:p text:style-name="P597">An introduction can be found at</text:p>
      <text:p text:style-name="Textbody"><text:a xlink:href="https://www.geeksforgeeks.org/inline-functions-cpp/" office:target-frame-name="_top" xlink:show="replace"><text:span text:style-name="T598">https://www.geeksforgeeks.org/inline-functions-cpp/</text:span></text:a></text:p>
      <text:p text:style-name="P599">which is not of practical use for me.</text:p>
      <text:h text:style-name="Heading2" text:outline-level="2"><text:bookmark-start text:name="__RefHeading___Toc10636_406370743"/><text:bookmark-start text:name="_Toc78396309"/><text:bookmark-start text:name="_Toc78401383"/>Implement a function dot that returns the dot product of two double<text:s/><text:soft-page-break/>arrays, 5-10-2017<text:bookmark-end text:name="__RefHeading___Toc10636_406370743"/><text:bookmark-end text:name="_Toc78396309"/><text:bookmark-end text:name="_Toc78401383"/></text:h>
      <text:p text:style-name="Textbody">The code can<text:s/>be found at workspace --&gt; utilities.</text:p>
      <text:p text:style-name="Textbody">Knowledge points:</text:p>
      <text:list text:style-name="LFO6" text:continue-numbering="true">
        <text:list-item>
          <text:p text:style-name="P600">get the size of an array:<text:s/><text:span text:style-name="T601">int</text:span><text:span text:style-name="T602"><text:s/>n =<text:s/></text:span><text:span text:style-name="T603">sizeof</text:span><text:span text:style-name="T604">(a)/</text:span><text:span text:style-name="T605">sizeof</text:span><text:span text:style-name="T606">(a[0]);</text:span></text:p>
        </text:list-item>
      </text:list>
      <text:p text:style-name="Textbody">source:<text:s/><text:a xlink:href="http://www.cplusplus.com/forum/general/33669/" office:target-frame-name="_top" xlink:show="replace">http://www.cplusplus.com/forum/general/33669/</text:a></text:p>
      <text:list text:style-name="LFO6" text:continue-numbering="true">
        <text:list-item>
          <text:p text:style-name="P607">Pass array references in a<text:s/>function</text:p>
        </text:list-item>
      </text:list>
      <text:p text:style-name="Standard"><text:span text:style-name="T608"><text:tab/></text:span><text:span text:style-name="T609">double</text:span><text:span text:style-name="T610"><text:s/>a[4] = {2, 2, 1, 4};</text:span></text:p>
      <text:p text:style-name="Standard"><text:span text:style-name="T611"><text:tab/></text:span><text:span text:style-name="T612">double</text:span><text:span text:style-name="T613"><text:s/>b[4] = {1, 1, 3, 4};</text:span></text:p>
      <text:p text:style-name="P614"><text:tab/>d = dot(a, b, n);</text:p>
      <text:p text:style-name="Standard"><text:span text:style-name="T615">double</text:span><text:span text:style-name="T616"><text:s/></text:span><text:span text:style-name="T617">dot</text:span><text:span text:style-name="T618"><text:s/>(</text:span><text:span text:style-name="T619">double</text:span><text:span text:style-name="T620"><text:s/>(&amp;a)[4],<text:s/></text:span><text:span text:style-name="T621">double</text:span><text:span text:style-name="T622"><text:s/>(&amp;b)[4],<text:s/></text:span><text:span text:style-name="T623">int</text:span><text:span text:style-name="T624"><text:s/>n)</text:span></text:p>
      <text:p text:style-name="Textbody">Pay attention to the format.</text:p>
      <text:list text:style-name="LFO6" text:continue-numbering="true">
        <text:list-item>
          <text:p text:style-name="P625">We give the array size at first</text:p>
        </text:list-item>
      </text:list>
      <text:p text:style-name="Textbody">the function containing an array reference may need<text:s/>this specification.</text:p>
      <text:p text:style-name="P626"/>
      <text:h text:style-name="Heading1" text:outline-level="1"><text:bookmark-start text:name="__RefHeading__13234_2134843222"/><text:bookmark-start text:name="_Toc78396310"/><text:bookmark-start text:name="_Toc78401384"/>class<text:bookmark-end text:name="__RefHeading__13234_2134843222"/><text:bookmark-end text:name="_Toc78396310"/><text:bookmark-end text:name="_Toc78401384"/></text:h>
      <text:p text:style-name="Textbody">A class is a user-defined<text:s/><text:span text:style-name="T627">data type</text:span><text:s/>which allows us to group the activities and the actions together.</text:p>
      <text:p text:style-name="P628"><text:bookmark-start text:name="__RefHeading__13236_2134843222"/><text:bookmark-start text:name="_Toc78396311"/><text:bookmark-start text:name="_Toc78401385"/></text:p>
      <text:h text:style-name="Heading2" text:outline-level="2"><text:bookmark-start text:name="__RefHeading___Toc25192_1918475198"/><text:s/><text:bookmark-start text:name="_Toc78396316"/><text:bookmark-start text:name="_Toc78401390"/>Constructor<text:bookmark-end text:name="__RefHeading___Toc25192_1918475198"/><text:bookmark-end text:name="_Toc78396316"/><text:bookmark-end text:name="_Toc78401390"/></text:h>
      <text:h text:style-name="Heading3" text:outline-level="3"><text:bookmark-start text:name="__RefHeading___Toc3501_1708440028"/><text:bookmark-start text:name="_Toc78396317"/><text:bookmark-start text:name="_Toc78401391"/>Ctor-initializer, Nov. 2018<text:bookmark-end text:name="__RefHeading___Toc3501_1708440028"/><text:bookmark-end text:name="_Toc78396317"/><text:bookmark-end text:name="_Toc78401391"/></text:h>
      <text:p text:style-name="Textbody">A ctor-initializer is required when a data member is const qualified. For example:</text:p>
      <text:p text:style-name="Textbody">Array::Array():</text:p>
      <text:p text:style-name="Textbody">length_(0)<text:tab/><text:tab/>// no semicolon</text:p>
      <text:p text:style-name="Textbody">{}</text:p>
      <text:h text:style-name="Heading3" text:outline-level="3"><text:bookmark-start text:name="__RefHeading___Toc8173_1293439819"/><text:bookmark-start text:name="_Toc78396318"/><text:bookmark-start text:name="_Toc78401392"/>Usage of constructor parameters, Nov 5, 2018<text:bookmark-end text:name="__RefHeading___Toc8173_1293439819"/><text:bookmark-end text:name="_Toc78396318"/><text:bookmark-end text:name="_Toc78401392"/></text:h>
      <text:p text:style-name="Textbody">Constructor parameters are local variables of the constructor function.</text:p>
      <text:h text:style-name="Heading3" text:outline-level="3"><text:bookmark-start text:name="__RefHeading___Toc8175_1293439819"/><text:bookmark-start text:name="_Toc78396319"/><text:bookmark-start text:name="_Toc78401393"/>calling the default constructor, Nov. 2, 2018<text:bookmark-end text:name="__RefHeading___Toc8175_1293439819"/><text:bookmark-end text:name="_Toc78396319"/><text:bookmark-end text:name="_Toc78401393"/></text:h>
      <text:p text:style-name="PreformattedText"><text:span text:style-name="SourceText">base a;</text:span></text:p>
      <text:p text:style-name="PreformattedText"><text:span text:style-name="SourceText">base a();</text:span></text:p>
      <text:p text:style-name="Textbody">The second one is<text:s/>declaring a function a() that returns a base object. :-)</text:p>
      <text:p text:style-name="Textbody"><text:a xlink:href="https://stackoverflow.com/questions/5300124/calling-the-default-constructor" office:target-frame-name="_top" xlink:show="replace">https://stackoverflow.com/questions/5300124/calling-the-default-constructor</text:a></text:p>
      <text:p text:style-name="Textbody"/>
      <text:p text:style-name="Textbody">checked on May 20, 2019</text:p>
      <text:p text:style-name="Textbody"><text:a xlink:href="https://stackoverflow.com/questions/180172/default-constructor-with-empty-brackets" office:target-frame-name="_top" xlink:show="replace">https://stackoverflow.com/questions/180172/default-constructor-with-empty-brackets</text:a></text:p>
      <text:p text:style-name="Textbody"/>
      <text:h text:style-name="Heading3" text:outline-level="3"><text:bookmark-start text:name="__RefHeading___Toc25194_1918475198"/><text:bookmark-start text:name="_Toc78396320"/><text:bookmark-start text:name="_Toc78401394"/><text:soft-page-break/><text:span text:style-name="SourceText">Move assignment operator</text:span><text:bookmark-end text:name="__RefHeading___Toc25194_1918475198"/><text:bookmark-end text:name="_Toc78396320"/><text:bookmark-end text:name="_Toc78401394"/></text:h>
      <text:p text:style-name="Textbody"><text:a xlink:href="https://stackoverflow.com/questions/3413470/what-is-stdmove-and-when-should-it-be-used?utm_medium=organic&amp;utm_source=google_rich_qa&amp;utm_campaign=google_rich_qa" office:target-frame-name="_top" xlink:show="replace">https://stackoverflow.com/questions/3413470/what-is-stdmove-and-when-should-it-be-used?utm_medium=organic&amp;utm_source=google_rich_qa&amp;utm_campaign=google_rich_qa</text:a></text:p>
      <text:h text:style-name="Heading2" text:outline-level="2"><text:bookmark-start text:name="__RefHeading__7145_61507977"/><text:bookmark-start text:name="_Toc78396321"/><text:bookmark-start text:name="_Toc78401395"/>Destructor, <text:s/>Lecture 61<text:bookmark-end text:name="__RefHeading__7145_61507977"/><text:bookmark-end text:name="_Toc78396321"/><text:bookmark-end text:name="_Toc78401395"/></text:h>
      <text:p text:style-name="Textbody">The destructors are opposite to the constructors.</text:p>
      <text:p text:style-name="Textbody">A destructor is also a special member function<text:s/>of a class that is executed whenever an object of its class goes out of scope or whenever the deleted expression is applied to a pointer to the object of that class.</text:p>
      <text:p text:style-name="Textbody">However, when deleting a pointer to the object of the class,</text:p>
      <text:list text:style-name="LFO7" text:continue-numbering="true">
        <text:list-item>
          <text:p text:style-name="P629">the compiler would not care whether aother objects go out of scope, i.e., call the destructor.</text:p>
        </text:list-item>
        <text:list-item>
          <text:p text:style-name="P630">Any commands after the deletion would not be executed.</text:p>
        </text:list-item>
      </text:list>
      <text:p text:style-name="Textbody"/>
      <text:h text:style-name="Heading2" text:outline-level="2">access specifiers<text:bookmark-end text:name="__RefHeading__13236_2134843222"/><text:bookmark-end text:name="_Toc78396311"/><text:bookmark-end text:name="_Toc78401385"/></text:h>
      <text:p text:style-name="Textbody"><text:s/>An access specifier tells where whatever the functions and data we have declared in this class will be available. For example, outside the class or only inside the class.</text:p>
      <text:list text:style-name="LFO8" text:continue-numbering="true">
        <text:list-item>
          <text:p text:style-name="P631">'public :' tells to the c++ that whatever we are going to write after it can be accessed from this class and also from outside this class;</text:p>
        </text:list-item>
        <text:list-item>
          <text:p text:style-name="P632">Protected variables (which are non-private) of a class can be<text:s/>accessed through the subclass of the class and are not accessible directly.</text:p>
        </text:list-item>
      </text:list>
      <text:h text:style-name="Heading2" text:outline-level="2"><text:bookmark-start text:name="__RefHeading___Toc25184_1918475198"/><text:bookmark-start text:name="_Toc78396312"/><text:bookmark-start text:name="_Toc78401386"/>Data member initialization<text:bookmark-end text:name="__RefHeading___Toc25184_1918475198"/><text:bookmark-end text:name="_Toc78396312"/><text:bookmark-end text:name="_Toc78401386"/></text:h>
      <text:h text:style-name="Heading3" text:outline-level="3"><text:bookmark-start text:name="__RefHeading___Toc25186_1918475198"/><text:bookmark-start text:name="_Toc78396313"/><text:bookmark-start text:name="_Toc78401387"/>In the class declaration, Dec. 30, 2018<text:bookmark-end text:name="__RefHeading___Toc25186_1918475198"/><text:bookmark-end text:name="_Toc78396313"/><text:bookmark-end text:name="_Toc78401387"/></text:h>
      <text:p text:style-name="Textbody">In C++11, non-<text:span text:style-name="SourceText">static</text:span><text:s/>data members,<text:s/><text:span text:style-name="SourceText">static constexpr</text:span><text:s/>data members, and<text:s/><text:span text:style-name="SourceText">static const</text:span><text:s/>data members of integral or enumeration type may be initialized in the class declaration. e.g.</text:p>
      <text:p text:style-name="PreformattedText"><text:span text:style-name="SourceText">struct X {</text:span></text:p>
      <text:p text:style-name="PreformattedText"><text:span text:style-name="SourceText"><text:s text:c="4"/>int i=5;</text:span></text:p>
      <text:p text:style-name="PreformattedText"><text:span text:style-name="SourceText"><text:s text:c="4"/>const float f=3.12f;</text:span></text:p>
      <text:p text:style-name="PreformattedText"><text:span text:style-name="SourceText"><text:s text:c="4"/>static const int j=42;</text:span></text:p>
      <text:p text:style-name="PreformattedText"><text:span text:style-name="SourceText"><text:s text:c="4"/>static constexpr float g=9.5f;</text:span></text:p>
      <text:p text:style-name="P633"><text:span text:style-name="SourceText">};</text:span></text:p>
      <text:p text:style-name="Textbody"><text:a xlink:href="https://stackoverflow.com/questions/9141950/initializing-const-member-within-class-declaration-in-c" office:target-frame-name="_top" xlink:show="replace">https://stackoverflow.com/questions/9141950/initializing-const-member-within-class-declaration-in-c</text:a></text:p>
      <text:p text:style-name="Textbody"/>
      <text:h text:style-name="Heading3" text:outline-level="3"><text:bookmark-start text:name="__RefHeading___Toc25188_1918475198"/><text:bookmark-start text:name="_Toc78396314"/><text:bookmark-start text:name="_Toc78401388"/>Outside the class declaration, Dec. 30,<text:s/>2018<text:bookmark-end text:name="__RefHeading___Toc25188_1918475198"/><text:bookmark-end text:name="_Toc78396314"/><text:bookmark-end text:name="_Toc78401388"/></text:h>
      <text:p text:style-name="PreformattedText"><text:span text:style-name="SourceText">class A</text:span></text:p>
      <text:p text:style-name="PreformattedText"><text:span text:style-name="SourceText">{</text:span></text:p>
      <text:p text:style-name="PreformattedText"><text:span text:style-name="SourceText"><text:s text:c="2"/>static const int a; //declaration</text:span></text:p>
      <text:p text:style-name="PreformattedText"><text:span text:style-name="SourceText">};</text:span></text:p>
      <text:p text:style-name="PreformattedText"/>
      <text:p text:style-name="P634"><text:span text:style-name="SourceText">const int A::a = 10; //defining the static member outside the class</text:span></text:p>
      <text:p text:style-name="Textbody"><text:a xlink:href="https://stackoverflow.com/questions/14495536/how-to-initialize-const-member-variable-in-a-class" office:target-frame-name="_top" xlink:show="replace">https://stackoverflow.com/questions/14495536/how-to-initialize-const-member-variable-in-a-class</text:a></text:p>
      <text:p text:style-name="Textbody"/>
      <text:h text:style-name="Heading3" text:outline-level="3"><text:bookmark-start text:name="__RefHeading___Toc25190_1918475198"/><text:bookmark-start text:name="_Toc78396315"/><text:bookmark-start text:name="_Toc78401389"/>Static variable, Oct. 17, 2018<text:bookmark-end text:name="__RefHeading___Toc25190_1918475198"/><text:bookmark-end text:name="_Toc78396315"/><text:bookmark-end text:name="_Toc78401389"/></text:h>
      <text:p text:style-name="Textbody">Static variable is shared by all the objects.</text:p>
      <text:p text:style-name="Textbody"><text:a xlink:href="https://www.tutorialspoint.com/cplusplus/cpp_static_members.htm" office:target-frame-name="_top" xlink:show="replace">https://www.tutorialspoint.com/cplusplus/cpp_static_members.htm</text:a></text:p>
      <text:p text:style-name="Textbody"/>
      <text:h text:style-name="Heading3" text:outline-level="3"><text:bookmark-start text:name="__RefHeading___Toc14708_269518961"/><text:bookmark-start text:name="_Toc78396322"/><text:bookmark-start text:name="_Toc78401396"/>Method of calling a destructor, Feb. 14, 2019<text:bookmark-end text:name="__RefHeading___Toc14708_269518961"/><text:bookmark-end text:name="_Toc78396322"/><text:bookmark-end text:name="_Toc78401396"/></text:h>
      <text:p text:style-name="PreformattedText"/>
      <text:p text:style-name="PreformattedText"><text:span text:style-name="T635">INT i;</text:span></text:p>
      <text:p text:style-name="P636"><text:span text:style-name="T637">i.~INT();</text:span></text:p>
      <text:p text:style-name="Textbody"/>
      <text:p text:style-name="Standard"><text:a xlink:href="https://stackoverflow.com/questions/16950828/actively-calling-a-destructor" office:target-frame-name="_top" xlink:show="replace"><text:span text:style-name="T638">https://stackoverflow.com/questions/16950828/actively-calling-a-destructor</text:span></text:a></text:p>
      <text:p text:style-name="P639"/>
      <text:h text:style-name="Heading2" text:outline-level="2"><text:bookmark-start text:name="__RefHeading___Toc3825_337972946"/><text:bookmark-start text:name="_Toc78396323"/><text:bookmark-start text:name="_Toc78401397"/>Built-in classes<text:bookmark-end text:name="__RefHeading___Toc3825_337972946"/><text:bookmark-end text:name="_Toc78396323"/><text:bookmark-end text:name="_Toc78401397"/></text:h>
      <text:h text:style-name="Heading3" text:outline-level="3"><text:bookmark-start text:name="__RefHeading___Toc3827_337972946"/><text:bookmark-start text:name="_Toc78396324"/><text:bookmark-start text:name="_Toc78401398"/>Map class, 11-3-2018<text:bookmark-end text:name="__RefHeading___Toc3827_337972946"/><text:bookmark-end text:name="_Toc78396324"/><text:bookmark-end text:name="_Toc78401398"/></text:h>
      <text:p text:style-name="Textbody"><text:s text:c="4"/>map&lt;array&lt;int,2&gt;,int&gt; map_a;</text:p>
      <text:p text:style-name="Textbody"/>
      <text:p text:style-name="Textbody"><text:s text:c="4"/>map_a[{1,2}] = 3;</text:p>
      <text:p text:style-name="Textbody"><text:s text:c="4"/>map_a[{0,0}] = 2;</text:p>
      <text:p text:style-name="Textbody"><text:s text:c="4"/>//map_a["uv"] = 'A';</text:p>
      <text:p text:style-name="Textbody"><text:s text:c="4"/>cout &lt;&lt; "The size of map_a is: " &lt;&lt; map_a.size() &lt;&lt; endl;</text:p>
      <text:p text:style-name="Textbody"><text:s text:c="4"/>cout &lt;&lt; "map_a.begin()-&gt;first is: " &lt;&lt; map_a.begin()-&gt;first[0] &lt;&lt; " " &lt;&lt; map_a.begin()-&gt;first[1] &lt;&lt; endl;</text:p>
      <text:p text:style-name="Textbody"><text:s text:c="4"/>cout &lt;&lt; "map_a.begin()-&gt;second is: " &lt;&lt; map_a.begin()-&gt;second &lt;&lt; endl;</text:p>
      <text:p text:style-name="Textbody"/>
      <text:p text:style-name="Textbody"><text:a xlink:href="http://www.cplusplus.com/reference/map/map/" office:target-frame-name="_top" xlink:show="replace">http://www.cplusplus.com/reference/map/map/</text:a></text:p>
      <text:p text:style-name="Textbody"/>
      <text:list text:style-name="LFO9" text:continue-numbering="true">
        <text:list-item>
          <text:p text:style-name="P640">another implementation, May 2019</text:p>
        </text:list-item>
      </text:list>
      <text:p text:style-name="Textbody">// <text:s text:c="4"/>std::map&lt;int, double&gt; my_map;</text:p>
      <text:p text:style-name="Textbody">// <text:s text:c="4"/>my_map.insert(std::pair&lt;int, double&gt;(1, 2));</text:p>
      <text:p text:style-name="Textbody">// <text:s text:c="4"/>my_map.insert(std::pair&lt;int, double&gt;(3, 4));</text:p>
      <text:p text:style-name="Textbody">// <text:s text:c="2"/></text:p>
      <text:p text:style-name="Textbody">// <text:s text:c="4"/>std::cout &lt;&lt; " <text:s text:c="3"/>the content of my_map: " &lt;&lt; std::endl;</text:p>
      <text:p text:style-name="Textbody">// <text:s text:c="4"/>std::map&lt;int, double&gt;::iterator itr;</text:p>
      <text:p text:style-name="Textbody">// <text:s text:c="4"/>for (itr=my_map.begin(); itr!=my_map.end(); ++itr)</text:p>
      <text:soft-page-break/>
      <text:p text:style-name="Textbody">//<text:s/><text:s text:c="4"/>{</text:p>
      <text:p text:style-name="Textbody">// <text:s text:c="8"/>std::cout &lt;&lt; '\t' &lt;&lt; itr-&gt;first</text:p>
      <text:p text:style-name="Textbody">// <text:s text:c="18"/>&lt;&lt; '\t' &lt;&lt; itr-&gt;second &lt;&lt; '\n';</text:p>
      <text:p text:style-name="Textbody">// <text:s text:c="4"/>}</text:p>
      <text:p text:style-name="Textbody"><text:s text:c="4"/></text:p>
      <text:p text:style-name="Textbody">// <text:s text:c="4"/>auto search = my_map.find(1); <text:s text:c="10"/>// find returns an iterator to the element containing the key</text:p>
      <text:p text:style-name="Textbody">// <text:s text:c="4"/>if (search != my_map.end())</text:p>
      <text:p text:style-name="Textbody">// <text:s text:c="4"/>{</text:p>
      <text:p text:style-name="Textbody">// <text:s text:c="8"/>std::cout &lt;&lt; " <text:s text:c="3"/>Found " &lt;&lt; search-&gt;first &lt;&lt; " " &lt;&lt; search-&gt;second &lt;&lt; '\n';</text:p>
      <text:p text:style-name="Textbody">// <text:s text:c="4"/>}</text:p>
      <text:p text:style-name="Textbody"/>
      <text:p text:style-name="Textbody"/>
      <text:h text:style-name="Heading2" text:outline-level="2"><text:bookmark-start text:name="__RefHeading__1550_2046050055"/><text:bookmark-start text:name="_Toc78396325"/><text:bookmark-start text:name="_Toc78401399"/>Derived class<text:bookmark-end text:name="__RefHeading__1550_2046050055"/><text:bookmark-end text:name="_Toc78396325"/><text:bookmark-end text:name="_Toc78401399"/></text:h>
      <text:h text:style-name="Heading3" text:outline-level="3"><text:bookmark-start text:name="__RefHeading__1552_2046050055"/><text:bookmark-start text:name="_Toc78396326"/><text:bookmark-start text:name="_Toc78401400"/>Conversion<text:bookmark-end text:name="__RefHeading__1552_2046050055"/><text:bookmark-end text:name="_Toc78396326"/><text:bookmark-end text:name="_Toc78401400"/></text:h>
      <text:p text:style-name="P641">The type with which a reference/pointer is declared is said to be the static tyype of the<text:s/>reference/pointer.</text:p>
      <text:p text:style-name="P642"/>
      <text:p text:style-name="P643">The actual type of the object is said to be the dynamic type of that reference/pointer.</text:p>
      <text:p text:style-name="P644"/>
      <text:p text:style-name="P645">Source: c++ course</text:p>
      <text:p text:style-name="P646"/>
      <text:p text:style-name="P647">IMHO: Virtual member functions only work when there exist a conversion.</text:p>
      <text:p text:style-name="P648"/>
      <text:h text:style-name="Heading2" text:outline-level="2"><text:bookmark-start text:name="__RefHeading__13238_2134843222"/><text:bookmark-start text:name="_Toc78396327"/><text:bookmark-start text:name="_Toc78401401"/>object<text:bookmark-end text:name="__RefHeading__13238_2134843222"/><text:bookmark-end text:name="_Toc78396327"/><text:bookmark-end text:name="_Toc78401401"/></text:h>
      <text:p text:style-name="Normal"><text:bookmark-start text:name="__RefHeading___Toc10551_406370743"/><text:bookmark-start text:name="_Toc78396328"/><text:bookmark-start text:name="_Toc78401402"/>We can create a pointer to a class or an<text:s/>object to a class. For example,</text:p>
      <text:p text:style-name="Normal"><text:s text:c="4"/>example_class&lt;int&gt; object_class;</text:p>
      <text:p text:style-name="P649">example_class&lt;int&gt; *pointer_object_class;</text:p>
      <text:p text:style-name="Normal">where example_class is a class.</text:p>
      <text:h text:style-name="Heading3" text:outline-level="3">Use another class as a private member, 19-4-2018<text:bookmark-end text:name="__RefHeading___Toc10551_406370743"/><text:bookmark-end text:name="_Toc78396328"/><text:bookmark-end text:name="_Toc78401402"/></text:h>
      <text:p text:style-name="PreformattedText"><text:span text:style-name="SourceText">class Splash{</text:span></text:p>
      <text:p text:style-name="PreformattedText"><text:span text:style-name="SourceText"><text:s text:c="3"/>private:</text:span></text:p>
      <text:p text:style-name="PreformattedText"><text:span text:style-name="SourceText"><text:s text:c="5"/>Emitter* ps;</text:span></text:p>
      <text:p text:style-name="PreformattedText"><text:span text:style-name="SourceText"><text:s text:c="3"/>public:</text:span></text:p>
      <text:p text:style-name="PreformattedText"><text:span text:style-name="SourceText"><text:s text:c="5"/>Spla</text:span><text:span text:style-name="SourceText">sh() { ps = new Emitter(100,200,400); }</text:span></text:p>
      <text:p text:style-name="PreformattedText"><text:span text:style-name="SourceText">...</text:span></text:p>
      <text:p text:style-name="PreformattedText"/>
      <text:p text:style-name="P650"><text:span text:style-name="SourceText">};</text:span></text:p>
      <text:p text:style-name="Textbody"><text:a xlink:href="https://stackoverflow.com/questions/11852645/how-to-create-an-object-inside-another-class-with-a-constructor/11852806#11852806?newreg=ce975f9237ca450baf585ed8d17257fa" office:target-frame-name="_top" xlink:show="replace">https://stackoverflow.com/questions/11852645/how-to-create-an-object-inside-another-class-with-a-constructor/11852806#11852806?newreg=ce975f9237ca450baf585ed8d17257fa</text:a></text:p>
      <text:p text:style-name="Textbody"/>
      <text:p text:style-name="Textbody"/>
      <text:p text:style-name="Textbody"/>
      <text:h text:style-name="Heading2" text:outline-level="2"><text:bookmark-start text:name="__RefHeading__8376_1246271850"/><text:bookmark-start text:name="_Toc78396329"/><text:bookmark-start text:name="_Toc78401403"/>Public inheritance, <text:s/>Lecture 69<text:bookmark-end text:name="__RefHeading__8376_1246271850"/><text:bookmark-end text:name="_Toc78396329"/><text:bookmark-end text:name="_Toc78401403"/></text:h>
      <text:p text:style-name="Textbody">When we use the public inheritance to inherit from a base class, all the public members of the base class are going to act as the public members of the derived class and all the protected members of the base class are going to act as the protected members of the derived class. Private members are not accessible in the derived class.</text:p>
      <text:p text:style-name="Textbody">Note: 'public', 'private' and 'protected' are called 'access specifier'.</text:p>
      <text:p text:style-name="Textbody">For the meaning of other access specifiers, see P379, DRG slide.</text:p>
      <text:p text:style-name="Textbody">Protected base class: the public and protected members of the base class become the protected members of the derived class.<text:tab/><text:tab/><text:tab/><text:tab/>-- Dec. 30, 2018</text:p>
      <text:p text:style-name="Textbody"/>
      <text:p text:style-name="Textbody">To inheritate from the<text:s/>base class, we need to define the base class beforehand. <text:s text:c="2"/>Nov. 1, 2018</text:p>
      <text:p text:style-name="Textbody"/>
      <text:h text:style-name="Heading3" text:outline-level="3"><text:bookmark-start text:name="__RefHeading___Toc8177_1293439819"/><text:bookmark-start text:name="_Toc78396330"/><text:bookmark-start text:name="_Toc78401404"/>Inherit from a base class with constructor parameters, Nov. 3, 2018<text:bookmark-end text:name="__RefHeading___Toc8177_1293439819"/><text:bookmark-end text:name="_Toc78396330"/><text:bookmark-end text:name="_Toc78401404"/></text:h>
      <text:p text:style-name="Textbody">Base class constructors are automatically called for you if they have no argument. If you want to call a superclass constructor with an argument,<text:s/><text:span text:style-name="T651">you must use the subclass's constructor initialization list</text:span>.</text:p>
      <text:p text:style-name="Textbody"/>
      <text:p text:style-name="PreformattedText"><text:span text:style-name="SourceText">class SuperClass</text:span></text:p>
      <text:p text:style-name="PreformattedText"><text:span text:style-name="SourceText">{</text:span></text:p>
      <text:p text:style-name="PreformattedText"><text:span text:style-name="SourceText"><text:s text:c="4"/>public:</text:span></text:p>
      <text:p text:style-name="PreformattedText"/>
      <text:p text:style-name="PreformattedText"><text:span text:style-name="SourceText"><text:s text:c="8"/>SuperClass(int foo)</text:span></text:p>
      <text:p text:style-name="PreformattedText"><text:span text:style-name="SourceText"><text:s text:c="8"/>{</text:span></text:p>
      <text:p text:style-name="PreformattedText"><text:span text:style-name="SourceText"><text:s text:c="12"/>// do something with foo</text:span></text:p>
      <text:p text:style-name="PreformattedText"><text:span text:style-name="SourceText"><text:s text:c="8"/>}</text:span></text:p>
      <text:p text:style-name="PreformattedText"><text:span text:style-name="SourceText">};</text:span></text:p>
      <text:p text:style-name="PreformattedText"/>
      <text:p text:style-name="PreformattedText"><text:span text:style-name="SourceText">class SubClass : public SuperClass</text:span></text:p>
      <text:p text:style-name="PreformattedText"><text:span text:style-name="SourceText">{</text:span></text:p>
      <text:p text:style-name="PreformattedText"><text:span text:style-name="SourceText"><text:s text:c="4"/>public:</text:span></text:p>
      <text:p text:style-name="PreformattedText"/>
      <text:p text:style-name="PreformattedText"><text:span text:style-name="SourceText"><text:s text:c="8"/>SubClass(int foo, int bar)</text:span></text:p>
      <text:p text:style-name="PreformattedText"><text:span text:style-name="SourceText"><text:s text:c="8"/>: SuperClass(foo) <text:s text:c="3"/>// Call the superclass constructor in the subclass' initialization list.</text:span></text:p>
      <text:p text:style-name="PreformattedText"><text:span text:style-name="SourceText"><text:s text:c="8"/>{</text:span></text:p>
      <text:p text:style-name="PreformattedText"><text:span text:style-name="SourceText"><text:s text:c="12"/>// do something with bar</text:span></text:p>
      <text:p text:style-name="PreformattedText"><text:span text:style-name="SourceText"><text:s text:c="8"/>}</text:span></text:p>
      <text:p text:style-name="P652"><text:span text:style-name="SourceText">};</text:span></text:p>
      <text:list text:style-name="LFO10" text:continue-numbering="true">
        <text:list-item>
          <text:p text:style-name="P653"><text:span text:style-name="SourceText">Multiple inheritance from base classes<text:s/></text:span><text:span text:style-name="SourceText">with constructor parameters, Nov. 3, 2018</text:span></text:p>
        </text:list-item>
      </text:list>
      <text:p text:style-name="P654"><text:span text:style-name="SourceText">template &lt;int dim&gt;</text:span></text:p>
      <text:p text:style-name="P655"><text:span text:style-name="SourceText">class Step4: protected common_var&lt;dim&gt;</text:span></text:p>
      <text:soft-page-break/>
      <text:p text:style-name="P656"><text:span text:style-name="SourceText">{</text:span></text:p>
      <text:p text:style-name="P657"><text:span text:style-name="SourceText">public:</text:span></text:p>
      <text:p text:style-name="P658"><text:span text:style-name="SourceText"><text:s text:c="2"/>Step4 (const double para_denom, const unsigned int degree, const unsigned int refine);</text:span></text:p>
      <text:p text:style-name="P659"><text:span text:style-name="SourceText">}</text:span></text:p>
      <text:p text:style-name="P660"/>
      <text:p text:style-name="P661"><text:span text:style-name="SourceText">template &lt;int dim&gt;</text:span></text:p>
      <text:p text:style-name="P662"><text:span text:style-name="SourceText">class RightHandSide : public Functi</text:span><text:span text:style-name="SourceText">on&lt;dim&gt;,</text:span></text:p>
      <text:p text:style-name="P663"><text:span text:style-name="SourceText">public Step4&lt;dim&gt;</text:span></text:p>
      <text:p text:style-name="P664"><text:span text:style-name="SourceText">{</text:span></text:p>
      <text:p text:style-name="P665"><text:span text:style-name="SourceText">public:</text:span></text:p>
      <text:p text:style-name="P666"><text:span text:style-name="SourceText"><text:s text:c="2"/>RightHandSide () : Function&lt;dim&gt;(), Step4&lt;dim&gt;(1,2,3)</text:span></text:p>
      <text:p text:style-name="P667"><text:span text:style-name="SourceText"><text:s text:c="2"/>{}</text:span></text:p>
      <text:p text:style-name="P668"><text:span text:style-name="SourceText"><text:s text:c="2"/>virtual double value (const Point&lt;dim&gt; <text:s text:c="2"/>&amp;p,</text:span></text:p>
      <text:p text:style-name="P669"><text:span text:style-name="SourceText"><text:s text:c="24"/>const unsigned int <text:s/>component = 0) const;</text:span></text:p>
      <text:p text:style-name="P670"><text:span text:style-name="SourceText">};</text:span></text:p>
      <text:p text:style-name="Textbody"/>
      <text:p text:style-name="Textbody"><text:a xlink:href="https://stackoverflow.com/questions/120876/what-are-the-rules-for-calling-the-superclass-constructor" office:target-frame-name="_top" xlink:show="replace">https://stackoverflow.com/questions/120876/what-are-the-rules-for-calling-the-superclass-constructor</text:a></text:p>
      <text:p text:style-name="Textbody"/>
      <text:h text:style-name="Heading3" text:outline-level="3"><text:bookmark-start text:name="__RefHeading___Toc8179_1293439819"/><text:bookmark-start text:name="_Toc78396331"/><text:bookmark-start text:name="_Toc78401405"/>constructor parameters shared by multiple classes, Nov. 3, 2018<text:bookmark-end text:name="__RefHeading___Toc8179_1293439819"/><text:bookmark-end text:name="_Toc78396331"/><text:bookmark-end text:name="_Toc78401405"/></text:h>
      <text:list text:style-name="LFO11" text:continue-numbering="true">
        <text:list-item>
          <text:p text:style-name="P671">Point a main class, which receives arguments when running.</text:p>
        </text:list-item>
        <text:list-item>
          <text:p text:style-name="P672">Assign constructors for other classes which can receive arguments when defining objects in the main class</text:p>
        </text:list-item>
      </text:list>
      <text:p text:style-name="Textbody">An example can be found in step-4/Poisson/u=exp</text:p>
      <text:h text:style-name="Heading3" text:outline-level="3"><text:bookmark-start text:name="__RefHeading___Toc8181_1293439819"/><text:bookmark-start text:name="_Toc78396332"/><text:bookmark-start text:name="_Toc78401406"/>Ctor-initializor<text:s/>combined with class inheritance, Nov. 5, 2018<text:bookmark-end text:name="__RefHeading___Toc8181_1293439819"/><text:bookmark-end text:name="_Toc78396332"/><text:bookmark-end text:name="_Toc78401406"/></text:h>
      <text:p text:style-name="Textbody"><text:s text:c="4"/>Declaration:</text:p>
      <text:p text:style-name="Textbody">ExactSolution(const double denom_ctor, const double u_L2_inte_ctor, const double up_L2_inte_ctor, const double f_L2_inte_ctor);</text:p>
      <text:p text:style-name="Textbody"/>
      <text:soft-page-break/>
      <text:p text:style-name="Textbody">Definition:</text:p>
      <text:p text:style-name="Textbody">template &lt;int dim&gt;</text:p>
      <text:p text:style-name="Textbody"><text:s text:c="4"/>ExactSolution&lt;dim&gt;::ExactSolution(const double denom_ctor, const double u_L2_inte_ctor, const double up_L2_inte_ctor, const double f_L2_inte_ctor): Function&lt;dim&gt;(dim+1),</text:p>
      <text:p text:style-name="Textbody"><text:s text:c="4"/>denom_local(denom_ctor),</text:p>
      <text:p text:style-name="Textbody"><text:s text:c="4"/>u_L2_inte_local(u_L2_inte_ctor),</text:p>
      <text:p text:style-name="Textbody"><text:s text:c="4"/>up_L2_inte_local(up_L2_inte_ctor), <text:s text:c="3"/></text:p>
      <text:p text:style-name="Textbody"><text:s text:c="4"/>f_L2_inte_local(f_L2_inte_ctor)</text:p>
      <text:p text:style-name="Textbody"><text:s text:c="4"/>{</text:p>
      <text:p text:style-name="Textbody"><text:s text:c="8"/>std::cout &lt;&lt; " <text:s text:c="2"/>Class ExcSolu: denominator: " &lt;&lt; denom_local &lt;&lt; ", u_L2_inte: " &lt;&lt; u_L2_inte_local &lt;&lt; ", up_L2_inte: " &lt;&lt; up_L2_inte_local &lt;&lt; ", f_L2_inte: " &lt;&lt; f_L2_inte_local &lt;&lt; std::endl;</text:p>
      <text:p text:style-name="Textbody"><text:s text:c="4"/>}</text:p>
      <text:p text:style-name="Textbody"/>
      <text:h text:style-name="Heading2" text:outline-level="2"><text:bookmark-start text:name="__RefHeading__10234_457970875"/><text:bookmark-start text:name="_Toc78396333"/><text:bookmark-start text:name="_Toc78401407"/>'this' keyword,<text:bookmark-end text:name="__RefHeading__10234_457970875"/><text:bookmark-end text:name="_Toc78396333"/><text:bookmark-end text:name="_Toc78401407"/></text:h>
      <text:h text:style-name="Heading3" text:outline-level="3"><text:bookmark-start text:name="__RefHeading___Toc23436_2131971246"/><text:bookmark-start text:name="_Toc78396334"/><text:bookmark-start text:name="_Toc78401408"/>Base class template dependent, Mar. 22, 2019<text:bookmark-end text:name="__RefHeading___Toc23436_2131971246"/><text:bookmark-end text:name="_Toc78396334"/><text:bookmark-end text:name="_Toc78401408"/></text:h>
      <text:p text:style-name="Textbody">Using this when accessing elements of a base class that is template dependent.</text:p>
      <text:p text:style-name="Textbody"><text:a xlink:href="https://www.dealii.org/9.0.0/doxygen/deal.II/step_7.html" office:target-frame-name="_top" xlink:show="replace">https://www.dealii.org/9.0.0/doxygen/deal.II/step_7.html</text:a></text:p>
      <text:p text:style-name="Textbody"/>
      <text:h text:style-name="Heading3" text:outline-level="3"><text:bookmark-start text:name="_Toc78396335"/><text:bookmark-start text:name="_Toc78401409"/><text:span text:style-name="T673">Ex</text:span>perience, Sep. 11, 2020<text:bookmark-end text:name="_Toc78396335"/><text:bookmark-end text:name="_Toc78401409"/></text:h>
      <text:p text:style-name="Textbody">When a variable is belong to the base class, we should use this-&gt; before it;</text:p>
      <text:p text:style-name="Textbody">when a variable appears both in the base class and the current class, the varible denotes the value in the current class whether using or not<text:s/>using this-&gt; before it.<text:bookmark-start text:name="__RefHeading___Toc23438_2131971246"/></text:p>
      <text:h text:style-name="Heading3" text:outline-level="3"><text:bookmark-start text:name="_Toc78396336"/><text:bookmark-start text:name="_Toc78401410"/>Lecture 78<text:bookmark-end text:name="__RefHeading___Toc23438_2131971246"/><text:bookmark-end text:name="_Toc78396336"/><text:bookmark-end text:name="_Toc78401410"/></text:h>
      <text:p text:style-name="Textbody">When we use the same name for the parameter and the private variable, we can use this-&gt;variable name to represent the latter.</text:p>
      <text:p text:style-name="Standard"><text:span text:style-name="T674">class</text:span><text:span text:style-name="T675"><text:s/></text:span><text:span text:style-name="T676">Person</text:span><text:span text:style-name="T677">{</text:span></text:p>
      <text:p text:style-name="Standard"><text:span text:style-name="T678">private</text:span><text:span text:style-name="T679">:</text:span></text:p>
      <text:p text:style-name="Standard"><text:span text:style-name="T680"><text:tab/></text:span><text:span text:style-name="T681">int</text:span><text:span text:style-name="T682"><text:s/></text:span><text:span text:style-name="T683">age</text:span><text:span text:style-name="T684">;</text:span></text:p>
      <text:p text:style-name="Standard"><text:span text:style-name="T685">public</text:span><text:span text:style-name="T686">:</text:span></text:p>
      <text:p text:style-name="Standard"><text:span text:style-name="T687"><text:tab/></text:span><text:span text:style-name="T688">void</text:span><text:span text:style-name="T689"><text:s/></text:span><text:span text:style-name="T690">setAge</text:span><text:span text:style-name="T691">(</text:span><text:span text:style-name="T692">int</text:span><text:span text:style-name="T693"><text:s/>age){</text:span></text:p>
      <text:p text:style-name="Standard"><text:span text:style-name="T694"><text:tab/></text:span><text:span text:style-name="T695"><text:tab/></text:span><text:span text:style-name="T696">this</text:span><text:span text:style-name="T697">-&gt;</text:span><text:span text:style-name="T698">age</text:span><text:span text:style-name="T699"><text:s/>= age;</text:span></text:p>
      <text:p text:style-name="P700"><text:tab/>}</text:p>
      <text:p text:style-name="Standard"><text:span text:style-name="T701"><text:tab/></text:span><text:span text:style-name="T702">void</text:span><text:span text:style-name="T703"><text:s/></text:span><text:span text:style-name="T704">sho</text:span><text:span text:style-name="T705">wAge</text:span><text:span text:style-name="T706">(){</text:span></text:p>
      <text:p text:style-name="Standard"><text:span text:style-name="T707"><text:tab/></text:span><text:span text:style-name="T708"><text:tab/>cout &lt;&lt;<text:s/></text:span><text:span text:style-name="T709">age</text:span><text:span text:style-name="T710"><text:s/>&lt;&lt;<text:s/></text:span><text:span text:style-name="T711">endl</text:span><text:span text:style-name="T712">;</text:span></text:p>
      <text:p text:style-name="P713"><text:tab/>}</text:p>
      <text:p text:style-name="P714">};</text:p>
      <text:p text:style-name="Standard"><text:span text:style-name="T715">int</text:span><text:span text:style-name="T716"><text:s/></text:span><text:span text:style-name="T717">main</text:span><text:span text:style-name="T718">() {</text:span></text:p>
      <text:p text:style-name="Standard"><text:span text:style-name="T719"><text:tab/></text:span><text:span text:style-name="T720">Person</text:span><text:span text:style-name="T721"><text:s/>bao;</text:span></text:p>
      <text:p text:style-name="P722"><text:tab/>bao.setAge(24);</text:p>
      <text:soft-page-break/>
      <text:p text:style-name="P723"><text:tab/>bao.showAge();</text:p>
      <text:p text:style-name="Standard"><text:span text:style-name="T724"><text:tab/></text:span><text:span text:style-name="T725">return</text:span><text:span text:style-name="T726"><text:s/>0;</text:span></text:p>
      <text:p text:style-name="P727">}</text:p>
      <text:p text:style-name="Textbody"/>
      <text:h text:style-name="Heading2" text:outline-level="2"><text:bookmark-start text:name="__RefHeading__10236_457970875"/><text:bookmark-start text:name="_Toc78396337"/><text:bookmark-start text:name="_Toc78401411"/>Calling Methods using base class type, Lecture 79<text:bookmark-end text:name="__RefHeading__10236_457970875"/><text:bookmark-end text:name="_Toc78396337"/><text:bookmark-end text:name="_Toc78401411"/></text:h>
      <text:p text:style-name="Textbody">Aim: how to invoke the methods using the base class type when you have an object of the<text:s/>derived class.</text:p>
      <text:p text:style-name="Textbody">When the parameter of a function is in variable form, for example, Person p, which denotes p is a variable, we need to<text:span text:style-name="T728"><text:s/>fill</text:span><text:s/>an variable to use this function;</text:p>
      <text:p text:style-name="Textbody">When the parameter of a function is in pointer form, for example, Person *p, which<text:s/>denotes p is an address, we need to fill an address to use this function;</text:p>
      <text:p text:style-name="Textbody">When the parameter of a function is in address form, for example, Person &amp;p, which denotes p is a variable, we need to fill an variable to use this function;</text:p>
      <text:p text:style-name="Textbody"/>
      <text:h text:style-name="Heading3" text:outline-level="3"><text:bookmark-start text:name="__RefHeading___Toc8183_1293439819"/><text:bookmark-start text:name="_Toc78396338"/><text:bookmark-start text:name="_Toc78401412"/>To call a function, we<text:s/>need to fill it with values, rather that parameters.<text:s/><text:tab/>Nov. 2, 2018<text:bookmark-end text:name="__RefHeading___Toc8183_1293439819"/><text:bookmark-end text:name="_Toc78396338"/><text:bookmark-end text:name="_Toc78401412"/></text:h>
      <text:p text:style-name="Textbody">This is easy to be confused in the definition of a member function of a class.</text:p>
      <text:h text:style-name="Heading2" text:outline-level="2"><text:bookmark-start text:name="__RefHeading__10420_457970875"/><text:bookmark-start text:name="_Toc78396339"/><text:bookmark-start text:name="_Toc78401413"/>Polymorphism in C++ and Virtual Functions / Methods, Lecture 80<text:bookmark-end text:name="__RefHeading__10420_457970875"/><text:bookmark-end text:name="_Toc78396339"/><text:bookmark-end text:name="_Toc78401413"/></text:h>
      <text:p text:style-name="Textbody">Polymorphism means that a call to a<text:s/>member function will cause a different function to be executed depending on the type of object that invokes the function.</text:p>
      <text:p text:style-name="Textbody">Aim: We want to execute the function in each derived class rather than the same function in the base class. Then I add 'virtual' before the function head in the base base class.</text:p>
      <text:p text:style-name="Textbody">It is tricky that in the invoking function the parameter should be in 'Person &amp;p' form or 'Person *p' form(see below), except for 'Person p' form.</text:p>
      <text:p text:style-name="Standard"><text:span text:style-name="T729">void</text:span><text:span text:style-name="T730"><text:s/></text:span><text:span text:style-name="T731">whosThis</text:span><text:span text:style-name="T732">(</text:span><text:span text:style-name="T733">Person</text:span><text:span text:style-name="T734"><text:s/>&amp;</text:span><text:span text:style-name="T735">p</text:span><text:span text:style-name="T736">){</text:span></text:p>
      <text:p text:style-name="Standard"><text:span text:style-name="T737"><text:tab/></text:span><text:span text:style-name="T738">p</text:span><text:span text:style-name="T739">.introduce();</text:span></text:p>
      <text:p text:style-name="P740">}</text:p>
      <text:p text:style-name="Standard"><text:span text:style-name="T741">void</text:span><text:span text:style-name="T742"><text:s/></text:span><text:span text:style-name="T743">whosThis</text:span><text:span text:style-name="T744">(</text:span><text:span text:style-name="T745">Person</text:span><text:span text:style-name="T746"><text:s/>*p){</text:span></text:p>
      <text:p text:style-name="P747"><text:tab/>p-&gt;introduce();</text:p>
      <text:p text:style-name="P748">}</text:p>
      <text:p text:style-name="Textbody">reference:<text:s/><text:a xlink:href="https://stackoverflow.com/questions/28771701/please-tell-me-why-virtual-function-is-not-working-in-the-following-code" office:target-frame-name="_top" xlink:show="replace">https://stackoverflow.com/questions/28771701/please-tell-me-why-virtual-function-is-not-working-in-the-following-code</text:a></text:p>
      <text:h text:style-name="Heading2" text:outline-level="2"><text:bookmark-start text:name="__RefHeading__10422_457970875"/><text:bookmark-start text:name="_Toc78396340"/><text:bookmark-start text:name="_Toc78401414"/>Virtual Function | Inherited Attributes, Hierarchical Nature, Lecture 81<text:bookmark-end text:name="__RefHeading__10422_457970875"/><text:bookmark-end text:name="_Toc78396340"/><text:bookmark-end text:name="_Toc78401414"/></text:h>
      <text:p text:style-name="Textbody">Virtual function is inherited from the first derived class till to the last derived class.</text:p>
      <text:p text:style-name="Textbody">The override specifier may be used to indicate that a<text:s/>virtural function is to be overriden.</text:p>
      <text:h text:style-name="Heading1" text:outline-level="1"><text:bookmark-start text:name="__RefHeading__68838_457970875"/><text:bookmark-start text:name="_Toc78396269"/><text:bookmark-start text:name="_Toc78401343"/><text:bookmark-start text:name="__RefHeading___Toc28981_2070464257"/><text:bookmark-start text:name="_Toc78396341"/><text:bookmark-start text:name="_Toc78401415"/><text:span text:style-name="T749">Name</text:span>space</text:h>
      <text:p text:style-name="Textbody">See</text:p>
      <text:p text:style-name="Textbody"><text:a xlink:href="https://www.geeksforgeeks.org/namespace-in-c/" office:target-frame-name="_top" xlink:show="replace"><text:span text:style-name="Hyperlink">https://www.geeksforgeeks.org/namespace-in-c/</text:span></text:a></text:p>
      <text:p text:style-name="Textbody">for an introduction.</text:p>
      <text:soft-page-break/>
      <text:h text:style-name="Heading1" text:outline-level="1">Header file<text:bookmark-end text:name="__RefHeading__68838_457970875"/><text:bookmark-end text:name="_Toc78396269"/><text:bookmark-end text:name="_Toc78401343"/></text:h>
      <text:h text:style-name="Heading2" text:outline-level="2"><text:bookmark-start text:name="__RefHeading___Toc4230_4111360865"/><text:bookmark-start text:name="_Toc78396270"/><text:bookmark-start text:name="_Toc78401344"/>Linux header files, Mar. 24, 2019<text:bookmark-end text:name="__RefHeading___Toc4230_4111360865"/><text:bookmark-end text:name="_Toc78396270"/><text:bookmark-end text:name="_Toc78401344"/></text:h>
      <text:h text:style-name="Heading3" text:outline-level="3"><text:bookmark-start text:name="__RefHeading___Toc4232_4111360865"/><text:bookmark-start text:name="_Toc78396271"/><text:bookmark-start text:name="_Toc78401345"/>Location<text:bookmark-end text:name="__RefHeading___Toc4232_4111360865"/><text:bookmark-end text:name="_Toc78396271"/><text:bookmark-end text:name="_Toc78401345"/></text:h>
      <text:p text:style-name="Textbody">/usr/include/</text:p>
      <text:p text:style-name="Textbody">we cannot paste files into this filefolder or change files in this folder. <text:s text:c="4"/>Oct. 30, 2019</text:p>
      <text:h text:style-name="Heading2" text:outline-level="2"><text:bookmark-start text:name="__RefHeading___Toc8655_1483463174"/><text:bookmark-start text:name="_Toc78396274"/><text:bookmark-start text:name="_Toc78401346"/>Application<text:bookmark-end text:name="__RefHeading___Toc8655_1483463174"/><text:bookmark-end text:name="_Toc78396274"/><text:bookmark-end text:name="_Toc78401346"/></text:h>
      <text:p text:style-name="Textbody">Deal with the complex number</text:p>
      <text:p text:style-name="Textbody">#include &lt;complex&gt;</text:p>
      <text:p text:style-name="Textbody">absolute, exp(), multiplication:</text:p>
      <text:p text:style-name="Textbody"><text:a xlink:href="http://en.cppreference.com/w/cpp/numeric/complex" office:target-frame-name="_top" xlink:show="replace">http://en.cppreference.com/w/cpp/numeric/complex</text:a></text:p>
      <text:h text:style-name="Heading2" text:outline-level="2"><text:bookmark-start text:name="__RefHeading___Toc23440_2131971246"/><text:bookmark-start text:name="_Toc78396357"/><text:bookmark-start text:name="_Toc78401347"/>Include guards, Mar. 21, 2019<text:bookmark-end text:name="__RefHeading___Toc23440_2131971246"/><text:bookmark-end text:name="_Toc78396357"/><text:bookmark-end text:name="_Toc78401347"/></text:h>
      <text:p text:style-name="Textbody">The guards's names of two header files cannot be the same.</text:p>
      <text:p text:style-name="Textbody">Otherwise, the content of one of the header files would be invalid.</text:p>
      <text:p text:style-name="Textbody"><text:a xlink:href="https://docs.microsoft.com/en-us/cpp/cpp/header-files-cpp?view=vs-2017" office:target-frame-name="_top" xlink:show="replace">https://docs.microsoft.com/en-us/cpp/cpp/header-files-cpp?view=vs-2017</text:a></text:p>
      <text:h text:style-name="Heading1" text:outline-level="1">Matrix<text:bookmark-end text:name="__RefHeading___Toc28981_2070464257"/><text:bookmark-end text:name="_Toc78396341"/><text:bookmark-end text:name="_Toc78401415"/></text:h>
      <text:h text:style-name="Heading2" text:outline-level="2"><text:bookmark-start text:name="__RefHeading___Toc28983_2070464257"/><text:bookmark-start text:name="_Toc78396342"/><text:bookmark-start text:name="_Toc78401416"/>Find the inverse matrix, 7-4-2018<text:bookmark-end text:name="__RefHeading___Toc28983_2070464257"/><text:bookmark-end text:name="_Toc78396342"/><text:bookmark-end text:name="_Toc78401416"/></text:h>
      <text:p text:style-name="Textbody"><text:a xlink:href="https://www.quora.com/How-do-I-make-a-C++-program-to-get-the-inverse-of-a-matrix-100-X-100" office:target-frame-name="_top" xlink:show="replace">https://www.quora.com/How-do-I-make-a-C++-program-to-get-the-inverse-of-a-matrix-100-X-100</text:a></text:p>
      <text:h text:style-name="Heading2" text:outline-level="2"><text:bookmark-start text:name="__RefHeading___Toc30276_2070464257"/><text:bookmark-start text:name="_Toc78396343"/><text:bookmark-start text:name="_Toc78401417"/>Segmentation fault, 15-4-2018<text:bookmark-end text:name="__RefHeading___Toc30276_2070464257"/><text:bookmark-end text:name="_Toc78396343"/><text:bookmark-end text:name="_Toc78401417"/></text:h>
      <text:p text:style-name="Textbody"><text:a xlink:href="https://stackoverflow.com/questions/1403150/how-do-you-dynamically-allocate-a-matrix?utm_medium=organic&amp;utm_source=google_rich_qa&amp;utm_campaign=google_rich_qa" office:target-frame-name="_top" xlink:show="replace">https://stackoverflow.com/questions/1403150/how-do-you-dynamically-allocate-a-matrix?utm_medium=organic&amp;utm_source=google_rich_qa&amp;utm_campaign=google_rich_qa</text:a></text:p>
      <text:p text:style-name="Textbody"/>
      <text:h text:style-name="Heading1" text:outline-level="1"><text:bookmark-start text:name="__RefHeading__7118_1901355308"/><text:bookmark-start text:name="_Toc78396344"/><text:bookmark-start text:name="_Toc78401418"/>Operation on files<text:bookmark-end text:name="__RefHeading__7118_1901355308"/><text:bookmark-end text:name="_Toc78396344"/><text:bookmark-end text:name="_Toc78401418"/></text:h>
      <text:h text:style-name="Heading2" text:outline-level="2"><text:bookmark-start text:name="__RefHeading___Toc11113_1081874842"/><text:bookmark-start text:name="_Toc78396345"/><text:bookmark-start text:name="_Toc78401419"/>Std::ofstream out, file open for writing.<text:bookmark-end text:name="__RefHeading___Toc11113_1081874842"/><text:bookmark-end text:name="_Toc78396345"/><text:bookmark-end text:name="_Toc78401419"/></text:h>
      <text:p text:style-name="Textbody"><text:a xlink:href="http://www.cplusplus.com/reference/fstream/ofstream/ofstream/" office:target-frame-name="_top" xlink:show="replace">http://www.cplusplus.com/reference/fstream/ofstream/ofstream/</text:a></text:p>
      <text:p text:style-name="Textbody"/>
      <text:h text:style-name="Heading2" text:outline-level="2"><text:bookmark-start text:name="__RefHeading___Toc25265_1918475198"/><text:bookmark-start text:name="_Toc78396346"/><text:bookmark-start text:name="_Toc78401420"/>read a text file into a variable<text:bookmark-end text:name="__RefHeading___Toc25265_1918475198"/><text:bookmark-end text:name="_Toc78396346"/><text:bookmark-end text:name="_Toc78401420"/></text:h>
      <text:h text:style-name="Heading3" text:outline-level="3"><text:bookmark-start text:name="docs-internal-guid-0536cbd7-11d9-bf46-fe"/><text:bookmark-start text:name="__RefHeading___Toc11115_1081874842"/><text:bookmark-start text:name="_Toc78396347"/><text:bookmark-start text:name="_Toc78401421"/><text:bookmark-end text:name="docs-internal-guid-0536cbd7-11d9-bf46-fe"/>Read matrix<text:s/>in a text file to an array in c++, 28-4-2018<text:bookmark-end text:name="__RefHeading___Toc11115_1081874842"/><text:bookmark-end text:name="_Toc78396347"/><text:bookmark-end text:name="_Toc78401421"/></text:h>
      <text:p text:style-name="Textbody"><text:s text:c="8"/>std::ifstream ifs_matrix;</text:p>
      <text:p text:style-name="Textbody"><text:s text:c="8"/>ifs_matrix.open ("matrixC_mat_5.txt");</text:p>
      <text:p text:style-name="Textbody"><text:s text:c="8"/></text:p>
      <text:p text:style-name="Textbody"><text:s text:c="8"/>for (int i = 0; i &lt; ts; i++)</text:p>
      <text:soft-page-break/>
      <text:p text:style-name="Textbody"><text:s text:c="8"/>{</text:p>
      <text:p text:style-name="Textbody"><text:s text:c="12"/>for (int j = 0; j &lt; ts; j++)</text:p>
      <text:p text:style-name="Textbody"><text:s text:c="12"/>{</text:p>
      <text:p text:style-name="Textbody"><text:s text:c="16"/>ifs_matrix &gt;&gt; A[i][j];</text:p>
      <text:p text:style-name="Textbody"><text:s text:c="12"/>}</text:p>
      <text:p text:style-name="Textbody"><text:s text:c="8"/>}</text:p>
      <text:p text:style-name="Textbody"><text:s text:c="8"/>ifs_matrix.close();</text:p>
      <text:p text:style-name="Textbody"><text:bookmark-start text:name="docs-internal-guid-0536cbd7-11d9-e96a-a1"/><text:bookmark-end text:name="docs-internal-guid-0536cbd7-11d9-e96a-a1"/><text:a xlink:href="https://stackoverflow.com/questions/14516915/read-numeric-data-from-a-text-file-in-c" office:target-frame-name="_top" xlink:show="replace"><text:span text:style-name="T750">https://stackoverflow.com/questions/14516915/read-numeric-data-from-a-text-file-in-c</text:span></text:a></text:p>
      <text:p text:style-name="P751"/>
      <text:p text:style-name="Textbody">The implementation is located at</text:p>
      <text:p text:style-name="Textbody">Step-20 1D Diffusion_MM_DBC_axp1_psin_nocons</text:p>
      <text:p text:style-name="Textbody"/>
      <text:p text:style-name="Textbody">Note:</text:p>
      <text:p text:style-name="Textbody">while (my_T1_file &gt;&gt; var_double) allows looping over all the elements in a file.</text:p>
      <text:p text:style-name="Textbody"/>
      <text:h text:style-name="Heading3" text:outline-level="3"><text:bookmark-start text:name="__RefHeading___Toc25267_1918475198"/><text:bookmark-start text:name="_Toc78396348"/><text:bookmark-start text:name="_Toc78401422"/>read a text file line by line and extract one of the elements<text:bookmark-end text:name="__RefHeading___Toc25267_1918475198"/><text:bookmark-end text:name="_Toc78396348"/><text:bookmark-end text:name="_Toc78401422"/></text:h>
      <text:list text:style-name="LFO12" text:continue-numbering="true">
        <text:list-item>
          <text:p text:style-name="P752">Define a double vector:</text:p>
        </text:list-item>
      </text:list>
      <text:p text:style-name="Textbody"><text:tab/>std::vector&lt;double&gt; var_double_vector(2,12);</text:p>
      <text:p text:style-name="Textbody"><text:s text:c="3"/><text:a xlink:href="http://www.cplusplus.com/reference/vector/vector/vector/" office:target-frame-name="_top" xlink:show="replace">http://www.cplusplus.com/reference/vector/vector/vector/</text:a></text:p>
      <text:list text:style-name="LFO13" text:continue-numbering="true">
        <text:list-item>
          <text:p text:style-name="P753">print a double vector:</text:p>
        </text:list-item>
      </text:list>
      <text:p text:style-name="Textbody"><text:s text:c="4"/>std::cout &lt;&lt; " <text:s/>The double vector is" &lt;&lt; " "; <text:s text:c="3"/></text:p>
      <text:p text:style-name="Textbody"><text:s text:c="4"/>for (auto i = var_double_vector.begin(); i !=<text:s/>var_double_vector.end(); ++i)</text:p>
      <text:p text:style-name="Textbody"><text:s text:c="4"/>{</text:p>
      <text:p text:style-name="Textbody"><text:s text:c="8"/>std::cout &lt;&lt; *i &lt;&lt; " ";</text:p>
      <text:p text:style-name="Textbody"><text:s text:c="4"/>}</text:p>
      <text:p text:style-name="Textbody"><text:s text:c="4"/>std::cout &lt;&lt; "\n";</text:p>
      <text:p text:style-name="Textbody"><text:a xlink:href="https://stackoverflow.com/questions/10750057/how-to-print-out-the-contents-of-a-vector" office:target-frame-name="_top" xlink:show="replace">https://stackoverflow.com/questions/10750057/how-to-print-out-the-contents-of-a-vector</text:a></text:p>
      <text:p text:style-name="Textbody"/>
      <text:list text:style-name="LFO14" text:continue-numbering="true">
        <text:list-item>
          <text:p text:style-name="P754">Define a string and a string vector:</text:p>
        </text:list-item>
      </text:list>
      <text:p text:style-name="Textbody"><text:s text:c="4"/><text:span text:style-name="T755">std::vector&lt;std::string&gt; var_string_vector;</text:span></text:p>
      <text:p text:style-name="Textbody"><text:span text:style-name="T756"><text:s text:c="4"/></text:span>std::string var_str = "I'm a string.";</text:p>
      <text:p text:style-name="Textbody"><text:s text:c="4"/></text:p>
      <text:p text:style-name="Textbody"><text:s text:c="4"/>std::fstream my_T1_file;</text:p>
      <text:p text:style-name="Textbody"><text:s text:c="4"/>my_T1_file.open ("integral_xi.txt", std::ofstream::in); <text:s/><text:s text:c="2"/></text:p>
      <text:soft-page-break/>
      <text:p text:style-name="Textbody"><text:s text:c="4"/>while(std::getline(my_T1_file, var_str))<text:tab/><text:tab/>// this allows looping over all lines</text:p>
      <text:p text:style-name="Textbody"><text:a xlink:href="https://stackoverflow.com/questions/3482064/counting-the-number-of-lines-in-a-text-file" office:target-frame-name="_top" xlink:show="replace">https://stackoverflow.com/questions/3482064/counting-the-number-of-lines-in-a-text-file</text:a></text:p>
      <text:p text:style-name="Textbody"><text:s text:c="4"/>{</text:p>
      <text:p text:style-name="Textbody"><text:s text:c="8"/>std::getline(my_T1_file, var_str);</text:p>
      <text:p text:style-name="Textbody">// <text:s text:c="8"/>std::cout &lt;&lt; ", var_str reads: "&lt;&lt; var_str &lt;&lt; std::endl; <text:s/></text:p>
      <text:list text:style-name="LFO15" text:continue-numbering="true">
        <text:list-item>
          <text:p text:style-name="P757">store a string to a string vector</text:p>
        </text:list-item>
      </text:list>
      <text:p text:style-name="Textbody"><text:s text:c="8"/>std::istringstream iss(var_str);</text:p>
      <text:p text:style-name="Textbody"><text:s text:c="8"/>std::vector&lt;std::string&gt; var_string_vector((std::istream_iterator&lt;std::string&gt;(iss)),</text:p>
      <text:p text:style-name="Textbody"><text:s text:c="33"/><text:s text:c="7"/>std::istream_iterator&lt;std::string&gt;());</text:p>
      <text:p text:style-name="Textbody"><text:a xlink:href="https://www.fluentcpp.com/2017/04/21/how-to-split-a-string-in-c/" office:target-frame-name="_top" xlink:show="replace">https://www.fluentcpp.com/2017/04/21/how-to-split-a-string-in-c/</text:a></text:p>
      <text:list text:style-name="LFO16" text:continue-numbering="true">
        <text:list-item>
          <text:p text:style-name="P758">another way of printing a vector</text:p>
        </text:list-item>
      </text:list>
      <text:p text:style-name="Textbody"><text:s text:c="8"/>std::cout &lt;&lt; " <text:s/>At line " &lt;&lt; i &lt;&lt; ", <text:s/>the string vector is ";</text:p>
      <text:p text:style-name="Textbody"><text:s text:c="8"/>for (unsigned int i = 0; i &lt; var_string_vector.size(); i++) <text:s text:c="7"/>//</text:p>
      <text:p text:style-name="Textbody"><text:s text:c="8"/>{</text:p>
      <text:p text:style-name="Textbody"><text:s text:c="12"/>std::cout &lt;&lt; var_string_vector[i] &lt;&lt; " ";</text:p>
      <text:p text:style-name="Textbody"><text:s text:c="8"/>}</text:p>
      <text:p text:style-name="Textbody"><text:s text:c="8"/>std::cout &lt;&lt; "\n";</text:p>
      <text:list text:style-name="LFO17" text:continue-numbering="true">
        <text:list-item>
          <text:p text:style-name="P759">transferring a string to a double number</text:p>
        </text:list-item>
      </text:list>
      <text:p text:style-name="Textbody"><text:s text:c="8"/>var_double_vector[i] = std::stod(var_string_vector[3]);</text:p>
      <text:p text:style-name="Textbody"><text:s text:c="8"/><text:a xlink:href="http://www.cplusplus.com/reference/string/stod/" office:target-frame-name="_top" xlink:show="replace">http://www.cplusplus.com/reference/string/stod/</text:a></text:p>
      <text:p text:style-name="Textbody"><text:s text:c="8"/>i++;</text:p>
      <text:p text:style-name="Textbody"><text:s text:c="4"/>}</text:p>
      <text:p text:style-name="Textbody"><text:a xlink:href="http://www.cplusplus.com/forum/beginner/8388/" office:target-frame-name="_top" xlink:show="replace">http://www.cplusplus.com/forum/beginner/8388/</text:a></text:p>
      <text:p text:style-name="Textbody"/>
      <text:p text:style-name="Textbody"/>
      <text:h text:style-name="Heading2" text:outline-level="2"><text:bookmark-start text:name="__RefHeading___Toc14261_1081874842"/><text:bookmark-start text:name="_Toc78396349"/><text:bookmark-start text:name="_Toc78401423"/>add a variable number in the output file, 8-5-18<text:bookmark-end text:name="__RefHeading___Toc14261_1081874842"/><text:bookmark-end text:name="_Toc78396349"/><text:bookmark-end text:name="_Toc78401423"/></text:h>
      <text:p text:style-name="PreformattedText"><text:span text:style-name="SourceText">ifstream myfile("file_no_" + std::to_string(k) + ".vtk");</text:span></text:p>
      <text:p text:style-name="Textbody"><text:a xlink:href="https://stackoverflow.com/questions/11437702/inserting-int-variable-in-file-name?utm_medium=organic&amp;utm_source=google_rich_qa&amp;utm_campaign=google_rich_qa" office:target-frame-name="_top" xlink:show="replace">https://stackoverflow.com/questions/11437702/inserting-int-variable-in-file-name?</text:a><text:a xlink:href="https://stackoverflow.com/questions/11437702/inserting-int-variable-in-file-name?utm_medium=organic&amp;utm_source=google_rich_qa&amp;utm_campaign=google_rich_qa" office:target-frame-name="_top" xlink:show="replace">utm_medium=organic&amp;utm_source=google_rich_qa&amp;utm_campaign=google_rich_qa</text:a></text:p>
      <text:p text:style-name="Textbody"/>
      <text:h text:style-name="Heading2" text:outline-level="2"><text:bookmark-start text:name="__RefHeading___Toc14263_1081874842"/><text:bookmark-start text:name="_Toc78396350"/><text:bookmark-start text:name="_Toc78401424"/>read .vtk file to<text:s/>a .txt file,<text:bookmark-end text:name="__RefHeading___Toc14263_1081874842"/><text:bookmark-end text:name="_Toc78396350"/><text:bookmark-end text:name="_Toc78401424"/></text:h>
      <text:h text:style-name="Heading3" text:outline-level="3"><text:bookmark-start text:name="__RefHeading___Toc17021_548043565"/><text:bookmark-start text:name="_Toc78396351"/><text:bookmark-start text:name="_Toc78401425"/>Rename .vtk file to .txt file, Jan. 22, 2019<text:bookmark-end text:name="__RefHeading___Toc17021_548043565"/><text:bookmark-end text:name="_Toc78396351"/><text:bookmark-end text:name="_Toc78401425"/></text:h>
      <text:p text:style-name="Textbody">// <text:s text:c="2"/>rename("solution-1d.vtk", "newname.txt"); <text:s text:c="3"/></text:p>
      <text:p text:style-name="Textbody"/>
      <text:h text:style-name="Heading2" text:outline-level="2"><text:bookmark-start text:name="__RefHeading___Toc14903_1081874842"/><text:bookmark-start text:name="_Toc78396352"/><text:bookmark-start text:name="_Toc78401426"/><text:soft-page-break/><text:span text:style-name="SourceText">Save output into a file</text:span><text:bookmark-end text:name="__RefHeading___Toc14903_1081874842"/><text:bookmark-end text:name="_Toc78396352"/><text:bookmark-end text:name="_Toc78401426"/></text:h>
      <text:h text:style-name="Heading3" text:outline-level="3"><text:bookmark-start text:name="__RefHeading__7589_58343666"/><text:bookmark-start text:name="_Toc78396353"/><text:bookmark-start text:name="_Toc78401427"/><text:span text:style-name="SourceText">The structure</text:span><text:bookmark-end text:name="__RefHeading__7589_58343666"/><text:bookmark-end text:name="_Toc78396353"/><text:bookmark-end text:name="_Toc78401427"/></text:h>
      <text:p text:style-name="Textbody"><text:span text:style-name="SourceText">1.</text:span></text:p>
      <text:p text:style-name="Textbody"><text:span text:style-name="SourceText">#include &lt;fstream&gt;</text:span></text:p>
      <text:p text:style-name="Textbody"><text:span text:style-name="SourceText">2.</text:span></text:p>
      <text:p text:style-name="Standard">Add public variables in the class declaration:</text:p>
      <text:p text:style-name="Standard"><text:span text:style-name="T760"><text:s text:c="2"/></text:span><text:span text:style-name="T761">double</text:span><text:span text:style-name="T762"><text:s/></text:span><text:span text:style-name="T763">L2_N</text:span><text:span text:style-name="T764">;</text:span></text:p>
      <text:p text:style-name="Standard"><text:span text:style-name="T765"><text:s text:c="2"/></text:span><text:span text:style-name="T766">double</text:span><text:span text:style-name="T767"><text:s/></text:span><text:span text:style-name="T768">L2_error</text:span><text:span text:style-name="T769">;</text:span></text:p>
      <text:p text:style-name="Standard"><text:span text:style-name="T770"><text:s/></text:span><text:span text:style-name="T771"><text:s/></text:span><text:span text:style-name="T772">double</text:span><text:span text:style-name="T773"><text:s/></text:span><text:span text:style-name="T774">r_N</text:span><text:span text:style-name="T775">;</text:span></text:p>
      <text:p text:style-name="Standard"><text:span text:style-name="T776"><text:s text:c="2"/></text:span><text:span text:style-name="T777">double</text:span><text:span text:style-name="T778"><text:s/></text:span><text:span text:style-name="T779">H1_N</text:span><text:span text:style-name="T780">;</text:span></text:p>
      <text:p text:style-name="Standard"><text:span text:style-name="T781"><text:s text:c="2"/></text:span><text:span text:style-name="T782">double</text:span><text:span text:style-name="T783"><text:s/></text:span><text:span text:style-name="T784">H1_error</text:span><text:span text:style-name="T785">;</text:span></text:p>
      <text:p text:style-name="Standard"><text:span text:style-name="T786"><text:s text:c="2"/></text:span><text:span text:style-name="T787">double</text:span><text:span text:style-name="T788"><text:s/></text:span><text:span text:style-name="T789">r_Np</text:span><text:span text:style-name="T790">;</text:span></text:p>
      <text:p text:style-name="Standard"><text:span text:style-name="T791"><text:s text:c="2"/></text:span><text:span text:style-name="T792">double</text:span><text:span text:style-name="T793"><text:s/></text:span><text:span text:style-name="T794">H2_N</text:span><text:span text:style-name="T795">;</text:span></text:p>
      <text:p text:style-name="Standard"><text:span text:style-name="T796"><text:s text:c="2"/></text:span><text:span text:style-name="T797">double</text:span><text:span text:style-name="T798"><text:s/></text:span><text:span text:style-name="T799">H2_error</text:span><text:span text:style-name="T800">;</text:span></text:p>
      <text:p text:style-name="Standard"><text:span text:style-name="T801"><text:s text:c="2"/></text:span><text:span text:style-name="T802">double</text:span><text:span text:style-name="T803"><text:s/></text:span><text:span text:style-name="T804">r_Npp</text:span><text:span text:style-name="T805">;</text:span></text:p>
      <text:p text:style-name="Textbody"><text:span text:style-name="SourceText">Add a PrintToFile function to the step class:</text:span></text:p>
      <text:p text:style-name="Standard"><text:span text:style-name="T806"><text:s text:c="2"/></text:span><text:span text:style-name="T807">void</text:span><text:span text:style-name="T808"><text:s/></text:span><text:span text:style-name="T809">printToFile</text:span><text:span text:style-name="T810">()<text:s/></text:span><text:span text:style-name="T811">const</text:span><text:span text:style-name="T812">;</text:span></text:p>
      <text:p text:style-name="Textbody"><text:span text:style-name="SourceText">3.</text:span></text:p>
      <text:p text:style-name="Textbody"><text:span text:style-name="SourceText">Give definition to it:</text:span></text:p>
      <text:p text:style-name="Standard"><text:span text:style-name="T813">std::</text:span><text:span text:style-name="T814">ofstream</text:span><text:span text:style-name="T815"><text:s/>myfile;</text:span></text:p>
      <text:p text:style-name="Standard"><text:span text:style-name="T816">template</text:span><text:span text:style-name="T817"><text:s/>&lt;</text:span><text:span text:style-name="T818">int</text:span><text:span text:style-name="T819"><text:s/></text:span><text:span text:style-name="T820">dim</text:span><text:span text:style-name="T821">&gt;</text:span></text:p>
      <text:p text:style-name="Standard"><text:span text:style-name="T822">void</text:span><text:span text:style-name="T823"><text:s/></text:span><text:span text:style-name="T824">Step4&lt;dim&gt;::printToFile</text:span><text:span text:style-name="T825">()<text:s/></text:span><text:span text:style-name="T826">const</text:span></text:p>
      <text:p text:style-name="P827">{</text:p>
      <text:p text:style-name="Standard"><text:span text:style-name="T828"><text:s text:c="4"/>myfile.open (</text:span><text:span text:style-name="T829">"example.txt"</text:span><text:span text:style-name="T830">, std::</text:span><text:span text:style-name="T831">ofstream</text:span><text:span text:style-name="T832">::app);</text:span></text:p>
      <text:p text:style-name="Standard"><text:span text:style-name="T833"><text:s text:c="4"/></text:span><text:span text:style-name="T834">//myfile &lt;&lt; "Writing this to a file.\n";</text:span></text:p>
      <text:p text:style-name="Standard"><text:span text:style-name="T835"><text:s text:c="4"/>myfile &lt;&lt;<text:s/></text:span><text:span text:style-name="T836">L2_error</text:span><text:span text:style-name="T837"><text:s/>&lt;&lt;<text:s/></text:span><text:span text:style-name="T838">" "</text:span><text:span text:style-name="T839">;</text:span></text:p>
      <text:p text:style-name="Standard"><text:span text:style-name="T840"><text:s text:c="4"/>myfile &lt;&lt;<text:s/></text:span><text:span text:style-name="T841">r_N</text:span><text:span text:style-name="T842"><text:s/>&lt;&lt;<text:s/></text:span><text:span text:style-name="T843">" "</text:span><text:span text:style-name="T844">;</text:span></text:p>
      <text:p text:style-name="Standard"><text:span text:style-name="T845"><text:s text:c="4"/>myfile &lt;&lt;<text:s/></text:span><text:span text:style-name="T846">H1_error</text:span><text:span text:style-name="T847"><text:s/>&lt;&lt;<text:s/></text:span><text:span text:style-name="T848">" "</text:span><text:span text:style-name="T849">;</text:span></text:p>
      <text:p text:style-name="Standard"><text:span text:style-name="T850"><text:s text:c="4"/>myfile &lt;&lt;<text:s/></text:span><text:span text:style-name="T851">r_Np</text:span><text:span text:style-name="T852"><text:s/>&lt;&lt;<text:s/></text:span><text:span text:style-name="T853">" "</text:span><text:span text:style-name="T854">;</text:span></text:p>
      <text:p text:style-name="Standard"><text:span text:style-name="T855"><text:s text:c="4"/>myfile &lt;&lt;<text:s/></text:span><text:span text:style-name="T856">H2_error</text:span><text:span text:style-name="T857"><text:s/>&lt;&lt;<text:s/></text:span><text:span text:style-name="T858">" "</text:span><text:span text:style-name="T859">;</text:span></text:p>
      <text:p text:style-name="Standard"><text:span text:style-name="T860"><text:s text:c="4"/>myfile &lt;&lt;<text:s/></text:span><text:span text:style-name="T861">r_Npp</text:span><text:span text:style-name="T862"><text:s/>&lt;&lt;<text:s/></text:span><text:span text:style-name="T863">"\n"</text:span><text:span text:style-name="T864">;</text:span></text:p>
      <text:p text:style-name="Standard"><text:span text:style-name="T865"><text:s text:c="4"/>myfile.close();</text:span><text:span text:style-name="T866"><text:tab/></text:span><text:span text:style-name="T867"><text:tab/></text:span><text:span text:style-name="T868"><text:tab/>//with out this command, only the data of the first loop will be saved; the following woundn't.</text:span></text:p>
      <text:p text:style-name="P869">}</text:p>
      <text:p text:style-name="P870"/>
      <text:p text:style-name="P871">4.</text:p>
      <text:p text:style-name="P872">Add PrintToFile to run()</text:p>
      <text:p text:style-name="Standard"><text:span text:style-name="T873">printToFile</text:span><text:span text:style-name="T874">();</text:span></text:p>
      <text:p text:style-name="P875"/>
      <text:h text:style-name="Heading3" text:outline-level="3"><text:bookmark-start text:name="__RefHeading__7591_58343666"/><text:bookmark-start text:name="_Toc78396354"/><text:bookmark-start text:name="_Toc78401428"/><text:span text:style-name="SourceText">append new data to the old<text:s/></text:span><text:span text:style-name="SourceText">one</text:span><text:bookmark-end text:name="__RefHeading__7591_58343666"/><text:bookmark-end text:name="_Toc78396354"/><text:bookmark-end text:name="_Toc78401428"/></text:h>
      <text:p text:style-name="Standard"><text:span text:style-name="T876"><text:s text:c="4"/>myfile.open (</text:span><text:span text:style-name="T877">"example.txt"</text:span><text:span text:style-name="T878">, std::</text:span><text:span text:style-name="T879">ofstream</text:span><text:span text:style-name="T880">::app);</text:span></text:p>
      <text:p text:style-name="Standard"/>
      <text:p text:style-name="Standard"><text:a xlink:href="https://stackoverflow.com/questions/4155537/writing-into-a-text-file-without-overwriting-it" office:target-frame-name="_top" xlink:show="replace"><text:span text:style-name="T881">https://stackoverflow.com/questions/4155537/writing-into-a-text-file-without-overwriting-</text:span><text:span text:style-name="T882">it</text:span></text:a></text:p>
      <text:p text:style-name="Standard"/>
      <text:p text:style-name="Standard"><text:span text:style-name="T883">other commands available, 15-4-2018</text:span></text:p>
      <text:p text:style-name="Standard"><text:a xlink:href="http://www.cplusplus.com/reference/fstream/fstream/open/" office:target-frame-name="_top" xlink:show="replace">http://www.cplusplus.com/reference/fstream/fstream/open/</text:a></text:p>
      <text:p text:style-name="Standard"/>
      <text:p text:style-name="PreformattedText"><text:span text:style-name="SourceText"><text:s text:c="2"/>std::ofstream outfile;</text:span></text:p>
      <text:soft-page-break/>
      <text:p text:style-name="PreformattedText"><text:span text:style-name="SourceText"><text:s text:c="2"/>outfile.open("test.txt", std::ios_base::app);</text:span></text:p>
      <text:p text:style-name="P884"><text:span text:style-name="SourceText"><text:s text:c="2"/>outfile &lt;</text:span><text:span text:style-name="SourceText">&lt; "Data";</text:span></text:p>
      <text:p text:style-name="Standard"/>
      <text:h text:style-name="Heading3" text:outline-level="3"><text:bookmark-start text:name="__RefHeading___Toc9440_223982841"/><text:bookmark-start text:name="_Toc78396355"/><text:bookmark-start text:name="_Toc78401429"/>remove a file, 5 Sep, 2108<text:bookmark-end text:name="__RefHeading___Toc9440_223982841"/><text:bookmark-end text:name="_Toc78396355"/><text:bookmark-end text:name="_Toc78401429"/></text:h>
      <text:p text:style-name="Standard">std::remove( "myfile.txt" );</text:p>
      <text:p text:style-name="Standard"/>
      <text:p text:style-name="Standard">/* <text:s text:c="3"/>if( remove( "error_per_cell.txt" ) != 0 ) <text:s text:c="18"/>//deleting files that storing element-wise errors</text:p>
      <text:p text:style-name="Standard"><text:s text:c="8"/>perror( "Error deleting error_per_cell.txt file" );</text:p>
      <text:p text:style-name="Standard"><text:s text:c="4"/>else</text:p>
      <text:p text:style-name="Standard"><text:s text:c="8"/>puts( "File error_per_cell.txt successfully deleted" );<text:tab/></text:p>
      <text:p text:style-name="Standard"><text:s text:c="4"/></text:p>
      <text:p text:style-name="Standard"><text:s text:c="4"/>if( remove( "my_difference_per_cell.txt" ) != 0 )</text:p>
      <text:p text:style-name="Standard"><text:s text:c="8"/>perror( "Error deleting my_difference_per_cell.txt file" );</text:p>
      <text:p text:style-name="Standard"><text:s text:c="4"/>else</text:p>
      <text:p text:style-name="Standard"><text:s text:c="8"/>puts( "File my_difference_per_cell.txt successfully deleted" );<text:tab/>*/</text:p>
      <text:p text:style-name="Standard"/>
      <text:h text:style-name="Heading1" text:outline-level="1"><text:bookmark-start text:name="__RefHeading__7138_1901355308"/><text:s/><text:bookmark-start text:name="_Toc78396359"/><text:bookmark-start text:name="_Toc78401430"/>Tricky skills<text:bookmark-end text:name="__RefHeading__7138_1901355308"/><text:bookmark-end text:name="_Toc78396359"/><text:bookmark-end text:name="_Toc78401430"/></text:h>
      <text:h text:style-name="Heading2" text:outline-level="2"><text:bookmark-start text:name="__RefHeading__10940_457970875"/><text:bookmark-start text:name="_Toc78396360"/><text:bookmark-start text:name="_Toc78401431"/><text:span text:style-name="SourceText">int main(int argc, char *argv[])</text:span><text:bookmark-end text:name="__RefHeading__10940_457970875"/><text:bookmark-end text:name="_Toc78396360"/><text:bookmark-end text:name="_Toc78401431"/></text:h>
      <text:p text:style-name="Textbody">argc denotes the number of arguments we need to input.</text:p>
      <text:p text:style-name="Textbody">vector argv[] stores all the arguments we input.</text:p>
      <text:p text:style-name="Textbody">A test case is like this:</text:p>
      <text:p text:style-name="PreformattedText"><text:span text:style-name="SourceText">#include &lt;iostream&gt;</text:span></text:p>
      <text:p text:style-name="PreformattedText"/>
      <text:p text:style-name="PreformattedText"><text:span text:style-name="SourceText">int main(int argc, char** argv) {</text:span></text:p>
      <text:p text:style-name="PreformattedText"><text:span text:style-name="SourceText"><text:s text:c="2"/></text:span><text:span text:style-name="SourceText"><text:s text:c="2"/>std::cout &lt;&lt; "Have " &lt;&lt; argc &lt;&lt; " arguments:" &lt;&lt; std::endl;</text:span></text:p>
      <text:p text:style-name="PreformattedText"><text:span text:style-name="SourceText"><text:s text:c="4"/>for (int i = 0; i &lt; argc; ++i) {</text:span></text:p>
      <text:p text:style-name="PreformattedText"><text:span text:style-name="SourceText"><text:s text:c="8"/>std::cout &lt;&lt; argv[i] &lt;&lt; std::endl;</text:span></text:p>
      <text:p text:style-name="PreformattedText"><text:span text:style-name="SourceText"><text:s text:c="4"/>}</text:span></text:p>
      <text:p text:style-name="P885"><text:span text:style-name="SourceText">}</text:span></text:p>
      <text:p text:style-name="Textbody"><text:a xlink:href="https://stackoverflow.com/questions/3024197/what-does-int-argc-char-argv-mean" office:target-frame-name="_top" xlink:show="replace"><text:span text:style-name="SourceText">https://stackoverflow.com/questions/3024197/what-does-int-argc-char-</text:span></text:a><text:a xlink:href="https://stackoverflow.com/questions/3024197/what-does-int-argc-char-argv-mean" office:target-frame-name="_top" xlink:show="replace"><text:span text:style-name="SourceText">argv-mean</text:span></text:a></text:p>
      <text:h text:style-name="Heading2" text:outline-level="2"><text:bookmark-start text:name="__RefHeading___Toc8755_739366316"/><text:bookmark-start text:name="_Toc78396361"/><text:bookmark-start text:name="_Toc78401432"/>assign the command line variable to the local variabal, 23 Aug, 2018<text:bookmark-end text:name="__RefHeading___Toc8755_739366316"/><text:bookmark-end text:name="_Toc78396361"/><text:bookmark-end text:name="_Toc78401432"/></text:h>
      <text:p text:style-name="Textbody"><text:s text:c="4"/>int degree=atoi(argv[1]);</text:p>
      <text:p text:style-name="Textbody"><text:s text:c="4"/>int refine=atoi(argv[2]); <text:s/></text:p>
      <text:p text:style-name="Textbody"><text:a xlink:href="https://stackoverflow.com/questions/2797813/how-to-convert-a-command-line-argument-to-int" office:target-frame-name="_top" xlink:show="replace">https://stackoverflow.com/questions/2797813/how-to-convert-a-command-line-argument-to-int</text:a></text:p>
      <text:p text:style-name="Textbody"/>
      <text:h text:style-name="Heading3" text:outline-level="3"><text:bookmark-start text:name="__RefHeading___Toc8185_1293439819"/><text:bookmark-start text:name="_Toc78396362"/><text:bookmark-start text:name="_Toc78401433"/>float arguments, Nov, 4, 2018<text:bookmark-end text:name="__RefHeading___Toc8185_1293439819"/><text:bookmark-end text:name="_Toc78396362"/><text:bookmark-end text:name="_Toc78401433"/></text:h>
      <text:p text:style-name="Textbody">The above code transfers the arguments into integers. To transfer it into float, we need</text:p>
      <text:p text:style-name="PreformattedText"><text:span text:style-name="SourceText"><text:s text:c="4"/>double a = atof(argv[1]);</text:span></text:p>
      <text:p text:style-name="P886"><text:span text:style-name="SourceText"><text:s text:c="4"/>double b = atof(argv[2]);</text:span></text:p>
      <text:p text:style-name="Textbody"><text:a xlink:href="https://stackoverflow.com/questions/11315854/input-from-command-line" office:target-frame-name="_top" xlink:show="replace">https://stackoverflow.com/questions/11315854/input-from-command-line</text:a></text:p>
      <text:p text:style-name="Textbody"/>
      <text:h text:style-name="Heading2" text:outline-level="2"><text:bookmark-start text:name="__RefHeading__68833_457970875"/><text:bookmark-start text:name="_Toc78396363"/><text:bookmark-start text:name="_Toc78401434"/><text:span text:style-name="SourceText">Create a variable shared by multiple classes, P7 bottom, step-7</text:span><text:bookmark-end text:name="__RefHeading__68833_457970875"/><text:bookmark-end text:name="_Toc78396363"/><text:bookmark-end text:name="_Toc78401434"/></text:h>
      <text:p text:style-name="Standard">Datatype of a class</text:p>
      <text:p text:style-name="Standard"/>
      <text:p text:style-name="Standard"><text:span text:style-name="T887">template</text:span><text:span text:style-name="T888"><text:s/>&lt;</text:span><text:span text:style-name="T889">int</text:span><text:span text:style-name="T890"><text:s/></text:span><text:span text:style-name="T891">dim</text:span><text:span text:style-name="T892">&gt;</text:span></text:p>
      <text:p text:style-name="Standard"><text:span text:style-name="T893">class</text:span><text:span text:style-name="T894"><text:s/></text:span><text:span text:style-name="T895">common_var</text:span></text:p>
      <text:p text:style-name="P896">{</text:p>
      <text:p text:style-name="Standard"><text:span text:style-name="T897">protected</text:span><text:span text:style-name="T898">:</text:span></text:p>
      <text:p text:style-name="Standard"><text:span text:style-name="T899"><text:s/></text:span><text:span text:style-name="T900">static</text:span><text:span text:style-name="T901"><text:s/></text:span><text:span text:style-name="T902">const</text:span><text:span text:style-name="T903"><text:s/></text:span><text:span text:style-name="T904">double</text:span><text:span text:style-name="T905"><text:s/></text:span><text:span text:style-name="T906">denom</text:span><text:span text:style-name="T907">;</text:span></text:p>
      <text:p text:style-name="P908">};</text:p>
      <text:p text:style-name="P909">definition of the data</text:p>
      <text:p text:style-name="P910"/>
      <text:p text:style-name="Standard"><text:span text:style-name="T911">template</text:span><text:span text:style-name="T912"><text:s/>&lt;</text:span><text:span text:style-name="T913">int</text:span><text:span text:style-name="T914"><text:s/></text:span><text:span text:style-name="T915">dim</text:span><text:span text:style-name="T916">&gt;</text:span></text:p>
      <text:p text:style-name="Standard"><text:span text:style-name="T917">const</text:span><text:span text:style-name="T918"><text:s/></text:span><text:span text:style-name="T919">double</text:span><text:span text:style-name="T920"><text:s/></text:span><text:span text:style-name="T921">common_var&lt;dim&gt;::denom</text:span><text:span text:style-name="T922"><text:s/>= 0.0001;</text:span></text:p>
      <text:p text:style-name="Textbody"/>
      <text:h text:style-name="Heading2" text:outline-level="2"><text:bookmark-start text:name="__RefHeading__12190_58343666"/><text:bookmark-start text:name="_Toc78396364"/><text:bookmark-start text:name="_Toc78401435"/>replicated name<text:bookmark-end text:name="__RefHeading__12190_58343666"/><text:bookmark-end text:name="_Toc78396364"/><text:bookmark-end text:name="_Toc78401435"/></text:h>
      <text:h text:style-name="Heading3" text:outline-level="3"><text:bookmark-start text:name="__RefHeading__12192_58343666"/><text:bookmark-start text:name="_Toc78396365"/><text:bookmark-start text:name="_Toc78401436"/><text:span text:style-name="T923">swap function has already existed in the namespace std.</text:span><text:bookmark-end text:name="__RefHeading__12192_58343666"/><text:bookmark-end text:name="_Toc78396365"/><text:bookmark-end text:name="_Toc78401436"/></text:h>
      <text:p text:style-name="Standard"><text:a xlink:href="https://stackoverflow.com/questions/19789414/call-of-overloaded-swapfloat-float-" office:target-frame-name="_top" xlink:show="replace"><text:span text:style-name="T924">https://stackoverflow.com/questions/19789414/call-of</text:span><text:span text:style-name="T925">-overloaded-swapfloat-float-</text:span></text:a></text:p>
      <text:p text:style-name="Standard"><text:a xlink:href="https://stackoverflow.com/questions/19789414/call-of-overloaded-swapfloat-float-is-ambiguous" office:target-frame-name="_top" xlink:show="replace"><text:span text:style-name="T926">is-ambiguous</text:span></text:a></text:p>
      <text:p text:style-name="Standard"/>
      <text:p text:style-name="Standard"/>
      <text:h text:style-name="Heading3" text:outline-level="3"><text:bookmark-start text:name="__RefHeading___Toc30278_2070464257"/><text:bookmark-start text:name="_Toc78396366"/><text:bookmark-start text:name="_Toc78401437"/>throw error of different types, 15-4-2018<text:bookmark-end text:name="__RefHeading___Toc30278_2070464257"/><text:bookmark-end text:name="_Toc78396366"/><text:bookmark-end text:name="_Toc78401437"/></text:h>
      <text:p text:style-name="Standard"><text:a xlink:href="http://en.cppreference.com/w/cpp/error/length_error" office:target-frame-name="_top" xlink:show="replace">http://en.cppreference.com/w/cpp/error/length_error</text:a></text:p>
      <text:p text:style-name="Standard"/>
      <text:h text:style-name="Heading3" text:outline-level="3"><text:bookmark-start text:name="__RefHeading___Toc23218_2131971246"/><text:bookmark-start text:name="_Toc78396367"/><text:bookmark-start text:name="_Toc78401438"/>unnecessary brace pair, Feb. 21, 2019<text:bookmark-end text:name="__RefHeading___Toc23218_2131971246"/><text:bookmark-end text:name="_Toc78396367"/><text:bookmark-end text:name="_Toc78401438"/></text:h>
      <text:p text:style-name="Textbody"><text:a xlink:href="https://stackoverflow.com/questions/9704083/unnecessary-curly-braces-in-c" office:target-frame-name="_top" xlink:show="replace">https://stackoverflow.com/questions/9704083/unnecessary-curly-braces-in-c</text:a></text:p>
      <text:p text:style-name="Textbody"/>
      <text:p text:style-name="Standard"><text:bookmark-start text:name="__RefHeading__7140_1901355308"/><text:bookmark-end text:name="__RefHeading__7140_1901355308"/></text:p>
      <text:h text:style-name="Heading1" text:outline-level="1"><text:bookmark-start text:name="__RefHeading___Toc10625_406370743"/><text:bookmark-start text:name="_Toc78396368"/><text:bookmark-start text:name="_Toc78401439"/>Using make to run c++<text:bookmark-end text:name="__RefHeading___Toc10625_406370743"/><text:bookmark-end text:name="_Toc78396368"/><text:bookmark-end text:name="_Toc78401439"/></text:h>
      <text:h text:style-name="Heading2" text:outline-level="2"><text:bookmark-start text:name="_Toc78401440"/>Basics<text:bookmark-end text:name="_Toc78401440"/></text:h>
      <text:p text:style-name="Textbody"/>
      <text:h text:style-name="Heading1" text:outline-level="1"><text:bookmark-start text:name="__RefHeading__7142_1901355308"/><text:s/><text:bookmark-start text:name="_Toc78396370"/><text:bookmark-start text:name="_Toc78401441"/>Traits<text:bookmark-end text:name="__RefHeading__7142_1901355308"/><text:bookmark-end text:name="_Toc78396370"/><text:bookmark-end text:name="_Toc78401441"/></text:h>
      <text:h text:style-name="Heading2" text:outline-level="2"><text:bookmark-start text:name="__RefHeading___Toc8657_1483463174"/><text:bookmark-start text:name="_Toc78396371"/><text:bookmark-start text:name="_Toc78401442"/><text:span text:style-name="T927">judge the trait of the input, 15-12-2017</text:span><text:bookmark-end text:name="__RefHeading___Toc8657_1483463174"/><text:bookmark-end text:name="_Toc78396371"/><text:bookmark-end text:name="_Toc78401442"/></text:h>
      <text:p text:style-name="Standard"><text:span text:style-name="T928">is_integral&lt;T&gt;::value;</text:span></text:p>
      <text:p text:style-name="Standard"><text:a xlink:href="http://www.cplusplus.com/reference/type_traits/is_integral/" office:target-frame-name="_top" xlink:show="replace"><text:span text:style-name="SourceText">h</text:span><text:span text:style-name="SourceText">ttp://www.cplusplus.com/reference/type_traits/is_integral/</text:span></text:a></text:p>
      <text:p text:style-name="Standard"/>
      <text:h text:style-name="Heading2" text:outline-level="2"><text:bookmark-start text:name="__RefHeading___Toc8659_1483463174"/><text:bookmark-start text:name="_Toc78396372"/><text:bookmark-start text:name="_Toc78401443"/><text:soft-page-break/><text:span text:style-name="SourceText">Passing traits as traits parameters, 27-12-2017</text:span><text:bookmark-end text:name="__RefHeading___Toc8659_1483463174"/><text:bookmark-end text:name="_Toc78396372"/><text:bookmark-end text:name="_Toc78401443"/></text:h>
      <text:p text:style-name="Standard">Take 'unit-converter' as an example:</text:p>
      <text:p text:style-name="Standard"/>
      <text:p text:style-name="Standard"><text:span text:style-name="SourceText">template&lt;int v, Unit u&gt;</text:span></text:p>
      <text:p text:style-name="Standard"><text:span text:style-name="SourceText">struct Measure</text:span></text:p>
      <text:p text:style-name="Standard"><text:span text:style-name="SourceText">{</text:span></text:p>
      <text:p text:style-name="Standard"><text:span text:style-name="SourceText"><text:tab/>static const int value = v;</text:span></text:p>
      <text:p text:style-name="Standard"><text:span text:style-name="SourceText"><text:tab/>static const Unit unit = u;</text:span></text:p>
      <text:p text:style-name="Standard"><text:span text:style-name="SourceText">};</text:span></text:p>
      <text:p text:style-name="Standard"/>
      <text:p text:style-name="Standard"><text:span text:style-name="SourceText">template&lt;typename T1, typename T2&gt;</text:span></text:p>
      <text:p text:style-name="Standard"><text:span text:style-name="SourceText">struct Measure_add</text:span></text:p>
      <text:p text:style-name="Standard"><text:span text:style-name="SourceText">{</text:span></text:p>
      <text:p text:style-name="Standard"><text:span text:style-name="SourceText"><text:tab/>const static int value = T1::value + T2::value;</text:span></text:p>
      <text:p text:style-name="Standard"><text:span text:style-name="SourceText"><text:tab/>const static Unit unit = T1::unit;</text:span></text:p>
      <text:p text:style-name="Standard"><text:span text:style-name="SourceText">};</text:span></text:p>
      <text:p text:style-name="Standard"/>
      <text:p text:style-name="Standard"><text:span text:style-name="SourceText">int main()</text:span></text:p>
      <text:p text:style-name="Standard"><text:span text:style-name="SourceText">{</text:span></text:p>
      <text:p text:style-name="Standard"><text:span text:style-name="SourceText"><text:tab/>std::cout &lt;&lt; Measure_add&lt; Measure&lt;10,Unit::m&gt;, Measure&lt;20,Unit::m&gt; &gt; &lt;&lt; std::endl;</text:span></text:p>
      <text:p text:style-name="Standard"><text:span text:style-name="SourceText"><text:tab/>return 0;</text:span></text:p>
      <text:p text:style-name="Standard"><text:span text:style-name="SourceText">}</text:span></text:p>
      <text:p text:style-name="Standard"/>
      <text:p text:style-name="Standard">This is done in Linux. However, we need to add typename before T1 in Windows.</text:p>
      <text:p text:style-name="Standard"><text:a xlink:href="https://stackoverflow.com/questions/36746410/traits-class-as-a-template-template-parameter" office:target-frame-name="_top" xlink:show="replace"><text:span text:style-name="SourceText">https://stackoverflow.com/questions/36746410/traits-class-as-a-templat</text:span><text:span text:style-name="SourceText">e-template-parameter</text:span></text:a></text:p>
      <text:p text:style-name="Standard"/>
      <text:p text:style-name="Standard"/>
      <text:h text:style-name="Heading2" text:outline-level="2"><text:bookmark-start text:name="__RefHeading___Toc8661_1483463174"/><text:bookmark-start text:name="_Toc78396373"/><text:bookmark-start text:name="_Toc78401444"/><text:span text:style-name="SourceText">convert the enum class elements to int value, 27-12-2017</text:span><text:bookmark-end text:name="__RefHeading___Toc8661_1483463174"/><text:bookmark-end text:name="_Toc78396373"/><text:bookmark-end text:name="_Toc78401444"/></text:h>
      <text:p text:style-name="PreformattedText">static_cast&lt;type&gt; (object);</text:p>
      <text:p text:style-name="PreformattedText"/>
      <text:p text:style-name="Standard"><text:span text:style-name="SourceText">static_cast&lt;int&gt;(Measure&lt;10,Unit::m&gt;::unit);</text:span></text:p>
      <text:p text:style-name="Standard"/>
      <text:p text:style-name="Standard"><text:span text:style-name="SourceText">In this way, we can get a corresponding int number of Unit::m;</text:span></text:p>
      <text:p text:style-name="Standard"><text:a xlink:href="https://en.wikipedia.org/wiki/Static_cast" office:target-frame-name="_top" xlink:show="replace"><text:span text:style-name="SourceText">https://en.wikipedia.org/wiki/Static_cast</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ndale Sans UI" svg:font-family="Andale Sans U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WenQuanYi Micro Hei" svg:font-family="WenQuanYi Micro Hei" style:font-family-generic="system" style:font-pitch="variable"/>
    <style:font-face style:name="monospace" svg:font-family="monospace" style:font-family-generic="roman" style:font-pitch="variable"/>
    <style:font-face style:name="DejaVu Sans" svg:font-family="DejaVu Sans" style:font-family-generic="swiss"/>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inherit" svg:font-family="inherit"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000000"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3" style:display-name="WW_OutlineListStyle_3">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4" style:display-name="TOC 4" style:family="paragraph" style:parent-style-name="Normal" style:next-style-name="Normal" style:auto-update="true">
      <style:paragraph-properties fo:widows="2" fo:orphans="2" style:vertical-align="auto" fo:margin-bottom="0.0694in" fo:line-height="105%" fo:margin-left="0.4583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5" style:display-name="TOC 5" style:family="paragraph" style:parent-style-name="Normal" style:next-style-name="Normal" style:auto-update="true">
      <style:paragraph-properties fo:widows="2" fo:orphans="2" style:vertical-align="auto" fo:margin-bottom="0.0694in" fo:line-height="105%" fo:margin-left="0.6111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6" style:display-name="TOC 6" style:family="paragraph" style:parent-style-name="Normal" style:next-style-name="Normal" style:auto-update="true">
      <style:paragraph-properties fo:widows="2" fo:orphans="2" style:vertical-align="auto" fo:margin-bottom="0.0694in" fo:line-height="105%" fo:margin-left="0.7638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7" style:display-name="TOC 7" style:family="paragraph" style:parent-style-name="Normal" style:next-style-name="Normal" style:auto-update="true">
      <style:paragraph-properties fo:widows="2" fo:orphans="2" style:vertical-align="auto" fo:margin-bottom="0.0694in" fo:line-height="105%" fo:margin-left="0.9166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8" style:display-name="TOC 8" style:family="paragraph" style:parent-style-name="Normal" style:next-style-name="Normal" style:auto-update="true">
      <style:paragraph-properties fo:widows="2" fo:orphans="2" style:vertical-align="auto" fo:margin-bottom="0.0694in" fo:line-height="105%" fo:margin-left="1.0694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style:style style:name="TOC9" style:display-name="TOC 9" style:family="paragraph" style:parent-style-name="Normal" style:next-style-name="Normal" style:auto-update="true">
      <style:paragraph-properties fo:widows="2" fo:orphans="2" style:vertical-align="auto" fo:margin-bottom="0.0694in" fo:line-height="105%" fo:margin-left="1.2222in">
        <style:tab-stops/>
      </style:paragraph-properties>
      <style:text-properties style:font-name="Calibri" style:font-name-asian="DengXian" style:font-name-complex="Times New Roman" style:letter-kerning="false" fo:font-size="11pt" style:font-size-asian="11pt" style:font-size-complex="11pt" style:language-asian="zh" style:country-asian="CN" style:language-complex="ar" style:country-complex="SA" fo:hyphenate="true"/>
    </style:style>
    <text:list-style style:name="WW_OutlineListStyle_2" style:display-name="WW_OutlineListStyle_2">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OpenSymbol"/>
      </text:list-level-style-bullet>
      <text:list-level-style-bullet text:level="2" text:style-name="WW_CharLFO16LVL2"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OpenSymbol"/>
      </text:list-level-style-bullet>
      <text:list-level-style-bullet text:level="3" text:style-name="WW_CharLFO16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OpenSymbol"/>
      </text:list-level-style-bullet>
      <text:list-level-style-bullet text:level="4" text:style-name="WW_CharLFO16LVL4"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OpenSymbol"/>
      </text:list-level-style-bullet>
      <text:list-level-style-bullet text:level="5" text:style-name="WW_CharLFO16LVL5"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OpenSymbol"/>
      </text:list-level-style-bullet>
      <text:list-level-style-bullet text:level="6" text:style-name="WW_CharLFO16LVL6"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OpenSymbol"/>
      </text:list-level-style-bullet>
      <text:list-level-style-bullet text:level="7" text:style-name="WW_CharLFO16LVL7"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OpenSymbol"/>
      </text:list-level-style-bullet>
      <text:list-level-style-bullet text:level="8" text:style-name="WW_CharLFO16LVL8"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OpenSymbol"/>
      </text:list-level-style-bullet>
      <text:list-level-style-bullet text:level="9" text:style-name="WW_CharLFO16LVL9"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5881in" text:min-label-width="0.25in" text:list-level-position-and-space-mode="label-alignment">
          <style:list-level-label-alignment text:label-followed-by="listtab" fo:margin-left="0.8381in" fo:text-indent="-0.25in"/>
        </style:list-level-properties>
        <style:text-properties style:font-name="OpenSymbol"/>
      </text:list-level-style-bullet>
      <text:list-level-style-bullet text:level="2" text:style-name="WW_CharLFO17LVL2" text:bullet-char="◦">
        <style:list-level-properties text:space-before="0.8381in" text:min-label-width="0.25in" text:list-level-position-and-space-mode="label-alignment">
          <style:list-level-label-alignment text:label-followed-by="listtab" fo:margin-left="1.0881in" fo:text-indent="-0.25in"/>
        </style:list-level-properties>
        <style:text-properties style:font-name="OpenSymbol"/>
      </text:list-level-style-bullet>
      <text:list-level-style-bullet text:level="3" text:style-name="WW_CharLFO17LVL3" text:bullet-char="▪">
        <style:list-level-properties text:space-before="1.0881in" text:min-label-width="0.25in" text:list-level-position-and-space-mode="label-alignment">
          <style:list-level-label-alignment text:label-followed-by="listtab" fo:margin-left="1.3381in" fo:text-indent="-0.25in"/>
        </style:list-level-properties>
        <style:text-properties style:font-name="OpenSymbol"/>
      </text:list-level-style-bullet>
      <text:list-level-style-bullet text:level="4" text:style-name="WW_CharLFO17LVL4" text:bullet-char="•">
        <style:list-level-properties text:space-before="1.3381in" text:min-label-width="0.25in" text:list-level-position-and-space-mode="label-alignment">
          <style:list-level-label-alignment text:label-followed-by="listtab" fo:margin-left="1.5881in" fo:text-indent="-0.25in"/>
        </style:list-level-properties>
        <style:text-properties style:font-name="OpenSymbol"/>
      </text:list-level-style-bullet>
      <text:list-level-style-bullet text:level="5" text:style-name="WW_CharLFO17LVL5" text:bullet-char="◦">
        <style:list-level-properties text:space-before="1.5881in" text:min-label-width="0.25in" text:list-level-position-and-space-mode="label-alignment">
          <style:list-level-label-alignment text:label-followed-by="listtab" fo:margin-left="1.8381in" fo:text-indent="-0.25in"/>
        </style:list-level-properties>
        <style:text-properties style:font-name="OpenSymbol"/>
      </text:list-level-style-bullet>
      <text:list-level-style-bullet text:level="6" text:style-name="WW_CharLFO17LVL6" text:bullet-char="▪">
        <style:list-level-properties text:space-before="1.8381in" text:min-label-width="0.25in" text:list-level-position-and-space-mode="label-alignment">
          <style:list-level-label-alignment text:label-followed-by="listtab" fo:margin-left="2.0881in" fo:text-indent="-0.25in"/>
        </style:list-level-properties>
        <style:text-properties style:font-name="OpenSymbol"/>
      </text:list-level-style-bullet>
      <text:list-level-style-bullet text:level="7" text:style-name="WW_CharLFO17LVL7" text:bullet-char="•">
        <style:list-level-properties text:space-before="2.0881in" text:min-label-width="0.25in" text:list-level-position-and-space-mode="label-alignment">
          <style:list-level-label-alignment text:label-followed-by="listtab" fo:margin-left="2.3381in" fo:text-indent="-0.25in"/>
        </style:list-level-properties>
        <style:text-properties style:font-name="OpenSymbol"/>
      </text:list-level-style-bullet>
      <text:list-level-style-bullet text:level="8" text:style-name="WW_CharLFO17LVL8" text:bullet-char="◦">
        <style:list-level-properties text:space-before="2.3381in" text:min-label-width="0.25in" text:list-level-position-and-space-mode="label-alignment">
          <style:list-level-label-alignment text:label-followed-by="listtab" fo:margin-left="2.5881in" fo:text-indent="-0.25in"/>
        </style:list-level-properties>
        <style:text-properties style:font-name="OpenSymbol"/>
      </text:list-level-style-bullet>
      <text:list-level-style-bullet text:level="9" text:style-name="WW_CharLFO17LVL9" text:bullet-char="▪">
        <style:list-level-properties text:space-before="2.5881in" text:min-label-width="0.25in" text:list-level-position-and-space-mode="label-alignment">
          <style:list-level-label-alignment text:label-followed-by="listtab" fo:margin-left="2.8381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e Liu</dc:creator>
    <meta:creation-date>2017-11-25T12:28:00Z</meta:creation-date>
    <dc:date>2021-07-31T02:45:00Z</dc:date>
    <meta:template xlink:href="Normal.dotm" xlink:type="simple"/>
    <meta:editing-cycles>264</meta:editing-cycles>
    <meta:editing-duration>PT5699400S</meta:editing-duration>
    <meta:user-defined meta:name="Info 1"/>
    <meta:user-defined meta:name="Info 2"/>
    <meta:user-defined meta:name="Info 3"/>
    <meta:user-defined meta:name="Info 4"/>
    <meta:document-statistic meta:page-count="28" meta:paragraph-count="86" meta:word-count="6471" meta:character-count="43275" meta:row-count="307" meta:non-whitespace-character-count="36890"/>
  </office:meta>
</office:document-meta>
</file>

<file path=Object 1/content.xml><?xml version="1.0" encoding="utf-8"?>
<mml:math xmlns:mml="http://www.w3.org/1998/Math/MathML" xmlns:m="http://schemas.openxmlformats.org/officeDocument/2006/math">
  <mml:mo>≈</mml:mo>
</mml:math>
</file>